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4A000031310000030DA9743619.svm" manifest:media-type="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927cm" svg:height="15.04cm" svg:x="14.556cm" svg:y="5.625cm">
            <draw:object draw:notify-on-update-of-ranges="Sheet1.A1:Sheet1.A12 Sheet1.B1:Sheet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2.592cm" svg:height="0.78cm" svg:x="9.031cm" svg:y="2.709cm">
            <draw:image xlink:href="Pictures/2000004A000031310000030DA9743619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25.136cm" svg:y="6.129cm">
            <draw:object draw:notify-on-update-of-ranges="Sheet2.C8:Sheet2.C28 Sheet2.D8:Sheet2.D28 Sheet2.E8:Sheet2.E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428cm" svg:y="16.86cm">
            <draw:object draw:notify-on-update-of-ranges="Sheet2.A35:Sheet2.A45 Sheet2.D35:Sheet2.D4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8.57909299" calcext:value-type="float">
            <text:p>1018.57909299</text:p>
          </table:table-cell>
          <table:table-cell office:value-type="float" office:value="330.840607305" calcext:value-type="float">
            <text:p>330.840607305</text:p>
          </table:table-cell>
          <table:table-cell office:value-type="float" office:value="0.189293218553" calcext:value-type="float">
            <text:p>0.1892932186</text:p>
          </table:table-cell>
          <table:table-cell table:number-columns-repeated="2"/>
          <table:table-cell office:value-type="float" office:value="7.9712" calcext:value-type="float">
            <text:p>7.9712</text:p>
          </table:table-cell>
          <table:table-cell table:formula="of:=0.0001923077 * [.H5]^4 + -0.0075407925 * [.H5]^3 + 0.096462704 * [.H5]^2 - 0.5012354312 * [.H5] + 1.7184749184" office:value-type="float" office:value="0.809342649945526" calcext:value-type="float">
            <text:p>0.80934264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3.148470981" calcext:value-type="float">
            <text:p>393.148470981</text:p>
          </table:table-cell>
          <table:table-cell office:value-type="float" office:value="15.9621230933" calcext:value-type="float">
            <text:p>15.9621230933</text:p>
          </table:table-cell>
          <table:table-cell office:value-type="float" office:value="0.452655507752" calcext:value-type="float">
            <text:p>0.4526555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6.2618283258" calcext:value-type="float">
            <text:p>76.2618283258</text:p>
          </table:table-cell>
          <table:table-cell office:value-type="float" office:value="0.917418514533" calcext:value-type="float">
            <text:p>0.9174185145</text:p>
          </table:table-cell>
          <table:table-cell office:value-type="float" office:value="0.640933041215" calcext:value-type="float">
            <text:p>0.6409330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0.1107550089" calcext:value-type="float">
            <text:p>-10.1107550089</text:p>
          </table:table-cell>
          <table:table-cell office:value-type="float" office:value="-0.0513130305503" calcext:value-type="float">
            <text:p>-0.0513130306</text:p>
          </table:table-cell>
          <table:table-cell office:value-type="float" office:value="0.765085064539" calcext:value-type="float">
            <text:p>0.7650850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.7840742788" calcext:value-type="float">
            <text:p>67.7840742788</text:p>
          </table:table-cell>
          <table:table-cell office:value-type="float" office:value="0.176133395663" calcext:value-type="float">
            <text:p>0.1761333957</text:p>
          </table:table-cell>
          <table:table-cell office:value-type="float" office:value="0.835326291798" calcext:value-type="float">
            <text:p>0.8353262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4.625815559" calcext:value-type="float">
            <text:p>254.625815559</text:p>
          </table:table-cell>
          <table:table-cell table:style-name="ce1" office:value-type="float" office:value="0.382888862292" calcext:value-type="float">
            <text:p>3.83E-001</text:p>
          </table:table-cell>
          <table:table-cell office:value-type="float" office:value="0.861126905547" calcext:value-type="float">
            <text:p>0.8611269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05.162987007" calcext:value-type="float">
            <text:p>505.162987007</text:p>
          </table:table-cell>
          <table:table-cell office:value-type="float" office:value="0.478367266313" calcext:value-type="float">
            <text:p>0.4783672663</text:p>
          </table:table-cell>
          <table:table-cell office:value-type="float" office:value="0.851212556818" calcext:value-type="float">
            <text:p>0.8512125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83.355998338" calcext:value-type="float">
            <text:p>783.355998338</text:p>
          </table:table-cell>
          <table:table-cell office:value-type="float" office:value="0.496950651053" calcext:value-type="float">
            <text:p>0.4969506511</text:p>
          </table:table-cell>
          <table:table-cell office:value-type="float" office:value="0.813564365123" calcext:value-type="float">
            <text:p>0.813564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61.52002355" calcext:value-type="float">
            <text:p>1061.52002355</text:p>
          </table:table-cell>
          <table:table-cell office:value-type="float" office:value="0.472960328486" calcext:value-type="float">
            <text:p>0.4729603285</text:p>
          </table:table-cell>
          <table:table-cell office:value-type="float" office:value="0.75541891845" calcext:value-type="float">
            <text:p>0.7554189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19.46787363" calcext:value-type="float">
            <text:p>1319.46787363</text:p>
          </table:table-cell>
          <table:table-cell office:value-type="float" office:value="0.428571090489" calcext:value-type="float">
            <text:p>0.4285710905</text:p>
          </table:table-cell>
          <table:table-cell office:value-type="float" office:value="0.68326827327" calcext:value-type="float">
            <text:p>0.6832682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43.65286936" calcext:value-type="float">
            <text:p>1543.65286936</text:p>
          </table:table-cell>
          <table:table-cell office:value-type="float" office:value="0.37670001775" calcext:value-type="float">
            <text:p>0.3767000178</text:p>
          </table:table-cell>
          <table:table-cell office:value-type="float" office:value="0.602859954529" calcext:value-type="float">
            <text:p>0.6028599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26.31171396" calcext:value-type="float">
            <text:p>1726.31171396</text:p>
          </table:table-cell>
          <table:table-cell office:value-type="float" office:value="0.324488665195" calcext:value-type="float">
            <text:p>0.3244886652</text:p>
          </table:table-cell>
          <table:table-cell office:value-type="float" office:value="0.519196955652" calcext:value-type="float">
            <text:p>0.5191969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64.60736589" calcext:value-type="float">
            <text:p>1864.60736589</text:p>
          </table:table-cell>
          <table:table-cell office:value-type="float" office:value="0.275664848362" calcext:value-type="float">
            <text:p>0.2756648484</text:p>
          </table:table-cell>
          <table:table-cell office:value-type="float" office:value="0.436537738544" calcext:value-type="float">
            <text:p>0.4365377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59.77191158" calcext:value-type="float">
            <text:p>1959.77191158</text:p>
          </table:table-cell>
          <table:table-cell office:value-type="float" office:value="0.2319772915" calcext:value-type="float">
            <text:p>0.2319772915</text:p>
          </table:table-cell>
          <table:table-cell office:value-type="float" office:value="0.358396233589" calcext:value-type="float">
            <text:p>0.3583962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.24943812" calcext:value-type="float">
            <text:p>2016.24943812</text:p>
          </table:table-cell>
          <table:table-cell office:value-type="float" office:value="0.194041460065" calcext:value-type="float">
            <text:p>0.1940414601</text:p>
          </table:table-cell>
          <table:table-cell office:value-type="float" office:value="0.287541839648" calcext:value-type="float">
            <text:p>0.2875418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40.83890606" calcext:value-type="float">
            <text:p>2040.83890606</text:p>
          </table:table-cell>
          <table:table-cell office:value-type="float" office:value="0.161835140283" calcext:value-type="float">
            <text:p>0.1618351403</text:p>
          </table:table-cell>
          <table:table-cell office:value-type="float" office:value="0.225999424061" calcext:value-type="float">
            <text:p>0.2259994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41.83702211" calcext:value-type="float">
            <text:p>2041.83702211</text:p>
          </table:table-cell>
          <table:table-cell office:value-type="float" office:value="0.134988994237" calcext:value-type="float">
            <text:p>0.1349889942</text:p>
          </table:table-cell>
          <table:table-cell office:value-type="float" office:value="0.175049322648" calcext:value-type="float">
            <text:p>0.1750493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28.18111186" calcext:value-type="float">
            <text:p>2028.18111186</text:p>
          </table:table-cell>
          <table:table-cell office:value-type="float" office:value="0.112957031381" calcext:value-type="float">
            <text:p>0.1129570314</text:p>
          </table:table-cell>
          <table:table-cell office:value-type="float" office:value="0.135227339706" calcext:value-type="float">
            <text:p>0.1352273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08.59199255" calcext:value-type="float">
            <text:p>2008.59199255</text:p>
          </table:table-cell>
          <table:table-cell office:value-type="float" office:value="0.0951163060808" calcext:value-type="float">
            <text:p>0.0951163061</text:p>
          </table:table-cell>
          <table:table-cell office:value-type="float" office:value="0.106324748012" calcext:value-type="float">
            <text:p>0.106324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90.71684581" calcext:value-type="float">
            <text:p>1990.71684581</text:p>
          </table:table-cell>
          <table:table-cell office:value-type="float" office:value="0.0808245985477" calcext:value-type="float">
            <text:p>0.0808245985</text:p>
          </table:table-cell>
          <table:table-cell office:value-type="float" office:value="0.08738828882" calcext:value-type="float">
            <text:p>0.0873882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80.27209035" calcext:value-type="float">
            <text:p>1980.27209035</text:p>
          </table:table-cell>
          <table:table-cell table:style-name="ce1" office:value-type="float" office:value="0.0694530038951" calcext:value-type="float">
            <text:p>6.95E-002</text:p>
          </table:table-cell>
          <table:table-cell office:value-type="float" office:value="0.0767201718642" calcext:value-type="float">
            <text:p>0.0767201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80.18625473" calcext:value-type="float">
            <text:p>1980.18625473</text:p>
          </table:table-cell>
          <table:table-cell table:style-name="ce1" office:value-type="float" office:value="0.0604034925948" calcext:value-type="float">
            <text:p>6.04E-002</text:p>
          </table:table-cell>
          <table:table-cell office:value-type="float" office:value="0.0718780753569" calcext:value-type="float">
            <text:p>0.0718780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89.74285012" calcext:value-type="float">
            <text:p>1989.74285012</text:p>
          </table:table-cell>
          <table:table-cell table:style-name="ce1" office:value-type="float" office:value="0.0531174840741" calcext:value-type="float">
            <text:p>5.31E-002</text:p>
          </table:table-cell>
          <table:table-cell office:value-type="float" office:value="0.069675145989" calcext:value-type="float">
            <text:p>0.069675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03.72324296" calcext:value-type="float">
            <text:p>2003.72324296</text:p>
          </table:table-cell>
          <table:table-cell table:style-name="ce1" office:value-type="float" office:value="0.0470790902992" calcext:value-type="float">
            <text:p>4.71E-002</text:p>
          </table:table-cell>
          <table:table-cell office:value-type="float" office:value="0.06617999893" calcext:value-type="float">
            <text:p>0.0661799989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]*(7)^0.11" office:value-type="float" office:value="4.95473892661016" calcext:value-type="float">
            <text:p>4.9547389266</text:p>
          </table:table-cell>
          <table:table-cell table:formula="of:=[.A35]*LOG(70/0.0002)/LOG(10/0.0002)" office:value-type="float" office:value="4.71939002737573" calcext:value-type="float">
            <text:p>4.7193900274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6]*(7)^0.11" office:value-type="float" office:value="6.1934236582627" calcext:value-type="float">
            <text:p>6.1934236583</text:p>
          </table:table-cell>
          <table:table-cell table:formula="of:=[.A36]*LOG(70/0.0002)/LOG(10/0.0002)" office:value-type="float" office:value="5.89923753421966" calcext:value-type="float">
            <text:p>5.8992375342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7]*(7)^0.11" office:value-type="float" office:value="7.43210838991524" calcext:value-type="float">
            <text:p>7.4321083899</text:p>
          </table:table-cell>
          <table:table-cell table:formula="of:=[.A37]*LOG(70/0.0002)/LOG(10/0.0002)" office:value-type="float" office:value="7.0790850410636" calcext:value-type="float">
            <text:p>7.0790850411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8]*(7)^0.11" office:value-type="float" office:value="8.67079312156778" calcext:value-type="float">
            <text:p>8.6707931216</text:p>
          </table:table-cell>
          <table:table-cell table:formula="of:=[.A38]*LOG(70/0.0002)/LOG(10/0.0002)" office:value-type="float" office:value="8.25893254790753" calcext:value-type="float">
            <text:p>8.2589325479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9]*(7)^0.11" office:value-type="float" office:value="9.90947785322032" calcext:value-type="float">
            <text:p>9.9094778532</text:p>
          </table:table-cell>
          <table:table-cell table:formula="of:=[.A39]*LOG(70/0.0002)/LOG(10/0.0002)" office:value-type="float" office:value="9.43878005475146" calcext:value-type="float">
            <text:p>9.4387800548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*(7)^0.11" office:value-type="float" office:value="11.1481625848729" calcext:value-type="float">
            <text:p>11.1481625849</text:p>
          </table:table-cell>
          <table:table-cell table:formula="of:=[.A40]*LOG(70/0.0002)/LOG(10/0.0002)" office:value-type="float" office:value="10.6186275615954" calcext:value-type="float">
            <text:p>10.6186275616</text:p>
          </table:table-cell>
          <table:table-cell office:value-type="float" office:value="0.78" calcext:value-type="float">
            <text:p>0.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1]*(7)^0.11" office:value-type="float" office:value="12.3868473165254" calcext:value-type="float">
            <text:p>12.3868473165</text:p>
          </table:table-cell>
          <table:table-cell table:formula="of:=[.A41]*LOG(70/0.0002)/LOG(10/0.0002)" office:value-type="float" office:value="11.7984750684393" calcext:value-type="float">
            <text:p>11.7984750684</text:p>
          </table:table-cell>
          <table:table-cell office:value-type="float" office:value="0.74" calcext:value-type="float">
            <text:p>0.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2]*(7)^0.11" office:value-type="float" office:value="13.6255320481779" calcext:value-type="float">
            <text:p>13.6255320482</text:p>
          </table:table-cell>
          <table:table-cell table:formula="of:=[.A42]*LOG(70/0.0002)/LOG(10/0.0002)" office:value-type="float" office:value="12.9783225752833" calcext:value-type="float">
            <text:p>12.9783225753</text:p>
          </table:table-cell>
          <table:table-cell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3]*(7)^0.11" office:value-type="float" office:value="14.8642167798305" calcext:value-type="float">
            <text:p>14.8642167798</text:p>
          </table:table-cell>
          <table:table-cell table:formula="of:=[.A43]*LOG(70/0.0002)/LOG(10/0.0002)" office:value-type="float" office:value="14.1581700821272" calcext:value-type="float">
            <text:p>14.1581700821</text:p>
          </table:table-cell>
          <table:table-cell office:value-type="float" office:value="0.57" calcext:value-type="float">
            <text:p>0.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4]*(7)^0.11" office:value-type="float" office:value="16.102901511483" calcext:value-type="float">
            <text:p>16.1029015115</text:p>
          </table:table-cell>
          <table:table-cell table:formula="of:=[.A44]*LOG(70/0.0002)/LOG(10/0.0002)" office:value-type="float" office:value="15.3380175889711" calcext:value-type="float">
            <text:p>15.338017589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5]*(7)^0.11" office:value-type="float" office:value="17.3415862431356" calcext:value-type="float">
            <text:p>17.3415862431</text:p>
          </table:table-cell>
          <table:table-cell table:formula="of:=[.A45]*LOG(70/0.0002)/LOG(10/0.0002)" office:value-type="float" office:value="16.5178650958151" calcext:value-type="float">
            <text:p>16.5178650958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15.999cm" svg:height="8.999cm" svg:x="3.652cm" svg:y="10.353cm">
            <draw:object draw:notify-on-update-of-ranges="Sheet3.F7:Sheet3.F16 Sheet3.G7:Sheet3.G16 Sheet3.F7:Sheet3.F16 Sheet3.J7:Sheet3.J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0.77" calcext:value-type="float">
            <text:p>0.77</text:p>
          </table:table-cell>
          <table:table-cell table:formula="of:=SQRT(1-[.C6])" office:value-type="float" office:value="0.479583152331272" calcext:value-type="float">
            <text:p>0.4795831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7]/([.C7]+2*[.C8]*[.C9]))^2" office:value-type="float" office:value="0.330294622803541" calcext:value-type="float">
            <text:p>0.3302946228</text:p>
          </table:table-cell>
          <table:table-cell/>
          <table:table-cell office:value-type="float" office:value="1" calcext:value-type="float">
            <text:p>1</text:p>
          </table:table-cell>
          <table:table-cell table:formula="of:=1-(1-[.$D$6])*[.$D$7]*(1-([.$D$6]*[.$D$7])^([.F7]-1))/(1-[.$D$6]*[.$D$7])" office:value-type="float" office:value="1" calcext:value-type="float">
            <text:p>1</text:p>
          </table:table-cell>
          <table:table-cell table:formula="of:=[.G7]*[.$C$10]" office:value-type="float" office:value="15" calcext:value-type="float">
            <text:p>15</text:p>
          </table:table-cell>
          <table:table-cell table:formula="of:=[.H7]^3" office:value-type="float" office:value="3375" calcext:value-type="float">
            <text:p>3375</text:p>
          </table:table-cell>
          <table:table-cell table:formula="of:=[.I7]/[.$C$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-(1-[.$D$6])*[.$D$7]*(1-([.$D$6]*[.$D$7])^([.F8]-1))/(1-[.$D$6]*[.$D$7])" office:value-type="float" office:value="0.82810911359865" calcext:value-type="float">
            <text:p>0.8281091136</text:p>
          </table:table-cell>
          <table:table-cell table:formula="of:=[.G8]*[.$C$10]" office:value-type="float" office:value="12.4216367039797" calcext:value-type="float">
            <text:p>12.421636704</text:p>
          </table:table-cell>
          <table:table-cell table:formula="of:=[.H8]^3" office:value-type="float" office:value="1916.62200400781" calcext:value-type="float">
            <text:p>1916.6220040078</text:p>
          </table:table-cell>
          <table:table-cell table:formula="of:=[.I8]/[.$C$11]" office:value-type="float" office:value="0.5678880011875" calcext:value-type="float">
            <text:p>0.5678880012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-(1-[.$D$6])*[.$D$7]*(1-([.$D$6]*[.$D$7])^([.F9]-1))/(1-[.$D$6]*[.$D$7])" office:value-type="float" office:value="0.800880954939191" calcext:value-type="float">
            <text:p>0.8008809549</text:p>
          </table:table-cell>
          <table:table-cell table:formula="of:=[.G9]*[.$C$10]" office:value-type="float" office:value="12.0132143240879" calcext:value-type="float">
            <text:p>12.0132143241</text:p>
          </table:table-cell>
          <table:table-cell table:formula="of:=[.H9]^3" office:value-type="float" office:value="1733.71487657442" calcext:value-type="float">
            <text:p>1733.7148765744</text:p>
          </table:table-cell>
          <table:table-cell table:formula="of:=[.I9]/[.$C$11]" office:value-type="float" office:value="0.513693296762792" calcext:value-type="float">
            <text:p>0.513693296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-(1-[.$D$6])*[.$D$7]*(1-([.$D$6]*[.$D$7])^([.F10]-1))/(1-[.$D$6]*[.$D$7])" office:value-type="float" office:value="0.796567912872181" calcext:value-type="float">
            <text:p>0.7965679129</text:p>
          </table:table-cell>
          <table:table-cell table:formula="of:=[.G10]*[.$C$10]" office:value-type="float" office:value="11.9485186930827" calcext:value-type="float">
            <text:p>11.9485186931</text:p>
          </table:table-cell>
          <table:table-cell table:formula="of:=[.H10]^3" office:value-type="float" office:value="1705.85535066817" calcext:value-type="float">
            <text:p>1705.8553506682</text:p>
          </table:table-cell>
          <table:table-cell table:formula="of:=[.I10]/[.$C$11]" office:value-type="float" office:value="0.505438622420199" calcext:value-type="float">
            <text:p>0.5054386224</text:p>
          </table:table-cell>
        </table:table-row>
        <table:table-row table:style-name="ro1">
          <table:table-cell table:number-columns-repeated="2"/>
          <table:table-cell table:formula="of:=[.C10]^3" office:value-type="float" office:value="3375" calcext:value-type="float">
            <text:p>33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-(1-[.$D$6])*[.$D$7]*(1-([.$D$6]*[.$D$7])^([.F11]-1))/(1-[.$D$6]*[.$D$7])" office:value-type="float" office:value="0.795884710893507" calcext:value-type="float">
            <text:p>0.7958847109</text:p>
          </table:table-cell>
          <table:table-cell table:formula="of:=[.G11]*[.$C$10]" office:value-type="float" office:value="11.9382706634026" calcext:value-type="float">
            <text:p>11.9382706634</text:p>
          </table:table-cell>
          <table:table-cell table:formula="of:=[.H11]^3" office:value-type="float" office:value="1701.46986976549" calcext:value-type="float">
            <text:p>1701.4698697655</text:p>
          </table:table-cell>
          <table:table-cell table:formula="of:=[.I11]/[.$C$11]" office:value-type="float" office:value="0.504139220671257" calcext:value-type="float">
            <text:p>0.504139220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1-(1-[.$D$6])*[.$D$7]*(1-([.$D$6]*[.$D$7])^([.F12]-1))/(1-[.$D$6]*[.$D$7])" office:value-type="float" office:value="0.795776489147368" calcext:value-type="float">
            <text:p>0.7957764891</text:p>
          </table:table-cell>
          <table:table-cell table:formula="of:=[.G12]*[.$C$10]" office:value-type="float" office:value="11.9366473372105" calcext:value-type="float">
            <text:p>11.9366473372</text:p>
          </table:table-cell>
          <table:table-cell table:formula="of:=[.H12]^3" office:value-type="float" office:value="1700.77588356101" calcext:value-type="float">
            <text:p>1700.775883561</text:p>
          </table:table-cell>
          <table:table-cell table:formula="of:=[.I12]/[.$C$11]" office:value-type="float" office:value="0.503933595129188" calcext:value-type="float">
            <text:p>0.503933595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1-(1-[.$D$6])*[.$D$7]*(1-([.$D$6]*[.$D$7])^([.F13]-1))/(1-[.$D$6]*[.$D$7])" office:value-type="float" office:value="0.795759346418419" calcext:value-type="float">
            <text:p>0.7957593464</text:p>
          </table:table-cell>
          <table:table-cell table:formula="of:=[.G13]*[.$C$10]" office:value-type="float" office:value="11.9363901962763" calcext:value-type="float">
            <text:p>11.9363901963</text:p>
          </table:table-cell>
          <table:table-cell table:formula="of:=[.H13]^3" office:value-type="float" office:value="1700.66597086959" calcext:value-type="float">
            <text:p>1700.6659708696</text:p>
          </table:table-cell>
          <table:table-cell table:formula="of:=[.I13]/[.$C$11]" office:value-type="float" office:value="0.503901028405804" calcext:value-type="float">
            <text:p>0.503901028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1-(1-[.$D$6])*[.$D$7]*(1-([.$D$6]*[.$D$7])^([.F14]-1))/(1-[.$D$6]*[.$D$7])" office:value-type="float" office:value="0.795756630946102" calcext:value-type="float">
            <text:p>0.7957566309</text:p>
          </table:table-cell>
          <table:table-cell table:formula="of:=[.G14]*[.$C$10]" office:value-type="float" office:value="11.9363494641915" calcext:value-type="float">
            <text:p>11.9363494642</text:p>
          </table:table-cell>
          <table:table-cell table:formula="of:=[.H14]^3" office:value-type="float" office:value="1700.64856072306" calcext:value-type="float">
            <text:p>1700.6485607231</text:p>
          </table:table-cell>
          <table:table-cell table:formula="of:=[.I14]/[.$C$11]" office:value-type="float" office:value="0.503895869843871" calcext:value-type="float">
            <text:p>0.503895869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1-(1-[.$D$6])*[.$D$7]*(1-([.$D$6]*[.$D$7])^([.F15]-1))/(1-[.$D$6]*[.$D$7])" office:value-type="float" office:value="0.795756200805141" calcext:value-type="float">
            <text:p>0.7957562008</text:p>
          </table:table-cell>
          <table:table-cell table:formula="of:=[.G15]*[.$C$10]" office:value-type="float" office:value="11.9363430120771" calcext:value-type="float">
            <text:p>11.9363430121</text:p>
          </table:table-cell>
          <table:table-cell table:formula="of:=[.H15]^3" office:value-type="float" office:value="1700.64580290171" calcext:value-type="float">
            <text:p>1700.6458029017</text:p>
          </table:table-cell>
          <table:table-cell table:formula="of:=[.I15]/[.$C$11]" office:value-type="float" office:value="0.503895052711616" calcext:value-type="float">
            <text:p>0.5038950527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1-(1-[.$D$6])*[.$D$7]*(1-([.$D$6]*[.$D$7])^([.F16]-1))/(1-[.$D$6]*[.$D$7])" office:value-type="float" office:value="0.795756132669205" calcext:value-type="float">
            <text:p>0.7957561327</text:p>
          </table:table-cell>
          <table:table-cell table:formula="of:=[.G16]*[.$C$10]" office:value-type="float" office:value="11.9363419900381" calcext:value-type="float">
            <text:p>11.93634199</text:p>
          </table:table-cell>
          <table:table-cell table:formula="of:=[.H16]^3" office:value-type="float" office:value="1700.64536605277" calcext:value-type="float">
            <text:p>1700.6453660528</text:p>
          </table:table-cell>
          <table:table-cell table:formula="of:=[.I16]/[.$C$11]" office:value-type="float" office:value="0.503894923274895" calcext:value-type="float">
            <text:p>0.5038949233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20.968cm" svg:y="6.447cm">
            <draw:object draw:notify-on-update-of-ranges="Sheet4.D11:Sheet4.D41 Sheet4.F11:Sheet4.F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$B$7]-14" office:value-type="float" office:value="316" calcext:value-type="float">
            <text:p>316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2]-[.$B$7])^2)/2/[.$B$6]^2)" office:value-type="float" office:value="0.00207262161633203" calcext:value-type="float">
            <text:p>0.00207262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+1" office:value-type="float" office:value="317" calcext:value-type="float">
            <text:p>317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3]-[.$B$7])^2)/2/[.$B$6]^2)" office:value-type="float" office:value="0.00481898963736814" calcext:value-type="float">
            <text:p>0.00481898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1" office:value-type="float" office:value="318" calcext:value-type="float">
            <text:p>318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4]-[.$B$7])^2)/2/[.$B$6]^2)" office:value-type="float" office:value="0.0105256410732515" calcext:value-type="float">
            <text:p>0.01052564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]+1" office:value-type="float" office:value="319" calcext:value-type="float">
            <text:p>319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5]-[.$B$7])^2)/2/[.$B$6]^2)" office:value-type="float" office:value="0.0215972131878652" calcext:value-type="float">
            <text:p>0.02159721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]+1" office:value-type="float" office:value="320" calcext:value-type="float">
            <text:p>320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6]-[.$B$7])^2)/2/[.$B$6]^2)" office:value-type="float" office:value="0.041629718002634" calcext:value-type="float">
            <text:p>0.0416297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]+1" office:value-type="float" office:value="321" calcext:value-type="float">
            <text:p>321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7]-[.$B$7])^2)/2/[.$B$6]^2)" office:value-type="float" office:value="0.0753816809510672" calcext:value-type="float">
            <text:p>0.0753816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]+1" office:value-type="float" office:value="322" calcext:value-type="float">
            <text:p>322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8]-[.$B$7])^2)/2/[.$B$6]^2)" office:value-type="float" office:value="0.128228558807419" calcext:value-type="float">
            <text:p>0.12822855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]+1" office:value-type="float" office:value="323" calcext:value-type="float">
            <text:p>323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19]-[.$B$7])^2)/2/[.$B$6]^2)" office:value-type="float" office:value="0.204908653527983" calcext:value-type="float">
            <text:p>0.20490865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1" office:value-type="float" office:value="324" calcext:value-type="float">
            <text:p>324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0]-[.$B$7])^2)/2/[.$B$6]^2)" office:value-type="float" office:value="0.307604321704126" calcext:value-type="float">
            <text:p>0.30760432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+1" office:value-type="float" office:value="325" calcext:value-type="float">
            <text:p>325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1]-[.$B$7])^2)/2/[.$B$6]^2)" office:value-type="float" office:value="0.433791622922822" calcext:value-type="float">
            <text:p>0.43379162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" office:value-type="float" office:value="326" calcext:value-type="float">
            <text:p>326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2]-[.$B$7])^2)/2/[.$B$6]^2)" office:value-type="float" office:value="0.574680530512413" calcext:value-type="float">
            <text:p>0.57468053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+1" office:value-type="float" office:value="327" calcext:value-type="float">
            <text:p>327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3]-[.$B$7])^2)/2/[.$B$6]^2)" office:value-type="float" office:value="0.715201475764385" calcext:value-type="float">
            <text:p>0.71520147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]+1" office:value-type="float" office:value="328" calcext:value-type="float">
            <text:p>328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4]-[.$B$7])^2)/2/[.$B$6]^2)" office:value-type="float" office:value="0.836155238043795" calcext:value-type="float">
            <text:p>0.8361552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+1" office:value-type="float" office:value="329" calcext:value-type="float">
            <text:p>329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5]-[.$B$7])^2)/2/[.$B$6]^2)" office:value-type="float" office:value="0.918336872934053" calcext:value-type="float">
            <text:p>0.91833687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+1" office:value-type="float" office:value="330" calcext:value-type="float">
            <text:p>330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6]-[.$B$7])^2)/2/[.$B$6]^2)" office:value-type="float" office:value="0.94748801451305" calcext:value-type="float">
            <text:p>0.94748801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+1" office:value-type="float" office:value="331" calcext:value-type="float">
            <text:p>331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7]-[.$B$7])^2)/2/[.$B$6]^2)" office:value-type="float" office:value="0.918336872934053" calcext:value-type="float">
            <text:p>0.91833687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7]+1" office:value-type="float" office:value="332" calcext:value-type="float">
            <text:p>332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8]-[.$B$7])^2)/2/[.$B$6]^2)" office:value-type="float" office:value="0.836155238043795" calcext:value-type="float">
            <text:p>0.8361552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" office:value-type="float" office:value="333" calcext:value-type="float">
            <text:p>333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29]-[.$B$7])^2)/2/[.$B$6]^2)" office:value-type="float" office:value="0.715201475764385" calcext:value-type="float">
            <text:p>0.71520147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1" office:value-type="float" office:value="334" calcext:value-type="float">
            <text:p>334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0]-[.$B$7])^2)/2/[.$B$6]^2)" office:value-type="float" office:value="0.574680530512413" calcext:value-type="float">
            <text:p>0.57468053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0]+1" office:value-type="float" office:value="335" calcext:value-type="float">
            <text:p>335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1]-[.$B$7])^2)/2/[.$B$6]^2)" office:value-type="float" office:value="0.433791622922822" calcext:value-type="float">
            <text:p>0.43379162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1" office:value-type="float" office:value="336" calcext:value-type="float">
            <text:p>336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2]-[.$B$7])^2)/2/[.$B$6]^2)" office:value-type="float" office:value="0.307604321704126" calcext:value-type="float">
            <text:p>0.30760432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2]+1" office:value-type="float" office:value="337" calcext:value-type="float">
            <text:p>337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3]-[.$B$7])^2)/2/[.$B$6]^2)" office:value-type="float" office:value="0.204908653527983" calcext:value-type="float">
            <text:p>0.20490865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3]+1" office:value-type="float" office:value="338" calcext:value-type="float">
            <text:p>338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4]-[.$B$7])^2)/2/[.$B$6]^2)" office:value-type="float" office:value="0.128228558807419" calcext:value-type="float">
            <text:p>0.12822855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4]+1" office:value-type="float" office:value="339" calcext:value-type="float">
            <text:p>339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5]-[.$B$7])^2)/2/[.$B$6]^2)" office:value-type="float" office:value="0.0753816809510672" calcext:value-type="float">
            <text:p>0.0753816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5]+1" office:value-type="float" office:value="340" calcext:value-type="float">
            <text:p>340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6]-[.$B$7])^2)/2/[.$B$6]^2)" office:value-type="float" office:value="0.041629718002634" calcext:value-type="float">
            <text:p>0.0416297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6]+1" office:value-type="float" office:value="341" calcext:value-type="float">
            <text:p>341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7]-[.$B$7])^2)/2/[.$B$6]^2)" office:value-type="float" office:value="0.0215972131878652" calcext:value-type="float">
            <text:p>0.02159721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7]+1" office:value-type="float" office:value="342" calcext:value-type="float">
            <text:p>342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8]-[.$B$7])^2)/2/[.$B$6]^2)" office:value-type="float" office:value="0.0105256410732515" calcext:value-type="float">
            <text:p>0.01052564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8]+1" office:value-type="float" office:value="343" calcext:value-type="float">
            <text:p>343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39]-[.$B$7])^2)/2/[.$B$6]^2)" office:value-type="float" office:value="0.00481898963736814" calcext:value-type="float">
            <text:p>0.00481898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9]+1" office:value-type="float" office:value="344" calcext:value-type="float">
            <text:p>344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40]-[.$B$7])^2)/2/[.$B$6]^2)" office:value-type="float" office:value="0.00207262161633203" calcext:value-type="float">
            <text:p>0.00207262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0]+1" office:value-type="float" office:value="345" calcext:value-type="float">
            <text:p>345</text:p>
          </table:table-cell>
          <table:table-cell table:formula="of:=[.$B$8]" office:value-type="float" office:value="9.09" calcext:value-type="float">
            <text:p>9.09</text:p>
          </table:table-cell>
          <table:table-cell table:formula="of:=[.$B$5]*1/[.$B$6]/SQRT(2*3.141592) * EXP(-(([.D41]-[.$B$7])^2)/2/[.$B$6]^2)" office:value-type="float" office:value="0.000837414832732292" calcext:value-type="float">
            <text:p>0.0008374148</text:p>
          </table:table-cell>
          <table:table-cell table:number-columns-repeated="3"/>
        </table:table-row>
      </table:table>
      <table:table table:name="Sheet5" table:style-name="ta1">
        <table:table-column table:style-name="co1" table:number-columns-repeated="49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4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4" calcext:value-type="float">
            <text:p>6.74</text:p>
          </table:table-cell>
          <table:table-cell table:formula="of:=4/30" office:value-type="float" office:value="0.133333333333333" calcext:value-type="float">
            <text:p>0.133333333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6.57" calcext:value-type="float">
            <text:p>6.57</text:p>
          </table:table-cell>
          <table:table-cell table:formula="of:=5.6/30" office:value-type="float" office:value="0.186666666666667" calcext:value-type="float">
            <text:p>0.186666666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6.77" calcext:value-type="float">
            <text:p>6.77</text:p>
          </table:table-cell>
          <table:table-cell table:formula="of:=9/30" office:value-type="float" office:value="0.3" calcext:value-type="float">
            <text:p>0.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.67" calcext:value-type="float">
            <text:p>7.67</text:p>
          </table:table-cell>
          <table:table-cell table:formula="of:=9.1/30" office:value-type="float" office:value="0.303333333333333" calcext:value-type="float">
            <text:p>0.303333333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.94" calcext:value-type="float">
            <text:p>7.94</text:p>
          </table:table-cell>
          <table:table-cell table:formula="of:=6.3/30" office:value-type="float" office:value="0.21" calcext:value-type="float">
            <text:p>0.2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21"/>
          <table:table-cell office:value-type="float" office:value="194" calcext:value-type="float">
            <text:p>194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21"/>
          <table:table-cell office:value-type="float" office:value="195" calcext:value-type="float">
            <text:p>195</text:p>
          </table:table-cell>
          <table:table-cell office:value-type="float" office:value="8.21" calcext:value-type="float">
            <text:p>8.21</text:p>
          </table:table-cell>
          <table:table-cell table:formula="of:=6.2/30" office:value-type="float" office:value="0.206666666666667" calcext:value-type="float">
            <text:p>0.206666666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.46" calcext:value-type="float">
            <text:p>8.46</text:p>
          </table:table-cell>
          <table:table-cell table:formula="of:=9.6/30" office:value-type="float" office:value="0.32" calcext:value-type="float">
            <text:p>0.3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29"/>
          <table:table-cell office:value-type="float" office:value="255" calcext:value-type="float">
            <text:p>255</text:p>
          </table:table-cell>
          <table:table-cell office:value-type="float" office:value="8.14" calcext:value-type="float">
            <text:p>8.14</text:p>
          </table:table-cell>
          <table:table-cell table:formula="of:=11.7/30" office:value-type="float" office:value="0.39" calcext:value-type="float">
            <text:p>0.3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33"/>
          <table:table-cell office:value-type="float" office:value="284" calcext:value-type="float">
            <text:p>284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33"/>
          <table:table-cell office:value-type="float" office:value="285" calcext:value-type="float">
            <text:p>285</text:p>
          </table:table-cell>
          <table:table-cell office:value-type="float" office:value="7.91" calcext:value-type="float">
            <text:p>7.91</text:p>
          </table:table-cell>
          <table:table-cell table:formula="of:=12.3/30" office:value-type="float" office:value="0.41" calcext:value-type="float">
            <text:p>0.4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8.6" calcext:value-type="float">
            <text:p>8.6</text:p>
          </table:table-cell>
          <table:table-cell table:formula="of:=13/30" office:value-type="float" office:value="0.433333333333333" calcext:value-type="float">
            <text:p>0.433333333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.09" calcext:value-type="float">
            <text:p>9.09</text:p>
          </table:table-cell>
          <table:table-cell table:formula="of:=9.5/30" office:value-type="float" office:value="0.316666666666667" calcext:value-type="float">
            <text:p>0.3166666667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  <table:table-row table:style-name="ro1">
          <table:table-cell table:number-columns-repeated="45"/>
          <table:table-cell office:value-type="float" office:value="359" calcext:value-type="float">
            <text:p>359</text:p>
          </table:table-cell>
          <table:table-cell/>
          <table:table-cell office:value-type="float" office:value="7.45" calcext:value-type="float">
            <text:p>7.45</text:p>
          </table:table-cell>
          <table:table-cell table:formula="of:=3.8/30" office:value-type="float" office:value="0.126666666666667" calcext:value-type="float">
            <text:p>0.1266666667</text:p>
          </table:table-cell>
        </table:table-row>
      </table:table>
      <table:table table:name="Sheet6" table:style-name="ta1">
        <table:shapes>
          <draw:frame draw:z-index="0" draw:style-name="gr1" draw:text-style-name="P1" svg:width="11.932cm" svg:height="12.011cm" svg:x="23.779cm" svg:y="3.66cm">
            <draw:object draw:notify-on-update-of-ranges="Sheet6.E10:Sheet6.E23 Sheet6.F10:Sheet6.F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18.5478319521" calcext:value-type="float">
            <text:p>-18.5478319521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5.3934609637" calcext:value-type="float">
            <text:p>45.393460963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6.185213929" calcext:value-type="float">
            <text:p>66.1852139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74.4204533852" calcext:value-type="float">
            <text:p>74.420453385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9.2791180152" calcext:value-type="float">
            <text:p>79.279118015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2.7496968325" calcext:value-type="float">
            <text:p>82.749696832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5.53642922" calcext:value-type="float">
            <text:p>85.53642922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7.9504250315" calcext:value-type="float">
            <text:p>87.9504250315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0.1447281353" calcext:value-type="float">
            <text:p>90.1447281353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2.1943125952" calcext:value-type="float">
            <text:p>92.194312595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4.1270842468" calcext:value-type="float">
            <text:p>94.127084246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5.9364706009" calcext:value-type="float">
            <text:p>95.936470600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97.5869591051" calcext:value-type="float">
            <text:p>97.586959105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99.0184950143" calcext:value-type="float">
            <text:p>99.0184950143</text:p>
          </table:table-cell>
        </table:table-row>
      </table:table>
      <table:table table:name="Sheet7" table:style-name="ta1">
        <table:shapes>
          <draw:frame draw:z-index="0" draw:style-name="gr1" draw:text-style-name="P1" svg:width="15.999cm" svg:height="8.999cm" svg:x="2.341cm" svg:y="10.964cm">
            <draw:object draw:notify-on-update-of-ranges="Sheet7.I29:Sheet7.I108 Sheet7.L29:Sheet7.L10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29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0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1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2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3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4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5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0.1696016469" calcext:value-type="float">
            <text:p>10.1696016469</text:p>
          </table:table-cell>
          <table:table-cell office:value-type="float" office:value="0" calcext:value-type="float">
            <text:p>0</text:p>
          </table:table-cell>
          <table:table-cell table:formula="of:=[.J36]^3/[.$J$29]^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.97120618176" calcext:value-type="float">
            <text:p>7.9712061818</text:p>
          </table:table-cell>
          <table:table-cell office:value-type="float" office:value="0.216173213214" calcext:value-type="float">
            <text:p>0.2161732132</text:p>
          </table:table-cell>
          <table:table-cell table:formula="of:=[.J37]^3/[.$J$29]^3" office:value-type="float" office:value="0.481570974933424" calcext:value-type="float">
            <text:p>0.4815709749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7.97120618176" calcext:value-type="float">
            <text:p>7.9712061818</text:p>
          </table:table-cell>
          <table:table-cell office:value-type="float" office:value="0.216173213214" calcext:value-type="float">
            <text:p>0.2161732132</text:p>
          </table:table-cell>
          <table:table-cell table:formula="of:=[.J38]^3/[.$J$29]^3" office:value-type="float" office:value="0.481570974933424" calcext:value-type="float">
            <text:p>0.481570974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.97120618176" calcext:value-type="float">
            <text:p>7.9712061818</text:p>
          </table:table-cell>
          <table:table-cell office:value-type="float" office:value="0.216173213214" calcext:value-type="float">
            <text:p>0.2161732132</text:p>
          </table:table-cell>
          <table:table-cell table:formula="of:=[.J39]^3/[.$J$29]^3" office:value-type="float" office:value="0.481570974933424" calcext:value-type="float">
            <text:p>0.4815709749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7.97120618176" calcext:value-type="float">
            <text:p>7.9712061818</text:p>
          </table:table-cell>
          <table:table-cell office:value-type="float" office:value="0.216173213214" calcext:value-type="float">
            <text:p>0.2161732132</text:p>
          </table:table-cell>
          <table:table-cell table:formula="of:=[.J40]^3/[.$J$29]^3" office:value-type="float" office:value="0.481570974933424" calcext:value-type="float">
            <text:p>0.481570974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7.97120618176" calcext:value-type="float">
            <text:p>7.9712061818</text:p>
          </table:table-cell>
          <table:table-cell office:value-type="float" office:value="0.216173213214" calcext:value-type="float">
            <text:p>0.2161732132</text:p>
          </table:table-cell>
          <table:table-cell table:formula="of:=[.J41]^3/[.$J$29]^3" office:value-type="float" office:value="0.481570974933424" calcext:value-type="float">
            <text:p>0.4815709749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7.97402192974" calcext:value-type="float">
            <text:p>7.9740219297</text:p>
          </table:table-cell>
          <table:table-cell office:value-type="float" office:value="0.215896334327" calcext:value-type="float">
            <text:p>0.2158963343</text:p>
          </table:table-cell>
          <table:table-cell table:formula="of:=[.J42]^3/[.$J$29]^3" office:value-type="float" office:value="0.482081485455598" calcext:value-type="float">
            <text:p>0.4820814855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7.97402192974" calcext:value-type="float">
            <text:p>7.9740219297</text:p>
          </table:table-cell>
          <table:table-cell office:value-type="float" office:value="0.215896334327" calcext:value-type="float">
            <text:p>0.2158963343</text:p>
          </table:table-cell>
          <table:table-cell table:formula="of:=[.J43]^3/[.$J$29]^3" office:value-type="float" office:value="0.482081485455598" calcext:value-type="float">
            <text:p>0.482081485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7.97402192974" calcext:value-type="float">
            <text:p>7.9740219297</text:p>
          </table:table-cell>
          <table:table-cell office:value-type="float" office:value="0.215896334327" calcext:value-type="float">
            <text:p>0.2158963343</text:p>
          </table:table-cell>
          <table:table-cell table:formula="of:=[.J44]^3/[.$J$29]^3" office:value-type="float" office:value="0.482081485455598" calcext:value-type="float">
            <text:p>0.4820814855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7.99098555345" calcext:value-type="float">
            <text:p>7.9909855535</text:p>
          </table:table-cell>
          <table:table-cell office:value-type="float" office:value="0.214228262726" calcext:value-type="float">
            <text:p>0.2142282627</text:p>
          </table:table-cell>
          <table:table-cell table:formula="of:=[.J45]^3/[.$J$29]^3" office:value-type="float" office:value="0.485164719448334" calcext:value-type="float">
            <text:p>0.485164719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7.99098555345" calcext:value-type="float">
            <text:p>7.9909855535</text:p>
          </table:table-cell>
          <table:table-cell office:value-type="float" office:value="0.214228262726" calcext:value-type="float">
            <text:p>0.2142282627</text:p>
          </table:table-cell>
          <table:table-cell table:formula="of:=[.J46]^3/[.$J$29]^3" office:value-type="float" office:value="0.485164719448334" calcext:value-type="float">
            <text:p>0.4851647194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7.99098555345" calcext:value-type="float">
            <text:p>7.9909855535</text:p>
          </table:table-cell>
          <table:table-cell office:value-type="float" office:value="0.214228262726" calcext:value-type="float">
            <text:p>0.2142282627</text:p>
          </table:table-cell>
          <table:table-cell table:formula="of:=[.J47]^3/[.$J$29]^3" office:value-type="float" office:value="0.485164719448334" calcext:value-type="float">
            <text:p>0.4851647194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7.99098555345" calcext:value-type="float">
            <text:p>7.9909855535</text:p>
          </table:table-cell>
          <table:table-cell office:value-type="float" office:value="0.214228262726" calcext:value-type="float">
            <text:p>0.2142282627</text:p>
          </table:table-cell>
          <table:table-cell table:formula="of:=[.J48]^3/[.$J$29]^3" office:value-type="float" office:value="0.485164719448334" calcext:value-type="float">
            <text:p>0.4851647194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7.99098555345" calcext:value-type="float">
            <text:p>7.9909855535</text:p>
          </table:table-cell>
          <table:table-cell office:value-type="float" office:value="0.214228262726" calcext:value-type="float">
            <text:p>0.2142282627</text:p>
          </table:table-cell>
          <table:table-cell table:formula="of:=[.J49]^3/[.$J$29]^3" office:value-type="float" office:value="0.485164719448334" calcext:value-type="float">
            <text:p>0.4851647194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7.99147167178" calcext:value-type="float">
            <text:p>7.9914716718</text:p>
          </table:table-cell>
          <table:table-cell office:value-type="float" office:value="0.214180461608" calcext:value-type="float">
            <text:p>0.2141804616</text:p>
          </table:table-cell>
          <table:table-cell table:formula="of:=[.J50]^3/[.$J$29]^3" office:value-type="float" office:value="0.485253267403763" calcext:value-type="float">
            <text:p>0.4852532674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7.99147167178" calcext:value-type="float">
            <text:p>7.9914716718</text:p>
          </table:table-cell>
          <table:table-cell office:value-type="float" office:value="0.214180461608" calcext:value-type="float">
            <text:p>0.2141804616</text:p>
          </table:table-cell>
          <table:table-cell table:formula="of:=[.J51]^3/[.$J$29]^3" office:value-type="float" office:value="0.485253267403763" calcext:value-type="float">
            <text:p>0.4852532674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7.99147167178" calcext:value-type="float">
            <text:p>7.9914716718</text:p>
          </table:table-cell>
          <table:table-cell office:value-type="float" office:value="0.214180461608" calcext:value-type="float">
            <text:p>0.2141804616</text:p>
          </table:table-cell>
          <table:table-cell table:formula="of:=[.J52]^3/[.$J$29]^3" office:value-type="float" office:value="0.485253267403763" calcext:value-type="float">
            <text:p>0.4852532674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7.96408142212" calcext:value-type="float">
            <text:p>7.9640814221</text:p>
          </table:table-cell>
          <table:table-cell office:value-type="float" office:value="0.216873806992" calcext:value-type="float">
            <text:p>0.216873807</text:p>
          </table:table-cell>
          <table:table-cell table:formula="of:=[.J53]^3/[.$J$29]^3" office:value-type="float" office:value="0.480280827039851" calcext:value-type="float">
            <text:p>0.480280827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7.96408142212" calcext:value-type="float">
            <text:p>7.9640814221</text:p>
          </table:table-cell>
          <table:table-cell office:value-type="float" office:value="0.216873806992" calcext:value-type="float">
            <text:p>0.216873807</text:p>
          </table:table-cell>
          <table:table-cell table:formula="of:=[.J54]^3/[.$J$29]^3" office:value-type="float" office:value="0.480280827039851" calcext:value-type="float">
            <text:p>0.480280827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7.96408142212" calcext:value-type="float">
            <text:p>7.9640814221</text:p>
          </table:table-cell>
          <table:table-cell office:value-type="float" office:value="0.216873806992" calcext:value-type="float">
            <text:p>0.216873807</text:p>
          </table:table-cell>
          <table:table-cell table:formula="of:=[.J55]^3/[.$J$29]^3" office:value-type="float" office:value="0.480280827039851" calcext:value-type="float">
            <text:p>0.480280827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7.96408142212" calcext:value-type="float">
            <text:p>7.9640814221</text:p>
          </table:table-cell>
          <table:table-cell office:value-type="float" office:value="0.216873806992" calcext:value-type="float">
            <text:p>0.216873807</text:p>
          </table:table-cell>
          <table:table-cell table:formula="of:=[.J56]^3/[.$J$29]^3" office:value-type="float" office:value="0.480280827039851" calcext:value-type="float">
            <text:p>0.48028082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7.96408142212" calcext:value-type="float">
            <text:p>7.9640814221</text:p>
          </table:table-cell>
          <table:table-cell office:value-type="float" office:value="0.216873806992" calcext:value-type="float">
            <text:p>0.216873807</text:p>
          </table:table-cell>
          <table:table-cell table:formula="of:=[.J57]^3/[.$J$29]^3" office:value-type="float" office:value="0.480280827039851" calcext:value-type="float">
            <text:p>0.48028082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7.96675238201" calcext:value-type="float">
            <text:p>7.966752382</text:p>
          </table:table-cell>
          <table:table-cell office:value-type="float" office:value="0.216611165447" calcext:value-type="float">
            <text:p>0.2166111654</text:p>
          </table:table-cell>
          <table:table-cell table:formula="of:=[.J58]^3/[.$J$29]^3" office:value-type="float" office:value="0.480764212767106" calcext:value-type="float">
            <text:p>0.4807642128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7.96675041673" calcext:value-type="float">
            <text:p>7.9667504167</text:p>
          </table:table-cell>
          <table:table-cell office:value-type="float" office:value="0.216611358697" calcext:value-type="float">
            <text:p>0.2166113587</text:p>
          </table:table-cell>
          <table:table-cell table:formula="of:=[.J59]^3/[.$J$29]^3" office:value-type="float" office:value="0.480763856974928" calcext:value-type="float">
            <text:p>0.480763857</text:p>
          </table:table-cell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.96675041673" calcext:value-type="float">
            <text:p>7.9667504167</text:p>
          </table:table-cell>
          <table:table-cell office:value-type="float" office:value="0.216611358697" calcext:value-type="float">
            <text:p>0.2166113587</text:p>
          </table:table-cell>
          <table:table-cell table:formula="of:=[.J60]^3/[.$J$29]^3" office:value-type="float" office:value="0.480763856974928" calcext:value-type="float">
            <text:p>0.480763857</text:p>
          </table:table-cell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7.94535659602" calcext:value-type="float">
            <text:p>7.945356596</text:p>
          </table:table-cell>
          <table:table-cell office:value-type="float" office:value="0.21871506162" calcext:value-type="float">
            <text:p>0.2187150616</text:p>
          </table:table-cell>
          <table:table-cell table:formula="of:=[.J61]^3/[.$J$29]^3" office:value-type="float" office:value="0.476901135143697" calcext:value-type="float">
            <text:p>0.4769011351</text:p>
          </table:table-cell>
        </table:table-row>
        <table:table-row table:style-name="ro1"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7.94535659602" calcext:value-type="float">
            <text:p>7.945356596</text:p>
          </table:table-cell>
          <table:table-cell office:value-type="float" office:value="0.21871506162" calcext:value-type="float">
            <text:p>0.2187150616</text:p>
          </table:table-cell>
          <table:table-cell table:formula="of:=[.J62]^3/[.$J$29]^3" office:value-type="float" office:value="0.476901135143697" calcext:value-type="float">
            <text:p>0.4769011351</text:p>
          </table:table-cell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7.94535659602" calcext:value-type="float">
            <text:p>7.945356596</text:p>
          </table:table-cell>
          <table:table-cell office:value-type="float" office:value="0.21871506162" calcext:value-type="float">
            <text:p>0.2187150616</text:p>
          </table:table-cell>
          <table:table-cell table:formula="of:=[.J63]^3/[.$J$29]^3" office:value-type="float" office:value="0.476901135143697" calcext:value-type="float">
            <text:p>0.4769011351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7.947887397" calcext:value-type="float">
            <text:p>7.947887397</text:p>
          </table:table-cell>
          <table:table-cell office:value-type="float" office:value="0.218466202219" calcext:value-type="float">
            <text:p>0.2184662022</text:p>
          </table:table-cell>
          <table:table-cell table:formula="of:=[.J64]^3/[.$J$29]^3" office:value-type="float" office:value="0.477356996247672" calcext:value-type="float">
            <text:p>0.4773569962</text:p>
          </table:table-cell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7.947887397" calcext:value-type="float">
            <text:p>7.947887397</text:p>
          </table:table-cell>
          <table:table-cell office:value-type="float" office:value="0.218466202219" calcext:value-type="float">
            <text:p>0.2184662022</text:p>
          </table:table-cell>
          <table:table-cell table:formula="of:=[.J65]^3/[.$J$29]^3" office:value-type="float" office:value="0.477356996247672" calcext:value-type="float">
            <text:p>0.4773569962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7.94590603986" calcext:value-type="float">
            <text:p>7.9459060399</text:p>
          </table:table-cell>
          <table:table-cell office:value-type="float" office:value="0.218661033561" calcext:value-type="float">
            <text:p>0.2186610336</text:p>
          </table:table-cell>
          <table:table-cell table:formula="of:=[.J66]^3/[.$J$29]^3" office:value-type="float" office:value="0.477000079165297" calcext:value-type="float">
            <text:p>0.477000079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7.94590588699" calcext:value-type="float">
            <text:p>7.945905887</text:p>
          </table:table-cell>
          <table:table-cell office:value-type="float" office:value="0.218661048593" calcext:value-type="float">
            <text:p>0.2186610486</text:p>
          </table:table-cell>
          <table:table-cell table:formula="of:=[.J67]^3/[.$J$29]^3" office:value-type="float" office:value="0.477000051634516" calcext:value-type="float">
            <text:p>0.4770000516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7.94590588699" calcext:value-type="float">
            <text:p>7.945905887</text:p>
          </table:table-cell>
          <table:table-cell office:value-type="float" office:value="0.218661048593" calcext:value-type="float">
            <text:p>0.2186610486</text:p>
          </table:table-cell>
          <table:table-cell table:formula="of:=[.J68]^3/[.$J$29]^3" office:value-type="float" office:value="0.477000051634516" calcext:value-type="float">
            <text:p>0.4770000516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.93374164882" calcext:value-type="float">
            <text:p>7.9337416488</text:p>
          </table:table-cell>
          <table:table-cell office:value-type="float" office:value="0.219857185727" calcext:value-type="float">
            <text:p>0.2198571857</text:p>
          </table:table-cell>
          <table:table-cell table:formula="of:=[.J69]^3/[.$J$29]^3" office:value-type="float" office:value="0.474812712335428" calcext:value-type="float">
            <text:p>0.4748127123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7.93374164882" calcext:value-type="float">
            <text:p>7.9337416488</text:p>
          </table:table-cell>
          <table:table-cell office:value-type="float" office:value="0.219857185727" calcext:value-type="float">
            <text:p>0.2198571857</text:p>
          </table:table-cell>
          <table:table-cell table:formula="of:=[.J70]^3/[.$J$29]^3" office:value-type="float" office:value="0.474812712335428" calcext:value-type="float">
            <text:p>0.4748127123</text:p>
          </table:table-cell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7.93374164882" calcext:value-type="float">
            <text:p>7.9337416488</text:p>
          </table:table-cell>
          <table:table-cell office:value-type="float" office:value="0.219857185727" calcext:value-type="float">
            <text:p>0.2198571857</text:p>
          </table:table-cell>
          <table:table-cell table:formula="of:=[.J71]^3/[.$J$29]^3" office:value-type="float" office:value="0.474812712335428" calcext:value-type="float">
            <text:p>0.4748127123</text:p>
          </table:table-cell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7.93425653075" calcext:value-type="float">
            <text:p>7.9342565308</text:p>
          </table:table-cell>
          <table:table-cell office:value-type="float" office:value="0.219806556219" calcext:value-type="float">
            <text:p>0.2198065562</text:p>
          </table:table-cell>
          <table:table-cell table:formula="of:=[.J72]^3/[.$J$29]^3" office:value-type="float" office:value="0.474905161155641" calcext:value-type="float">
            <text:p>0.4749051612</text:p>
          </table:table-cell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7.93425653075" calcext:value-type="float">
            <text:p>7.9342565308</text:p>
          </table:table-cell>
          <table:table-cell office:value-type="float" office:value="0.219806556219" calcext:value-type="float">
            <text:p>0.2198065562</text:p>
          </table:table-cell>
          <table:table-cell table:formula="of:=[.J73]^3/[.$J$29]^3" office:value-type="float" office:value="0.474905161155641" calcext:value-type="float">
            <text:p>0.4749051612</text:p>
          </table:table-cell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7.93391726401" calcext:value-type="float">
            <text:p>7.933917264</text:p>
          </table:table-cell>
          <table:table-cell office:value-type="float" office:value="0.219839917088" calcext:value-type="float">
            <text:p>0.2198399171</text:p>
          </table:table-cell>
          <table:table-cell table:formula="of:=[.J74]^3/[.$J$29]^3" office:value-type="float" office:value="0.47484424329804" calcext:value-type="float">
            <text:p>0.4748442433</text:p>
          </table:table-cell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.9339172407" calcext:value-type="float">
            <text:p>7.9339172407</text:p>
          </table:table-cell>
          <table:table-cell office:value-type="float" office:value="0.219839919379" calcext:value-type="float">
            <text:p>0.2198399194</text:p>
          </table:table-cell>
          <table:table-cell table:formula="of:=[.J75]^3/[.$J$29]^3" office:value-type="float" office:value="0.474844239112736" calcext:value-type="float">
            <text:p>0.4748442391</text:p>
          </table:table-cell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.93644228153" calcext:value-type="float">
            <text:p>7.9364422815</text:p>
          </table:table-cell>
          <table:table-cell office:value-type="float" office:value="0.219591626386" calcext:value-type="float">
            <text:p>0.2195916264</text:p>
          </table:table-cell>
          <table:table-cell table:formula="of:=[.J76]^3/[.$J$29]^3" office:value-type="float" office:value="0.47529775382256" calcext:value-type="float">
            <text:p>0.4752977538</text:p>
          </table:table-cell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.92639148934" calcext:value-type="float">
            <text:p>7.9263914893</text:p>
          </table:table-cell>
          <table:table-cell office:value-type="float" office:value="0.220579943583" calcext:value-type="float">
            <text:p>0.2205799436</text:p>
          </table:table-cell>
          <table:table-cell table:formula="of:=[.J77]^3/[.$J$29]^3" office:value-type="float" office:value="0.473494273795604" calcext:value-type="float">
            <text:p>0.4734942738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.92639148934" calcext:value-type="float">
            <text:p>7.9263914893</text:p>
          </table:table-cell>
          <table:table-cell office:value-type="float" office:value="0.220579943583" calcext:value-type="float">
            <text:p>0.2205799436</text:p>
          </table:table-cell>
          <table:table-cell table:formula="of:=[.J78]^3/[.$J$29]^3" office:value-type="float" office:value="0.473494273795604" calcext:value-type="float">
            <text:p>0.4734942738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7.92891268989" calcext:value-type="float">
            <text:p>7.9289126899</text:p>
          </table:table-cell>
          <table:table-cell office:value-type="float" office:value="0.220332028213" calcext:value-type="float">
            <text:p>0.2203320282</text:p>
          </table:table-cell>
          <table:table-cell table:formula="of:=[.J79]^3/[.$J$29]^3" office:value-type="float" office:value="0.473946240031601" calcext:value-type="float">
            <text:p>0.47394624</text:p>
          </table:table-cell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7.92655432521" calcext:value-type="float">
            <text:p>7.9265543252</text:p>
          </table:table-cell>
          <table:table-cell office:value-type="float" office:value="0.220563931562" calcext:value-type="float">
            <text:p>0.2205639316</text:p>
          </table:table-cell>
          <table:table-cell table:formula="of:=[.J80]^3/[.$J$29]^3" office:value-type="float" office:value="0.473523456092266" calcext:value-type="float">
            <text:p>0.4735234561</text:p>
          </table:table-cell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7.92655432521" calcext:value-type="float">
            <text:p>7.9265543252</text:p>
          </table:table-cell>
          <table:table-cell office:value-type="float" office:value="0.220563931562" calcext:value-type="float">
            <text:p>0.2205639316</text:p>
          </table:table-cell>
          <table:table-cell table:formula="of:=[.J81]^3/[.$J$29]^3" office:value-type="float" office:value="0.473523456092266" calcext:value-type="float">
            <text:p>0.4735234561</text:p>
          </table:table-cell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7.92898476816" calcext:value-type="float">
            <text:p>7.9289847682</text:p>
          </table:table-cell>
          <table:table-cell office:value-type="float" office:value="0.220324940593" calcext:value-type="float">
            <text:p>0.2203249406</text:p>
          </table:table-cell>
          <table:table-cell table:formula="of:=[.J82]^3/[.$J$29]^3" office:value-type="float" office:value="0.473959165461708" calcext:value-type="float">
            <text:p>0.4739591655</text:p>
          </table:table-cell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7.92898476339" calcext:value-type="float">
            <text:p>7.9289847634</text:p>
          </table:table-cell>
          <table:table-cell office:value-type="float" office:value="0.220324941062" calcext:value-type="float">
            <text:p>0.2203249411</text:p>
          </table:table-cell>
          <table:table-cell table:formula="of:=[.J83]^3/[.$J$29]^3" office:value-type="float" office:value="0.47395916460632" calcext:value-type="float">
            <text:p>0.4739591646</text:p>
          </table:table-cell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7.92698485217" calcext:value-type="float">
            <text:p>7.9269848522</text:p>
          </table:table-cell>
          <table:table-cell office:value-type="float" office:value="0.22052159687" calcext:value-type="float">
            <text:p>0.2205215969</text:p>
          </table:table-cell>
          <table:table-cell table:formula="of:=[.J84]^3/[.$J$29]^3" office:value-type="float" office:value="0.473600617874807" calcext:value-type="float">
            <text:p>0.4736006179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.92156668757" calcext:value-type="float">
            <text:p>7.9215666876</text:p>
          </table:table-cell>
          <table:table-cell office:value-type="float" office:value="0.221054377286" calcext:value-type="float">
            <text:p>0.2210543773</text:p>
          </table:table-cell>
          <table:table-cell table:formula="of:=[.J85]^3/[.$J$29]^3" office:value-type="float" office:value="0.472630150805265" calcext:value-type="float">
            <text:p>0.4726301508</text:p>
          </table:table-cell>
        </table:table-row>
        <table:table-row table:style-name="ro1"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7.92156668757" calcext:value-type="float">
            <text:p>7.9215666876</text:p>
          </table:table-cell>
          <table:table-cell office:value-type="float" office:value="0.221054377286" calcext:value-type="float">
            <text:p>0.2210543773</text:p>
          </table:table-cell>
          <table:table-cell table:formula="of:=[.J86]^3/[.$J$29]^3" office:value-type="float" office:value="0.472630150805265" calcext:value-type="float">
            <text:p>0.4726301508</text:p>
          </table:table-cell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7.92209198028" calcext:value-type="float">
            <text:p>7.9220919803</text:p>
          </table:table-cell>
          <table:table-cell office:value-type="float" office:value="0.221002724062" calcext:value-type="float">
            <text:p>0.2210027241</text:p>
          </table:table-cell>
          <table:table-cell table:formula="of:=[.J87]^3/[.$J$29]^3" office:value-type="float" office:value="0.472724179794501" calcext:value-type="float">
            <text:p>0.4727241798</text:p>
          </table:table-cell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7.92163319447" calcext:value-type="float">
            <text:p>7.9216331945</text:p>
          </table:table-cell>
          <table:table-cell office:value-type="float" office:value="0.221047837512" calcext:value-type="float">
            <text:p>0.2210478375</text:p>
          </table:table-cell>
          <table:table-cell table:formula="of:=[.J88]^3/[.$J$29]^3" office:value-type="float" office:value="0.472642055052741" calcext:value-type="float">
            <text:p>0.4726420551</text:p>
          </table:table-cell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.92415157165" calcext:value-type="float">
            <text:p>7.9241515717</text:p>
          </table:table-cell>
          <table:table-cell office:value-type="float" office:value="0.220800199771" calcext:value-type="float">
            <text:p>0.2208001998</text:p>
          </table:table-cell>
          <table:table-cell table:formula="of:=[.J89]^3/[.$J$29]^3" office:value-type="float" office:value="0.473092973209506" calcext:value-type="float">
            <text:p>0.4730929732</text:p>
          </table:table-cell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7.92212647631" calcext:value-type="float">
            <text:p>7.9221264763</text:p>
          </table:table-cell>
          <table:table-cell office:value-type="float" office:value="0.22099933199" calcext:value-type="float">
            <text:p>0.220999332</text:p>
          </table:table-cell>
          <table:table-cell table:formula="of:=[.J90]^3/[.$J$29]^3" office:value-type="float" office:value="0.472730355124907" calcext:value-type="float">
            <text:p>0.4727303551</text:p>
          </table:table-cell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7.92212647534" calcext:value-type="float">
            <text:p>7.9221264753</text:p>
          </table:table-cell>
          <table:table-cell office:value-type="float" office:value="0.220999332085" calcext:value-type="float">
            <text:p>0.2209993321</text:p>
          </table:table-cell>
          <table:table-cell table:formula="of:=[.J91]^3/[.$J$29]^3" office:value-type="float" office:value="0.472730354951261" calcext:value-type="float">
            <text:p>0.472730355</text:p>
          </table:table-cell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7.92428641382" calcext:value-type="float">
            <text:p>7.9242864138</text:p>
          </table:table-cell>
          <table:table-cell office:value-type="float" office:value="0.220786940435" calcext:value-type="float">
            <text:p>0.2207869404</text:p>
          </table:table-cell>
          <table:table-cell table:formula="of:=[.J92]^3/[.$J$29]^3" office:value-type="float" office:value="0.473117124931524" calcext:value-type="float">
            <text:p>0.4731171249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7.9182844365" calcext:value-type="float">
            <text:p>7.9182844365</text:p>
          </table:table-cell>
          <table:table-cell office:value-type="float" office:value="0.22137712848" calcext:value-type="float">
            <text:p>0.2213771285</text:p>
          </table:table-cell>
          <table:table-cell table:formula="of:=[.J93]^3/[.$J$29]^3" office:value-type="float" office:value="0.472042900252217" calcext:value-type="float">
            <text:p>0.4720429003</text:p>
          </table:table-cell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.9182844365" calcext:value-type="float">
            <text:p>7.9182844365</text:p>
          </table:table-cell>
          <table:table-cell office:value-type="float" office:value="0.22137712848" calcext:value-type="float">
            <text:p>0.2213771285</text:p>
          </table:table-cell>
          <table:table-cell table:formula="of:=[.J94]^3/[.$J$29]^3" office:value-type="float" office:value="0.472042900252217" calcext:value-type="float">
            <text:p>0.4720429003</text:p>
          </table:table-cell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7.91845388248" calcext:value-type="float">
            <text:p>7.9184538825</text:p>
          </table:table-cell>
          <table:table-cell office:value-type="float" office:value="0.221360466472" calcext:value-type="float">
            <text:p>0.2213604665</text:p>
          </table:table-cell>
          <table:table-cell table:formula="of:=[.J95]^3/[.$J$29]^3" office:value-type="float" office:value="0.472073205105799" calcext:value-type="float">
            <text:p>0.4720732051</text:p>
          </table:table-cell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7.91831630545" calcext:value-type="float">
            <text:p>7.9183163055</text:p>
          </table:table-cell>
          <table:table-cell office:value-type="float" office:value="0.221373994734" calcext:value-type="float">
            <text:p>0.2213739947</text:p>
          </table:table-cell>
          <table:table-cell table:formula="of:=[.J96]^3/[.$J$29]^3" office:value-type="float" office:value="0.472048599809584" calcext:value-type="float">
            <text:p>0.4720485998</text:p>
          </table:table-cell>
        </table:table-row>
        <table:table-row table:style-name="ro1"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7.91884395857" calcext:value-type="float">
            <text:p>7.9188439586</text:p>
          </table:table-cell>
          <table:table-cell office:value-type="float" office:value="0.221322109406" calcext:value-type="float">
            <text:p>0.2213221094</text:p>
          </table:table-cell>
          <table:table-cell table:formula="of:=[.J97]^3/[.$J$29]^3" office:value-type="float" office:value="0.472142973855172" calcext:value-type="float">
            <text:p>0.4721429739</text:p>
          </table:table-cell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7.91847223972" calcext:value-type="float">
            <text:p>7.9184722397</text:p>
          </table:table-cell>
          <table:table-cell office:value-type="float" office:value="0.221358661364" calcext:value-type="float">
            <text:p>0.2213586614</text:p>
          </table:table-cell>
          <table:table-cell table:formula="of:=[.J98]^3/[.$J$29]^3" office:value-type="float" office:value="0.472076488315379" calcext:value-type="float">
            <text:p>0.4720764883</text:p>
          </table:table-cell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7.92098848" calcext:value-type="float">
            <text:p>7.92098848</text:p>
          </table:table-cell>
          <table:table-cell office:value-type="float" office:value="0.221111233748" calcext:value-type="float">
            <text:p>0.2211112337</text:p>
          </table:table-cell>
          <table:table-cell table:formula="of:=[.J99]^3/[.$J$29]^3" office:value-type="float" office:value="0.472526664312534" calcext:value-type="float">
            <text:p>0.4725266643</text:p>
          </table:table-cell>
        </table:table-row>
        <table:table-row table:style-name="ro1"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7.91889930527" calcext:value-type="float">
            <text:p>7.9188993053</text:p>
          </table:table-cell>
          <table:table-cell office:value-type="float" office:value="0.221316667039" calcext:value-type="float">
            <text:p>0.221316667</text:p>
          </table:table-cell>
          <table:table-cell table:formula="of:=[.J100]^3/[.$J$29]^3" office:value-type="float" office:value="0.47215287368587" calcext:value-type="float">
            <text:p>0.4721528737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7.91597966812" calcext:value-type="float">
            <text:p>7.9159796681</text:p>
          </table:table-cell>
          <table:table-cell office:value-type="float" office:value="0.221603761583" calcext:value-type="float">
            <text:p>0.2216037616</text:p>
          </table:table-cell>
          <table:table-cell table:formula="of:=[.J101]^3/[.$J$29]^3" office:value-type="float" office:value="0.471630828828896" calcext:value-type="float">
            <text:p>0.4716308288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7.91849440261" calcext:value-type="float">
            <text:p>7.9184944026</text:p>
          </table:table-cell>
          <table:table-cell office:value-type="float" office:value="0.221356482036" calcext:value-type="float">
            <text:p>0.221356482</text:p>
          </table:table-cell>
          <table:table-cell table:formula="of:=[.J102]^3/[.$J$29]^3" office:value-type="float" office:value="0.472080452189311" calcext:value-type="float">
            <text:p>0.4720804522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7.91605019076" calcext:value-type="float">
            <text:p>7.9160501908</text:p>
          </table:table-cell>
          <table:table-cell office:value-type="float" office:value="0.221596826932" calcext:value-type="float">
            <text:p>0.2215968269</text:p>
          </table:table-cell>
          <table:table-cell table:formula="of:=[.J103]^3/[.$J$29]^3" office:value-type="float" office:value="0.471643434071279" calcext:value-type="float">
            <text:p>0.4716434341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7.91851141947" calcext:value-type="float">
            <text:p>7.9185114195</text:p>
          </table:table-cell>
          <table:table-cell office:value-type="float" office:value="0.221354808729" calcext:value-type="float">
            <text:p>0.2213548087</text:p>
          </table:table-cell>
          <table:table-cell table:formula="of:=[.J104]^3/[.$J$29]^3" office:value-type="float" office:value="0.472083495701304" calcext:value-type="float">
            <text:p>0.4720834957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7.91616773884" calcext:value-type="float">
            <text:p>7.9161677388</text:p>
          </table:table-cell>
          <table:table-cell office:value-type="float" office:value="0.221585268163" calcext:value-type="float">
            <text:p>0.2215852682</text:p>
          </table:table-cell>
          <table:table-cell table:formula="of:=[.J105]^3/[.$J$29]^3" office:value-type="float" office:value="0.471664445157128" calcext:value-type="float">
            <text:p>0.4716644452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7.91857546243" calcext:value-type="float">
            <text:p>7.9185754624</text:p>
          </table:table-cell>
          <table:table-cell office:value-type="float" office:value="0.22134851124" calcext:value-type="float">
            <text:p>0.2213485112</text:p>
          </table:table-cell>
          <table:table-cell table:formula="of:=[.J106]^3/[.$J$29]^3" office:value-type="float" office:value="0.472094950077267" calcext:value-type="float">
            <text:p>0.4720949501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7.91658984305" calcext:value-type="float">
            <text:p>7.9165898431</text:p>
          </table:table-cell>
          <table:table-cell office:value-type="float" office:value="0.221543761698" calcext:value-type="float">
            <text:p>0.2215437617</text:p>
          </table:table-cell>
          <table:table-cell table:formula="of:=[.J107]^3/[.$J$29]^3" office:value-type="float" office:value="0.471739899153563" calcext:value-type="float">
            <text:p>0.4717398992</text:p>
          </table:table-cell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7.91870930408" calcext:value-type="float">
            <text:p>7.9187093041</text:p>
          </table:table-cell>
          <table:table-cell office:value-type="float" office:value="0.221335350286" calcext:value-type="float">
            <text:p>0.2213353503</text:p>
          </table:table-cell>
          <table:table-cell table:formula="of:=[.J108]^3/[.$J$29]^3" office:value-type="float" office:value="0.472118888866017" calcext:value-type="float">
            <text:p>0.4721188889</text:p>
          </table:table-cell>
        </table:table-row>
      </table:table>
      <table:table table:name="Sheet8" table:style-name="ta1">
        <table:shapes>
          <draw:frame draw:z-index="0" draw:style-name="gr1" draw:text-style-name="P1" svg:width="15.999cm" svg:height="8.999cm" svg:x="0.017cm" svg:y="7.165cm">
            <draw:object draw:notify-on-update-of-ranges="Sheet8.B3:Sheet8.B14 Sheet8.C3:Sheet8.C14 Sheet8.B3:Sheet8.B14 Sheet8.D3:Sheet8.D1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8.382cm" svg:height="9.005cm" svg:x="2.698cm" svg:y="2.523cm">
            <draw:object draw:notify-on-update-of-ranges="Sheet8.I2:Sheet8.I361 Sheet8.K2:Sheet8.K361 Sheet8.I2:Sheet8.I361 Sheet8.L2:Sheet8.L361 Sheet8.I2:Sheet8.I361 Sheet8.J2:Sheet8.J36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6.0786020828" calcext:value-type="float">
            <text:p>56.0786020828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0786020828" calcext:value-type="float">
            <text:p>56.0786020828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1.8393743989" calcext:value-type="float">
            <text:p>81.8393743989</text:p>
          </table:table-cell>
          <table:table-cell office:value-type="float" office:value="81.7821666486" calcext:value-type="float">
            <text:p>81.782166648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6.0786020828" calcext:value-type="float">
            <text:p>56.0786020828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2.3036672254" calcext:value-type="float">
            <text:p>92.3036672254</text:p>
          </table:table-cell>
          <table:table-cell office:value-type="float" office:value="92.2696548963" calcext:value-type="float">
            <text:p>92.269654896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0.4999785302" calcext:value-type="float">
            <text:p>60.4999785302</text:p>
          </table:table-cell>
          <table:table-cell office:value-type="float" office:value="60.7117193553" calcext:value-type="float">
            <text:p>60.7117193553</text:p>
          </table:table-cell>
          <table:table-cell office:value-type="float" office:value="60.4999785302" calcext:value-type="float">
            <text:p>60.499978530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0.1088739507" calcext:value-type="float">
            <text:p>80.1088739507</text:p>
          </table:table-cell>
          <table:table-cell office:value-type="float" office:value="80.1339797212" calcext:value-type="float">
            <text:p>80.13397972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4.6714033214" calcext:value-type="float">
            <text:p>54.6714033214</text:p>
          </table:table-cell>
          <table:table-cell office:value-type="float" office:value="68.8090271068" calcext:value-type="float">
            <text:p>68.8090271068</text:p>
          </table:table-cell>
          <table:table-cell office:value-type="float" office:value="53.5502806838" calcext:value-type="float">
            <text:p>53.550280683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7.4823610801" calcext:value-type="float">
            <text:p>87.4823610801</text:p>
          </table:table-cell>
          <table:table-cell office:value-type="float" office:value="86.5693350268" calcext:value-type="float">
            <text:p>86.56933502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8.7447028488" calcext:value-type="float">
            <text:p>58.7447028488</text:p>
          </table:table-cell>
          <table:table-cell office:value-type="float" office:value="76.0283383132" calcext:value-type="float">
            <text:p>76.0283383132</text:p>
          </table:table-cell>
          <table:table-cell office:value-type="float" office:value="58.7875958803" calcext:value-type="float">
            <text:p>58.78759588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3.8230555403" calcext:value-type="float">
            <text:p>93.8230555403</text:p>
          </table:table-cell>
          <table:table-cell office:value-type="float" office:value="92.9905908145" calcext:value-type="float">
            <text:p>92.990590814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8.1956421118" calcext:value-type="float">
            <text:p>68.1956421118</text:p>
          </table:table-cell>
          <table:table-cell office:value-type="float" office:value="82.1089865254" calcext:value-type="float">
            <text:p>82.1089865254</text:p>
          </table:table-cell>
          <table:table-cell office:value-type="float" office:value="68.9160525777" calcext:value-type="float">
            <text:p>68.916052577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6.4418830337" calcext:value-type="float">
            <text:p>86.4418830337</text:p>
          </table:table-cell>
          <table:table-cell office:value-type="float" office:value="87.2098498335" calcext:value-type="float">
            <text:p>87.2098498335</text:p>
          </table:table-cell>
          <table:table-cell office:value-type="float" office:value="86.4418830337" calcext:value-type="float">
            <text:p>86.441883033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7.8601595138" calcext:value-type="float">
            <text:p>87.8601595138</text:p>
          </table:table-cell>
          <table:table-cell office:value-type="float" office:value="85.7856265232" calcext:value-type="float">
            <text:p>85.785626523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1.0580737977" calcext:value-type="float">
            <text:p>91.0580737977</text:p>
          </table:table-cell>
          <table:table-cell office:value-type="float" office:value="91.601101259" calcext:value-type="float">
            <text:p>91.601101259</text:p>
          </table:table-cell>
          <table:table-cell office:value-type="float" office:value="91.0580737977" calcext:value-type="float">
            <text:p>91.058073797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94.8259494012" calcext:value-type="float">
            <text:p>94.8259494012</text:p>
          </table:table-cell>
          <table:table-cell office:value-type="float" office:value="93.8991723341" calcext:value-type="float">
            <text:p>93.899172334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93.6577417723" calcext:value-type="float">
            <text:p>93.6577417723</text:p>
          </table:table-cell>
          <table:table-cell office:value-type="float" office:value="94.0937943351" calcext:value-type="float">
            <text:p>94.0937943351</text:p>
          </table:table-cell>
          <table:table-cell office:value-type="float" office:value="93.6577417723" calcext:value-type="float">
            <text:p>93.657741772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84.8421879301" calcext:value-type="float">
            <text:p>84.8421879301</text:p>
          </table:table-cell>
          <table:table-cell office:value-type="float" office:value="69.4715994295" calcext:value-type="float">
            <text:p>69.471599429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4.0588053735" calcext:value-type="float">
            <text:p>94.0588053735</text:p>
          </table:table-cell>
          <table:table-cell office:value-type="float" office:value="95.8351832661" calcext:value-type="float">
            <text:p>95.8351832661</text:p>
          </table:table-cell>
          <table:table-cell office:value-type="float" office:value="94.0947121667" calcext:value-type="float">
            <text:p>94.094712166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9.987481792" calcext:value-type="float">
            <text:p>89.987481792</text:p>
          </table:table-cell>
          <table:table-cell office:value-type="float" office:value="87.8718331877" calcext:value-type="float">
            <text:p>87.871833187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5.2055313715" calcext:value-type="float">
            <text:p>95.2055313715</text:p>
          </table:table-cell>
          <table:table-cell office:value-type="float" office:value="95.5751150193" calcext:value-type="float">
            <text:p>95.5751150193</text:p>
          </table:table-cell>
          <table:table-cell office:value-type="float" office:value="95.2055313715" calcext:value-type="float">
            <text:p>95.205531371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95.4617101546" calcext:value-type="float">
            <text:p>95.4617101546</text:p>
          </table:table-cell>
          <table:table-cell office:value-type="float" office:value="93.8067308109" calcext:value-type="float">
            <text:p>93.806730810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3.3292400869" calcext:value-type="float">
            <text:p>93.3292400869</text:p>
          </table:table-cell>
          <table:table-cell office:value-type="float" office:value="93.8149317201" calcext:value-type="float">
            <text:p>93.8149317201</text:p>
          </table:table-cell>
          <table:table-cell office:value-type="float" office:value="93.3292400869" calcext:value-type="float">
            <text:p>93.3292400869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93.673488125" calcext:value-type="float">
            <text:p>93.673488125</text:p>
          </table:table-cell>
          <table:table-cell office:value-type="float" office:value="94.1271133862" calcext:value-type="float">
            <text:p>94.1271133862</text:p>
          </table:table-cell>
          <table:table-cell office:value-type="float" office:value="93.673488125" calcext:value-type="float">
            <text:p>93.673488125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93.6743003747" calcext:value-type="float">
            <text:p>93.6743003747</text:p>
          </table:table-cell>
          <table:table-cell office:value-type="float" office:value="94.1312115709" calcext:value-type="float">
            <text:p>94.1312115709</text:p>
          </table:table-cell>
          <table:table-cell office:value-type="float" office:value="93.6743003747" calcext:value-type="float">
            <text:p>93.6743003747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93.6896226794" calcext:value-type="float">
            <text:p>93.6896226794</text:p>
          </table:table-cell>
          <table:table-cell office:value-type="float" office:value="94.1261173733" calcext:value-type="float">
            <text:p>94.1261173733</text:p>
          </table:table-cell>
          <table:table-cell office:value-type="float" office:value="93.6896226794" calcext:value-type="float">
            <text:p>93.689622679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90.0047434988" calcext:value-type="float">
            <text:p>90.0047434988</text:p>
          </table:table-cell>
          <table:table-cell office:value-type="float" office:value="90.0988305289" calcext:value-type="float">
            <text:p>90.0988305289</text:p>
          </table:table-cell>
          <table:table-cell office:value-type="float" office:value="90.0047434988" calcext:value-type="float">
            <text:p>90.0047434988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88.4203295138" calcext:value-type="float">
            <text:p>88.4203295138</text:p>
          </table:table-cell>
          <table:table-cell office:value-type="float" office:value="88.5184083361" calcext:value-type="float">
            <text:p>88.5184083361</text:p>
          </table:table-cell>
          <table:table-cell office:value-type="float" office:value="88.4203295138" calcext:value-type="float">
            <text:p>88.4203295138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89.6311502719" calcext:value-type="float">
            <text:p>89.6311502719</text:p>
          </table:table-cell>
          <table:table-cell office:value-type="float" office:value="89.7215777266" calcext:value-type="float">
            <text:p>89.7215777266</text:p>
          </table:table-cell>
          <table:table-cell office:value-type="float" office:value="89.6311502719" calcext:value-type="float">
            <text:p>89.6311502719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89.7736578075" calcext:value-type="float">
            <text:p>89.7736578075</text:p>
          </table:table-cell>
          <table:table-cell office:value-type="float" office:value="89.8627286886" calcext:value-type="float">
            <text:p>89.8627286886</text:p>
          </table:table-cell>
          <table:table-cell office:value-type="float" office:value="89.7736578075" calcext:value-type="float">
            <text:p>89.7736578075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89.3863518441" calcext:value-type="float">
            <text:p>89.3863518441</text:p>
          </table:table-cell>
          <table:table-cell office:value-type="float" office:value="89.4795191463" calcext:value-type="float">
            <text:p>89.4795191463</text:p>
          </table:table-cell>
          <table:table-cell office:value-type="float" office:value="89.3863518441" calcext:value-type="float">
            <text:p>89.3863518441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89.2255098091" calcext:value-type="float">
            <text:p>89.2255098091</text:p>
          </table:table-cell>
          <table:table-cell office:value-type="float" office:value="89.3210167229" calcext:value-type="float">
            <text:p>89.3210167229</text:p>
          </table:table-cell>
          <table:table-cell office:value-type="float" office:value="89.2255098091" calcext:value-type="float">
            <text:p>89.2255098091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91.4702339726" calcext:value-type="float">
            <text:p>91.4702339726</text:p>
          </table:table-cell>
          <table:table-cell office:value-type="float" office:value="91.558471648" calcext:value-type="float">
            <text:p>91.558471648</text:p>
          </table:table-cell>
          <table:table-cell office:value-type="float" office:value="91.4702339726" calcext:value-type="float">
            <text:p>91.4702339726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92.8980078087" calcext:value-type="float">
            <text:p>92.8980078087</text:p>
          </table:table-cell>
          <table:table-cell office:value-type="float" office:value="92.9748277909" calcext:value-type="float">
            <text:p>92.9748277909</text:p>
          </table:table-cell>
          <table:table-cell office:value-type="float" office:value="92.8980078087" calcext:value-type="float">
            <text:p>92.8980078087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88.7988628901" calcext:value-type="float">
            <text:p>88.7988628901</text:p>
          </table:table-cell>
          <table:table-cell office:value-type="float" office:value="88.8683744473" calcext:value-type="float">
            <text:p>88.8683744473</text:p>
          </table:table-cell>
          <table:table-cell office:value-type="float" office:value="88.7988628901" calcext:value-type="float">
            <text:p>88.798862890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83.230183505" calcext:value-type="float">
            <text:p>83.230183505</text:p>
          </table:table-cell>
          <table:table-cell office:value-type="float" office:value="83.2886223685" calcext:value-type="float">
            <text:p>83.2886223685</text:p>
          </table:table-cell>
          <table:table-cell office:value-type="float" office:value="83.230183505" calcext:value-type="float">
            <text:p>83.230183505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81.9511457969" calcext:value-type="float">
            <text:p>81.9511457969</text:p>
          </table:table-cell>
          <table:table-cell office:value-type="float" office:value="82.0061172969" calcext:value-type="float">
            <text:p>82.0061172969</text:p>
          </table:table-cell>
          <table:table-cell office:value-type="float" office:value="81.9511457969" calcext:value-type="float">
            <text:p>81.9511457969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82.0289672427" calcext:value-type="float">
            <text:p>82.0289672427</text:p>
          </table:table-cell>
          <table:table-cell office:value-type="float" office:value="82.0821775002" calcext:value-type="float">
            <text:p>82.0821775002</text:p>
          </table:table-cell>
          <table:table-cell office:value-type="float" office:value="82.0289672427" calcext:value-type="float">
            <text:p>82.028967242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82.043916459" calcext:value-type="float">
            <text:p>82.043916459</text:p>
          </table:table-cell>
          <table:table-cell office:value-type="float" office:value="82.0966871778" calcext:value-type="float">
            <text:p>82.0966871778</text:p>
          </table:table-cell>
          <table:table-cell office:value-type="float" office:value="82.043916459" calcext:value-type="float">
            <text:p>82.043916459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81.992313868" calcext:value-type="float">
            <text:p>81.992313868</text:p>
          </table:table-cell>
          <table:table-cell office:value-type="float" office:value="82.0464395021" calcext:value-type="float">
            <text:p>82.0464395021</text:p>
          </table:table-cell>
          <table:table-cell office:value-type="float" office:value="81.992313868" calcext:value-type="float">
            <text:p>81.992313868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81.7821666486" calcext:value-type="float">
            <text:p>81.7821666486</text:p>
          </table:table-cell>
          <table:table-cell office:value-type="float" office:value="81.8393743989" calcext:value-type="float">
            <text:p>81.8393743989</text:p>
          </table:table-cell>
          <table:table-cell office:value-type="float" office:value="81.7821666486" calcext:value-type="float">
            <text:p>81.7821666486</text:p>
          </table:table-cell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6.4865169727" calcext:value-type="float">
            <text:p>86.4865169727</text:p>
          </table:table-cell>
          <table:table-cell office:value-type="float" office:value="86.5480378941" calcext:value-type="float">
            <text:p>86.5480378941</text:p>
          </table:table-cell>
          <table:table-cell office:value-type="float" office:value="86.4865169727" calcext:value-type="float">
            <text:p>86.4865169727</text:p>
          </table:table-cell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91.1689116491" calcext:value-type="float">
            <text:p>91.1689116491</text:p>
          </table:table-cell>
          <table:table-cell office:value-type="float" office:value="91.2438558842" calcext:value-type="float">
            <text:p>91.2438558842</text:p>
          </table:table-cell>
          <table:table-cell office:value-type="float" office:value="91.1689116491" calcext:value-type="float">
            <text:p>91.1689116491</text:p>
          </table:table-cell>
        </table:table-row>
        <table:table-row table:style-name="ro1"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91.6134094406" calcext:value-type="float">
            <text:p>91.6134094406</text:p>
          </table:table-cell>
          <table:table-cell office:value-type="float" office:value="91.702624376" calcext:value-type="float">
            <text:p>91.702624376</text:p>
          </table:table-cell>
          <table:table-cell office:value-type="float" office:value="91.6134094406" calcext:value-type="float">
            <text:p>91.6134094406</text:p>
          </table:table-cell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92.0316029909" calcext:value-type="float">
            <text:p>92.0316029909</text:p>
          </table:table-cell>
          <table:table-cell office:value-type="float" office:value="92.1211159888" calcext:value-type="float">
            <text:p>92.1211159888</text:p>
          </table:table-cell>
          <table:table-cell office:value-type="float" office:value="92.0316029909" calcext:value-type="float">
            <text:p>92.0316029909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92.0956003587" calcext:value-type="float">
            <text:p>92.0956003587</text:p>
          </table:table-cell>
          <table:table-cell office:value-type="float" office:value="92.1842895496" calcext:value-type="float">
            <text:p>92.1842895496</text:p>
          </table:table-cell>
          <table:table-cell office:value-type="float" office:value="92.0956003587" calcext:value-type="float">
            <text:p>92.0956003587</text:p>
          </table:table-cell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92.1873827786" calcext:value-type="float">
            <text:p>92.1873827786</text:p>
          </table:table-cell>
          <table:table-cell office:value-type="float" office:value="92.2737596085" calcext:value-type="float">
            <text:p>92.2737596085</text:p>
          </table:table-cell>
          <table:table-cell office:value-type="float" office:value="92.1873827786" calcext:value-type="float">
            <text:p>92.187382778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91.5811948794" calcext:value-type="float">
            <text:p>91.5811948794</text:p>
          </table:table-cell>
          <table:table-cell office:value-type="float" office:value="91.6741209149" calcext:value-type="float">
            <text:p>91.6741209149</text:p>
          </table:table-cell>
          <table:table-cell office:value-type="float" office:value="91.5811948794" calcext:value-type="float">
            <text:p>91.5811948794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91.8287167063" calcext:value-type="float">
            <text:p>91.8287167063</text:p>
          </table:table-cell>
          <table:table-cell office:value-type="float" office:value="91.9204402839" calcext:value-type="float">
            <text:p>91.9204402839</text:p>
          </table:table-cell>
          <table:table-cell office:value-type="float" office:value="91.8287167063" calcext:value-type="float">
            <text:p>91.8287167063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94.4515894216" calcext:value-type="float">
            <text:p>94.4515894216</text:p>
          </table:table-cell>
          <table:table-cell office:value-type="float" office:value="94.5273518001" calcext:value-type="float">
            <text:p>94.5273518001</text:p>
          </table:table-cell>
          <table:table-cell office:value-type="float" office:value="94.4515894216" calcext:value-type="float">
            <text:p>94.4515894216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95.6856647838" calcext:value-type="float">
            <text:p>95.6856647838</text:p>
          </table:table-cell>
          <table:table-cell office:value-type="float" office:value="95.750725091" calcext:value-type="float">
            <text:p>95.750725091</text:p>
          </table:table-cell>
          <table:table-cell office:value-type="float" office:value="95.6856647838" calcext:value-type="float">
            <text:p>95.685664783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93.4586404137" calcext:value-type="float">
            <text:p>93.4586404137</text:p>
          </table:table-cell>
          <table:table-cell office:value-type="float" office:value="93.534025183" calcext:value-type="float">
            <text:p>93.534025183</text:p>
          </table:table-cell>
          <table:table-cell office:value-type="float" office:value="93.4586404137" calcext:value-type="float">
            <text:p>93.4586404137</text:p>
          </table:table-cell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90.016737488" calcext:value-type="float">
            <text:p>90.016737488</text:p>
          </table:table-cell>
          <table:table-cell office:value-type="float" office:value="90.0861855314" calcext:value-type="float">
            <text:p>90.0861855314</text:p>
          </table:table-cell>
          <table:table-cell office:value-type="float" office:value="90.016737488" calcext:value-type="float">
            <text:p>90.016737488</text:p>
          </table:table-cell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84.5388682952" calcext:value-type="float">
            <text:p>84.5388682952</text:p>
          </table:table-cell>
          <table:table-cell office:value-type="float" office:value="84.835463671" calcext:value-type="float">
            <text:p>84.835463671</text:p>
          </table:table-cell>
          <table:table-cell office:value-type="float" office:value="84.5395052393" calcext:value-type="float">
            <text:p>84.5395052393</text:p>
          </table:table-cell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77.3033690176" calcext:value-type="float">
            <text:p>77.3033690176</text:p>
          </table:table-cell>
          <table:table-cell office:value-type="float" office:value="78.4032723789" calcext:value-type="float">
            <text:p>78.4032723789</text:p>
          </table:table-cell>
          <table:table-cell office:value-type="float" office:value="77.3244651229" calcext:value-type="float">
            <text:p>77.3244651229</text:p>
          </table:table-cell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71.1822635086" calcext:value-type="float">
            <text:p>71.1822635086</text:p>
          </table:table-cell>
          <table:table-cell office:value-type="float" office:value="71.1734486973" calcext:value-type="float">
            <text:p>71.1734486973</text:p>
          </table:table-cell>
          <table:table-cell office:value-type="float" office:value="71.1822635086" calcext:value-type="float">
            <text:p>71.1822635086</text:p>
          </table:table-cell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65.6654107065" calcext:value-type="float">
            <text:p>65.6654107065</text:p>
          </table:table-cell>
          <table:table-cell office:value-type="float" office:value="65.6720252369" calcext:value-type="float">
            <text:p>65.6720252369</text:p>
          </table:table-cell>
          <table:table-cell office:value-type="float" office:value="65.6654107065" calcext:value-type="float">
            <text:p>65.6654107065</text:p>
          </table:table-cell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65.6687470715" calcext:value-type="float">
            <text:p>65.6687470715</text:p>
          </table:table-cell>
          <table:table-cell office:value-type="float" office:value="65.6753102314" calcext:value-type="float">
            <text:p>65.6753102314</text:p>
          </table:table-cell>
          <table:table-cell office:value-type="float" office:value="65.6687470715" calcext:value-type="float">
            <text:p>65.6687470715</text:p>
          </table:table-cell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65.6687470715" calcext:value-type="float">
            <text:p>65.6687470715</text:p>
          </table:table-cell>
          <table:table-cell office:value-type="float" office:value="65.6753102314" calcext:value-type="float">
            <text:p>65.6753102314</text:p>
          </table:table-cell>
          <table:table-cell office:value-type="float" office:value="65.6687470715" calcext:value-type="float">
            <text:p>65.6687470715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5.6687470715" calcext:value-type="float">
            <text:p>65.6687470715</text:p>
          </table:table-cell>
          <table:table-cell office:value-type="float" office:value="65.6753102314" calcext:value-type="float">
            <text:p>65.6753102314</text:p>
          </table:table-cell>
          <table:table-cell office:value-type="float" office:value="65.6687470715" calcext:value-type="float">
            <text:p>65.6687470715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65.6684132561" calcext:value-type="float">
            <text:p>65.6684132561</text:p>
          </table:table-cell>
          <table:table-cell office:value-type="float" office:value="65.6749818039" calcext:value-type="float">
            <text:p>65.6749818039</text:p>
          </table:table-cell>
          <table:table-cell office:value-type="float" office:value="65.6684132561" calcext:value-type="float">
            <text:p>65.6684132561</text:p>
          </table:table-cell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69.1503990477" calcext:value-type="float">
            <text:p>69.1503990477</text:p>
          </table:table-cell>
          <table:table-cell office:value-type="float" office:value="69.112575008" calcext:value-type="float">
            <text:p>69.112575008</text:p>
          </table:table-cell>
          <table:table-cell office:value-type="float" office:value="69.1503990477" calcext:value-type="float">
            <text:p>69.1503990477</text:p>
          </table:table-cell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74.7671307881" calcext:value-type="float">
            <text:p>74.7671307881</text:p>
          </table:table-cell>
          <table:table-cell office:value-type="float" office:value="76.5776674224" calcext:value-type="float">
            <text:p>76.5776674224</text:p>
          </table:table-cell>
          <table:table-cell office:value-type="float" office:value="74.807722944" calcext:value-type="float">
            <text:p>74.807722944</text:p>
          </table:table-cell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78.3747560092" calcext:value-type="float">
            <text:p>78.3747560092</text:p>
          </table:table-cell>
          <table:table-cell office:value-type="float" office:value="83.3853490205" calcext:value-type="float">
            <text:p>83.3853490205</text:p>
          </table:table-cell>
          <table:table-cell office:value-type="float" office:value="78.5435414198" calcext:value-type="float">
            <text:p>78.5435414198</text:p>
          </table:table-cell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9.1241077316" calcext:value-type="float">
            <text:p>89.1241077316</text:p>
          </table:table-cell>
          <table:table-cell office:value-type="float" office:value="89.1309640141" calcext:value-type="float">
            <text:p>89.1309640141</text:p>
          </table:table-cell>
          <table:table-cell office:value-type="float" office:value="89.1241077316" calcext:value-type="float">
            <text:p>89.1241077316</text:p>
          </table:table-cell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92.9537189803" calcext:value-type="float">
            <text:p>92.9537189803</text:p>
          </table:table-cell>
          <table:table-cell office:value-type="float" office:value="92.9795045841" calcext:value-type="float">
            <text:p>92.9795045841</text:p>
          </table:table-cell>
          <table:table-cell office:value-type="float" office:value="92.9537189803" calcext:value-type="float">
            <text:p>92.9537189803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95.6726218512" calcext:value-type="float">
            <text:p>95.6726218512</text:p>
          </table:table-cell>
          <table:table-cell office:value-type="float" office:value="95.7011552765" calcext:value-type="float">
            <text:p>95.7011552765</text:p>
          </table:table-cell>
          <table:table-cell office:value-type="float" office:value="95.6726218512" calcext:value-type="float">
            <text:p>95.6726218512</text:p>
          </table:table-cell>
        </table:table-row>
        <table:table-row table:style-name="ro1"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94.9200247615" calcext:value-type="float">
            <text:p>94.9200247615</text:p>
          </table:table-cell>
          <table:table-cell office:value-type="float" office:value="94.9523026076" calcext:value-type="float">
            <text:p>94.9523026076</text:p>
          </table:table-cell>
          <table:table-cell office:value-type="float" office:value="94.9200247615" calcext:value-type="float">
            <text:p>94.9200247615</text:p>
          </table:table-cell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92.2850166625" calcext:value-type="float">
            <text:p>92.2850166625</text:p>
          </table:table-cell>
          <table:table-cell office:value-type="float" office:value="92.3216103777" calcext:value-type="float">
            <text:p>92.3216103777</text:p>
          </table:table-cell>
          <table:table-cell office:value-type="float" office:value="92.2850166625" calcext:value-type="float">
            <text:p>92.2850166625</text:p>
          </table:table-cell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91.7639259367" calcext:value-type="float">
            <text:p>91.7639259367</text:p>
          </table:table-cell>
          <table:table-cell office:value-type="float" office:value="91.8011255009" calcext:value-type="float">
            <text:p>91.8011255009</text:p>
          </table:table-cell>
          <table:table-cell office:value-type="float" office:value="91.7639259367" calcext:value-type="float">
            <text:p>91.7639259367</text:p>
          </table:table-cell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2.2696548963" calcext:value-type="float">
            <text:p>92.2696548963</text:p>
          </table:table-cell>
          <table:table-cell office:value-type="float" office:value="92.3036672254" calcext:value-type="float">
            <text:p>92.3036672254</text:p>
          </table:table-cell>
          <table:table-cell office:value-type="float" office:value="92.2696548963" calcext:value-type="float">
            <text:p>92.2696548963</text:p>
          </table:table-cell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2.3656633208" calcext:value-type="float">
            <text:p>92.3656633208</text:p>
          </table:table-cell>
          <table:table-cell office:value-type="float" office:value="92.4008415671" calcext:value-type="float">
            <text:p>92.4008415671</text:p>
          </table:table-cell>
          <table:table-cell office:value-type="float" office:value="92.3656633208" calcext:value-type="float">
            <text:p>92.3656633208</text:p>
          </table:table-cell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2.257423212" calcext:value-type="float">
            <text:p>92.257423212</text:p>
          </table:table-cell>
          <table:table-cell office:value-type="float" office:value="92.2938245147" calcext:value-type="float">
            <text:p>92.2938245147</text:p>
          </table:table-cell>
          <table:table-cell office:value-type="float" office:value="92.257423212" calcext:value-type="float">
            <text:p>92.257423212</text:p>
          </table:table-cell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1.7533798165" calcext:value-type="float">
            <text:p>91.7533798165</text:p>
          </table:table-cell>
          <table:table-cell office:value-type="float" office:value="91.7881809079" calcext:value-type="float">
            <text:p>91.7881809079</text:p>
          </table:table-cell>
          <table:table-cell office:value-type="float" office:value="91.7533798165" calcext:value-type="float">
            <text:p>91.7533798165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91.6059581855" calcext:value-type="float">
            <text:p>91.6059581855</text:p>
          </table:table-cell>
          <table:table-cell office:value-type="float" office:value="91.6282931775" calcext:value-type="float">
            <text:p>91.6282931775</text:p>
          </table:table-cell>
          <table:table-cell office:value-type="float" office:value="91.6059581855" calcext:value-type="float">
            <text:p>91.6059581855</text:p>
          </table:table-cell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87.2421331383" calcext:value-type="float">
            <text:p>87.2421331383</text:p>
          </table:table-cell>
          <table:table-cell office:value-type="float" office:value="87.2449252683" calcext:value-type="float">
            <text:p>87.2449252683</text:p>
          </table:table-cell>
          <table:table-cell office:value-type="float" office:value="87.2421331383" calcext:value-type="float">
            <text:p>87.2421331383</text:p>
          </table:table-cell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82.1095436328" calcext:value-type="float">
            <text:p>82.1095436328</text:p>
          </table:table-cell>
          <table:table-cell office:value-type="float" office:value="82.1050216888" calcext:value-type="float">
            <text:p>82.1050216888</text:p>
          </table:table-cell>
          <table:table-cell office:value-type="float" office:value="82.1095436328" calcext:value-type="float">
            <text:p>82.1095436328</text:p>
          </table:table-cell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82.1238168481" calcext:value-type="float">
            <text:p>82.1238168481</text:p>
          </table:table-cell>
          <table:table-cell office:value-type="float" office:value="82.1168626367" calcext:value-type="float">
            <text:p>82.1168626367</text:p>
          </table:table-cell>
          <table:table-cell office:value-type="float" office:value="82.1238168481" calcext:value-type="float">
            <text:p>82.1238168481</text:p>
          </table:table-cell>
        </table:table-row>
        <table:table-row table:style-name="ro1"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82.1549473253" calcext:value-type="float">
            <text:p>82.1549473253</text:p>
          </table:table-cell>
          <table:table-cell office:value-type="float" office:value="82.1473982417" calcext:value-type="float">
            <text:p>82.1473982417</text:p>
          </table:table-cell>
          <table:table-cell office:value-type="float" office:value="82.1549473253" calcext:value-type="float">
            <text:p>82.1549473253</text:p>
          </table:table-cell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82.1532253782" calcext:value-type="float">
            <text:p>82.1532253782</text:p>
          </table:table-cell>
          <table:table-cell office:value-type="float" office:value="82.1457126439" calcext:value-type="float">
            <text:p>82.1457126439</text:p>
          </table:table-cell>
          <table:table-cell office:value-type="float" office:value="82.1532253782" calcext:value-type="float">
            <text:p>82.1532253782</text:p>
          </table:table-cell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82.114894901" calcext:value-type="float">
            <text:p>82.114894901</text:p>
          </table:table-cell>
          <table:table-cell office:value-type="float" office:value="82.1081241349" calcext:value-type="float">
            <text:p>82.1081241349</text:p>
          </table:table-cell>
          <table:table-cell office:value-type="float" office:value="82.114894901" calcext:value-type="float">
            <text:p>82.114894901</text:p>
          </table:table-cell>
        </table:table-row>
        <table:table-row table:style-name="ro1"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82.885995965" calcext:value-type="float">
            <text:p>82.885995965</text:p>
          </table:table-cell>
          <table:table-cell office:value-type="float" office:value="82.8821972559" calcext:value-type="float">
            <text:p>82.8821972559</text:p>
          </table:table-cell>
          <table:table-cell office:value-type="float" office:value="82.885995965" calcext:value-type="float">
            <text:p>82.885995965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88.3414984774" calcext:value-type="float">
            <text:p>88.3414984774</text:p>
          </table:table-cell>
          <table:table-cell office:value-type="float" office:value="88.3502608497" calcext:value-type="float">
            <text:p>88.3502608497</text:p>
          </table:table-cell>
          <table:table-cell office:value-type="float" office:value="88.3414984774" calcext:value-type="float">
            <text:p>88.3414984774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92.9986645732" calcext:value-type="float">
            <text:p>92.9986645732</text:p>
          </table:table-cell>
          <table:table-cell office:value-type="float" office:value="93.0242352831" calcext:value-type="float">
            <text:p>93.0242352831</text:p>
          </table:table-cell>
          <table:table-cell office:value-type="float" office:value="92.9986645732" calcext:value-type="float">
            <text:p>92.9986645732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92.3887738138" calcext:value-type="float">
            <text:p>92.3887738138</text:p>
          </table:table-cell>
          <table:table-cell office:value-type="float" office:value="92.4234938267" calcext:value-type="float">
            <text:p>92.4234938267</text:p>
          </table:table-cell>
          <table:table-cell office:value-type="float" office:value="92.3887738138" calcext:value-type="float">
            <text:p>92.3887738138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89.9381465179" calcext:value-type="float">
            <text:p>89.9381465179</text:p>
          </table:table-cell>
          <table:table-cell office:value-type="float" office:value="89.9776551241" calcext:value-type="float">
            <text:p>89.9776551241</text:p>
          </table:table-cell>
          <table:table-cell office:value-type="float" office:value="89.9381465179" calcext:value-type="float">
            <text:p>89.9381465179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90.4292789731" calcext:value-type="float">
            <text:p>90.4292789731</text:p>
          </table:table-cell>
          <table:table-cell office:value-type="float" office:value="90.5545271716" calcext:value-type="float">
            <text:p>90.5545271716</text:p>
          </table:table-cell>
          <table:table-cell office:value-type="float" office:value="90.4292789731" calcext:value-type="float">
            <text:p>90.4292789731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90.8330561205" calcext:value-type="float">
            <text:p>90.8330561205</text:p>
          </table:table-cell>
          <table:table-cell office:value-type="float" office:value="90.9470224244" calcext:value-type="float">
            <text:p>90.9470224244</text:p>
          </table:table-cell>
          <table:table-cell office:value-type="float" office:value="90.8330561205" calcext:value-type="float">
            <text:p>90.8330561205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90.7366520795" calcext:value-type="float">
            <text:p>90.7366520795</text:p>
          </table:table-cell>
          <table:table-cell office:value-type="float" office:value="90.8526066686" calcext:value-type="float">
            <text:p>90.8526066686</text:p>
          </table:table-cell>
          <table:table-cell office:value-type="float" office:value="90.7366520795" calcext:value-type="float">
            <text:p>90.7366520795</text:p>
          </table:table-cell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89.7895709849" calcext:value-type="float">
            <text:p>89.7895709849</text:p>
          </table:table-cell>
          <table:table-cell office:value-type="float" office:value="89.919692406" calcext:value-type="float">
            <text:p>89.919692406</text:p>
          </table:table-cell>
          <table:table-cell office:value-type="float" office:value="89.7895709849" calcext:value-type="float">
            <text:p>89.7895709849</text:p>
          </table:table-cell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90.8085640331" calcext:value-type="float">
            <text:p>90.8085640331</text:p>
          </table:table-cell>
          <table:table-cell office:value-type="float" office:value="90.933746543" calcext:value-type="float">
            <text:p>90.933746543</text:p>
          </table:table-cell>
          <table:table-cell office:value-type="float" office:value="90.8085640331" calcext:value-type="float">
            <text:p>90.8085640331</text:p>
          </table:table-cell>
        </table:table-row>
        <table:table-row table:style-name="ro1"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93.722587813" calcext:value-type="float">
            <text:p>93.722587813</text:p>
          </table:table-cell>
          <table:table-cell office:value-type="float" office:value="93.8258191872" calcext:value-type="float">
            <text:p>93.8258191872</text:p>
          </table:table-cell>
          <table:table-cell office:value-type="float" office:value="93.722587813" calcext:value-type="float">
            <text:p>93.722587813</text:p>
          </table:table-cell>
        </table:table-row>
        <table:table-row table:style-name="ro1"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94.2246578181" calcext:value-type="float">
            <text:p>94.2246578181</text:p>
          </table:table-cell>
          <table:table-cell office:value-type="float" office:value="94.3313236915" calcext:value-type="float">
            <text:p>94.3313236915</text:p>
          </table:table-cell>
          <table:table-cell office:value-type="float" office:value="94.2246578181" calcext:value-type="float">
            <text:p>94.2246578181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94.1051237044" calcext:value-type="float">
            <text:p>94.1051237044</text:p>
          </table:table-cell>
          <table:table-cell office:value-type="float" office:value="94.2141902729" calcext:value-type="float">
            <text:p>94.2141902729</text:p>
          </table:table-cell>
          <table:table-cell office:value-type="float" office:value="94.1051237044" calcext:value-type="float">
            <text:p>94.1051237044</text:p>
          </table:table-cell>
        </table:table-row>
        <table:table-row table:style-name="ro1"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93.8635293629" calcext:value-type="float">
            <text:p>93.8635293629</text:p>
          </table:table-cell>
          <table:table-cell office:value-type="float" office:value="93.9770496284" calcext:value-type="float">
            <text:p>93.9770496284</text:p>
          </table:table-cell>
          <table:table-cell office:value-type="float" office:value="93.8635293629" calcext:value-type="float">
            <text:p>93.8635293629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95.6095685722" calcext:value-type="float">
            <text:p>95.6095685722</text:p>
          </table:table-cell>
          <table:table-cell office:value-type="float" office:value="95.6908157441" calcext:value-type="float">
            <text:p>95.6908157441</text:p>
          </table:table-cell>
          <table:table-cell office:value-type="float" office:value="95.6095685722" calcext:value-type="float">
            <text:p>95.6095685722</text:p>
          </table:table-cell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96.2597998653" calcext:value-type="float">
            <text:p>96.2597998653</text:p>
          </table:table-cell>
          <table:table-cell office:value-type="float" office:value="96.3263805038" calcext:value-type="float">
            <text:p>96.3263805038</text:p>
          </table:table-cell>
          <table:table-cell office:value-type="float" office:value="96.2597998653" calcext:value-type="float">
            <text:p>96.2597998653</text:p>
          </table:table-cell>
        </table:table-row>
        <table:table-row table:style-name="ro1"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94.0427324141" calcext:value-type="float">
            <text:p>94.0427324141</text:p>
          </table:table-cell>
          <table:table-cell office:value-type="float" office:value="94.1232674868" calcext:value-type="float">
            <text:p>94.1232674868</text:p>
          </table:table-cell>
          <table:table-cell office:value-type="float" office:value="94.0427324141" calcext:value-type="float">
            <text:p>94.0427324141</text:p>
          </table:table-cell>
        </table:table-row>
        <table:table-row table:style-name="ro1"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90.9791114433" calcext:value-type="float">
            <text:p>90.9791114433</text:p>
          </table:table-cell>
          <table:table-cell office:value-type="float" office:value="91.048934384" calcext:value-type="float">
            <text:p>91.048934384</text:p>
          </table:table-cell>
          <table:table-cell office:value-type="float" office:value="90.9791114433" calcext:value-type="float">
            <text:p>90.9791114433</text:p>
          </table:table-cell>
        </table:table-row>
        <table:table-row table:style-name="ro1"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85.8749433964" calcext:value-type="float">
            <text:p>85.8749433964</text:p>
          </table:table-cell>
          <table:table-cell office:value-type="float" office:value="85.9103483825" calcext:value-type="float">
            <text:p>85.9103483825</text:p>
          </table:table-cell>
          <table:table-cell office:value-type="float" office:value="85.8749433964" calcext:value-type="float">
            <text:p>85.8749433964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80.1339797212" calcext:value-type="float">
            <text:p>80.1339797212</text:p>
          </table:table-cell>
          <table:table-cell office:value-type="float" office:value="80.1088739507" calcext:value-type="float">
            <text:p>80.1088739507</text:p>
          </table:table-cell>
          <table:table-cell office:value-type="float" office:value="80.1339797212" calcext:value-type="float">
            <text:p>80.1339797212</text:p>
          </table:table-cell>
        </table:table-row>
        <table:table-row table:style-name="ro1"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73.4565194" calcext:value-type="float">
            <text:p>73.4565194</text:p>
          </table:table-cell>
          <table:table-cell office:value-type="float" office:value="73.3770715767" calcext:value-type="float">
            <text:p>73.3770715767</text:p>
          </table:table-cell>
          <table:table-cell office:value-type="float" office:value="73.4565194" calcext:value-type="float">
            <text:p>73.4565194</text:p>
          </table:table-cell>
        </table:table-row>
        <table:table-row table:style-name="ro1"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65.6926313411" calcext:value-type="float">
            <text:p>65.6926313411</text:p>
          </table:table-cell>
          <table:table-cell office:value-type="float" office:value="65.621024101" calcext:value-type="float">
            <text:p>65.621024101</text:p>
          </table:table-cell>
          <table:table-cell office:value-type="float" office:value="65.6926313411" calcext:value-type="float">
            <text:p>65.6926313411</text:p>
          </table:table-cell>
        </table:table-row>
        <table:table-row table:style-name="ro1"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57.1508476629" calcext:value-type="float">
            <text:p>57.1508476629</text:p>
          </table:table-cell>
          <table:table-cell office:value-type="float" office:value="57.213251473" calcext:value-type="float">
            <text:p>57.213251473</text:p>
          </table:table-cell>
          <table:table-cell office:value-type="float" office:value="57.1508476629" calcext:value-type="float">
            <text:p>57.1508476629</text:p>
          </table:table-cell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52.1973824697" calcext:value-type="float">
            <text:p>52.1973824697</text:p>
          </table:table-cell>
          <table:table-cell office:value-type="float" office:value="52.3971507099" calcext:value-type="float">
            <text:p>52.3971507099</text:p>
          </table:table-cell>
          <table:table-cell office:value-type="float" office:value="52.1973824697" calcext:value-type="float">
            <text:p>52.1973824697</text:p>
          </table:table-cell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52.1973824697" calcext:value-type="float">
            <text:p>52.1973824697</text:p>
          </table:table-cell>
          <table:table-cell office:value-type="float" office:value="52.3971507099" calcext:value-type="float">
            <text:p>52.3971507099</text:p>
          </table:table-cell>
          <table:table-cell office:value-type="float" office:value="52.1973824697" calcext:value-type="float">
            <text:p>52.1973824697</text:p>
          </table:table-cell>
        </table:table-row>
        <table:table-row table:style-name="ro1"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52.1973824697" calcext:value-type="float">
            <text:p>52.1973824697</text:p>
          </table:table-cell>
          <table:table-cell office:value-type="float" office:value="52.3971507099" calcext:value-type="float">
            <text:p>52.3971507099</text:p>
          </table:table-cell>
          <table:table-cell office:value-type="float" office:value="52.1973824697" calcext:value-type="float">
            <text:p>52.1973824697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52.1973824697" calcext:value-type="float">
            <text:p>52.1973824697</text:p>
          </table:table-cell>
          <table:table-cell office:value-type="float" office:value="52.3971507099" calcext:value-type="float">
            <text:p>52.3971507099</text:p>
          </table:table-cell>
          <table:table-cell office:value-type="float" office:value="52.1973824697" calcext:value-type="float">
            <text:p>52.1973824697</text:p>
          </table:table-cell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52.1973824697" calcext:value-type="float">
            <text:p>52.1973824697</text:p>
          </table:table-cell>
          <table:table-cell office:value-type="float" office:value="52.3971507099" calcext:value-type="float">
            <text:p>52.3971507099</text:p>
          </table:table-cell>
          <table:table-cell office:value-type="float" office:value="52.1973824697" calcext:value-type="float">
            <text:p>52.1973824697</text:p>
          </table:table-cell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56.1460383257" calcext:value-type="float">
            <text:p>56.1460383257</text:p>
          </table:table-cell>
          <table:table-cell office:value-type="float" office:value="56.2328343429" calcext:value-type="float">
            <text:p>56.2328343429</text:p>
          </table:table-cell>
          <table:table-cell office:value-type="float" office:value="56.1460383257" calcext:value-type="float">
            <text:p>56.1460383257</text:p>
          </table:table-cell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office:value-type="float" office:value="64.6167622774" calcext:value-type="float">
            <text:p>64.6167622774</text:p>
          </table:table-cell>
          <table:table-cell office:value-type="float" office:value="92.3065607736" calcext:value-type="float">
            <text:p>92.3065607736</text:p>
          </table:table-cell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float" office:value="72.5701124479" calcext:value-type="float">
            <text:p>72.5701124479</text:p>
          </table:table-cell>
          <table:table-cell office:value-type="float" office:value="72.4864579599" calcext:value-type="float">
            <text:p>72.4864579599</text:p>
          </table:table-cell>
          <table:table-cell office:value-type="float" office:value="72.5701124479" calcext:value-type="float">
            <text:p>72.5701124479</text:p>
          </table:table-cell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79.3751927313" calcext:value-type="float">
            <text:p>79.3751927313</text:p>
          </table:table-cell>
          <table:table-cell office:value-type="float" office:value="79.34193088" calcext:value-type="float">
            <text:p>79.34193088</text:p>
          </table:table-cell>
          <table:table-cell office:value-type="float" office:value="79.3751927313" calcext:value-type="float">
            <text:p>79.3751927313</text:p>
          </table:table-cell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5.1730856101" calcext:value-type="float">
            <text:p>85.1730856101</text:p>
          </table:table-cell>
          <table:table-cell office:value-type="float" office:value="85.2019628288" calcext:value-type="float">
            <text:p>85.2019628288</text:p>
          </table:table-cell>
          <table:table-cell office:value-type="float" office:value="85.1730856101" calcext:value-type="float">
            <text:p>85.1730856101</text:p>
          </table:table-cell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90.3120912922" calcext:value-type="float">
            <text:p>90.3120912922</text:p>
          </table:table-cell>
          <table:table-cell office:value-type="float" office:value="90.3798843541" calcext:value-type="float">
            <text:p>90.3798843541</text:p>
          </table:table-cell>
          <table:table-cell office:value-type="float" office:value="90.3120912922" calcext:value-type="float">
            <text:p>90.3120912922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93.7402328822" calcext:value-type="float">
            <text:p>93.7402328822</text:p>
          </table:table-cell>
          <table:table-cell office:value-type="float" office:value="93.8203396751" calcext:value-type="float">
            <text:p>93.8203396751</text:p>
          </table:table-cell>
          <table:table-cell office:value-type="float" office:value="93.7402328822" calcext:value-type="float">
            <text:p>93.7402328822</text:p>
          </table:table-cell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96.5408746271" calcext:value-type="float">
            <text:p>96.5408746271</text:p>
          </table:table-cell>
          <table:table-cell office:value-type="float" office:value="96.895928731" calcext:value-type="float">
            <text:p>96.895928731</text:p>
          </table:table-cell>
          <table:table-cell office:value-type="float" office:value="96.5408746271" calcext:value-type="float">
            <text:p>96.5408746271</text:p>
          </table:table-cell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95.4343110609" calcext:value-type="float">
            <text:p>95.4343110609</text:p>
          </table:table-cell>
          <table:table-cell office:value-type="float" office:value="95.9163931042" calcext:value-type="float">
            <text:p>95.9163931042</text:p>
          </table:table-cell>
          <table:table-cell office:value-type="float" office:value="95.4343110609" calcext:value-type="float">
            <text:p>95.4343110609</text:p>
          </table:table-cell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95.059318326" calcext:value-type="float">
            <text:p>95.059318326</text:p>
          </table:table-cell>
          <table:table-cell office:value-type="float" office:value="95.5815227458" calcext:value-type="float">
            <text:p>95.5815227458</text:p>
          </table:table-cell>
          <table:table-cell office:value-type="float" office:value="95.059318326" calcext:value-type="float">
            <text:p>95.059318326</text:p>
          </table:table-cell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95.1442043542" calcext:value-type="float">
            <text:p>95.1442043542</text:p>
          </table:table-cell>
          <table:table-cell office:value-type="float" office:value="95.6572769061" calcext:value-type="float">
            <text:p>95.6572769061</text:p>
          </table:table-cell>
          <table:table-cell office:value-type="float" office:value="95.1442043542" calcext:value-type="float">
            <text:p>95.1442043542</text:p>
          </table:table-cell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94.724541041" calcext:value-type="float">
            <text:p>94.724541041</text:p>
          </table:table-cell>
          <table:table-cell office:value-type="float" office:value="95.2588591146" calcext:value-type="float">
            <text:p>95.2588591146</text:p>
          </table:table-cell>
          <table:table-cell office:value-type="float" office:value="94.724541041" calcext:value-type="float">
            <text:p>94.724541041</text:p>
          </table:table-cell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92.487530705" calcext:value-type="float">
            <text:p>92.487530705</text:p>
          </table:table-cell>
          <table:table-cell office:value-type="float" office:value="93.1874782706" calcext:value-type="float">
            <text:p>93.1874782706</text:p>
          </table:table-cell>
          <table:table-cell office:value-type="float" office:value="92.487530705" calcext:value-type="float">
            <text:p>92.487530705</text:p>
          </table:table-cell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91.4115320928" calcext:value-type="float">
            <text:p>91.4115320928</text:p>
          </table:table-cell>
          <table:table-cell office:value-type="float" office:value="92.1946576358" calcext:value-type="float">
            <text:p>92.1946576358</text:p>
          </table:table-cell>
          <table:table-cell office:value-type="float" office:value="91.4115320928" calcext:value-type="float">
            <text:p>91.4115320928</text:p>
          </table:table-cell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92.4298804086" calcext:value-type="float">
            <text:p>92.4298804086</text:p>
          </table:table-cell>
          <table:table-cell office:value-type="float" office:value="93.11456112" calcext:value-type="float">
            <text:p>93.11456112</text:p>
          </table:table-cell>
          <table:table-cell office:value-type="float" office:value="92.4298804086" calcext:value-type="float">
            <text:p>92.4298804086</text:p>
          </table:table-cell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92.560159833" calcext:value-type="float">
            <text:p>92.560159833</text:p>
          </table:table-cell>
          <table:table-cell office:value-type="float" office:value="93.2360525283" calcext:value-type="float">
            <text:p>93.2360525283</text:p>
          </table:table-cell>
          <table:table-cell office:value-type="float" office:value="92.560159833" calcext:value-type="float">
            <text:p>92.560159833</text:p>
          </table:table-cell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92.3152712096" calcext:value-type="float">
            <text:p>92.3152712096</text:p>
          </table:table-cell>
          <table:table-cell office:value-type="float" office:value="93.0228206501" calcext:value-type="float">
            <text:p>93.0228206501</text:p>
          </table:table-cell>
          <table:table-cell office:value-type="float" office:value="92.3152712096" calcext:value-type="float">
            <text:p>92.3152712096</text:p>
          </table:table-cell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92.1013058426" calcext:value-type="float">
            <text:p>92.1013058426</text:p>
          </table:table-cell>
          <table:table-cell office:value-type="float" office:value="92.8223486832" calcext:value-type="float">
            <text:p>92.8223486832</text:p>
          </table:table-cell>
          <table:table-cell office:value-type="float" office:value="92.1013058426" calcext:value-type="float">
            <text:p>92.1013058426</text:p>
          </table:table-cell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92.8345328162" calcext:value-type="float">
            <text:p>92.8345328162</text:p>
          </table:table-cell>
          <table:table-cell office:value-type="float" office:value="93.4637568857" calcext:value-type="float">
            <text:p>93.4637568857</text:p>
          </table:table-cell>
          <table:table-cell office:value-type="float" office:value="92.8345328162" calcext:value-type="float">
            <text:p>92.8345328162</text:p>
          </table:table-cell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90.3464856758" calcext:value-type="float">
            <text:p>90.3464856758</text:p>
          </table:table-cell>
          <table:table-cell office:value-type="float" office:value="91.088446151" calcext:value-type="float">
            <text:p>91.088446151</text:p>
          </table:table-cell>
          <table:table-cell office:value-type="float" office:value="90.3464856758" calcext:value-type="float">
            <text:p>90.3464856758</text:p>
          </table:table-cell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86.3880871638" calcext:value-type="float">
            <text:p>86.3880871638</text:p>
          </table:table-cell>
          <table:table-cell office:value-type="float" office:value="87.324319422" calcext:value-type="float">
            <text:p>87.324319422</text:p>
          </table:table-cell>
          <table:table-cell office:value-type="float" office:value="86.3880871638" calcext:value-type="float">
            <text:p>86.3880871638</text:p>
          </table:table-cell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86.5693350268" calcext:value-type="float">
            <text:p>86.5693350268</text:p>
          </table:table-cell>
          <table:table-cell office:value-type="float" office:value="87.4823610801" calcext:value-type="float">
            <text:p>87.4823610801</text:p>
          </table:table-cell>
          <table:table-cell office:value-type="float" office:value="86.5693350268" calcext:value-type="float">
            <text:p>86.5693350268</text:p>
          </table:table-cell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86.6413486358" calcext:value-type="float">
            <text:p>86.6413486358</text:p>
          </table:table-cell>
          <table:table-cell office:value-type="float" office:value="87.5449281617" calcext:value-type="float">
            <text:p>87.5449281617</text:p>
          </table:table-cell>
          <table:table-cell office:value-type="float" office:value="86.6413486358" calcext:value-type="float">
            <text:p>86.6413486358</text:p>
          </table:table-cell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86.6253281139" calcext:value-type="float">
            <text:p>86.6253281139</text:p>
          </table:table-cell>
          <table:table-cell office:value-type="float" office:value="87.5313885812" calcext:value-type="float">
            <text:p>87.5313885812</text:p>
          </table:table-cell>
          <table:table-cell office:value-type="float" office:value="86.6253281139" calcext:value-type="float">
            <text:p>86.6253281139</text:p>
          </table:table-cell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86.4546370054" calcext:value-type="float">
            <text:p>86.4546370054</text:p>
          </table:table-cell>
          <table:table-cell office:value-type="float" office:value="87.3807897317" calcext:value-type="float">
            <text:p>87.3807897317</text:p>
          </table:table-cell>
          <table:table-cell office:value-type="float" office:value="86.4546370054" calcext:value-type="float">
            <text:p>86.4546370054</text:p>
          </table:table-cell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87.5284553674" calcext:value-type="float">
            <text:p>87.5284553674</text:p>
          </table:table-cell>
          <table:table-cell office:value-type="float" office:value="88.4036590562" calcext:value-type="float">
            <text:p>88.4036590562</text:p>
          </table:table-cell>
          <table:table-cell office:value-type="float" office:value="87.5284553674" calcext:value-type="float">
            <text:p>87.5284553674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90.9096094607" calcext:value-type="float">
            <text:p>90.9096094607</text:p>
          </table:table-cell>
          <table:table-cell office:value-type="float" office:value="91.6387309778" calcext:value-type="float">
            <text:p>91.6387309778</text:p>
          </table:table-cell>
          <table:table-cell office:value-type="float" office:value="90.9096094607" calcext:value-type="float">
            <text:p>90.9096094607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93.1256410312" calcext:value-type="float">
            <text:p>93.1256410312</text:p>
          </table:table-cell>
          <table:table-cell office:value-type="float" office:value="93.7501593191" calcext:value-type="float">
            <text:p>93.7501593191</text:p>
          </table:table-cell>
          <table:table-cell office:value-type="float" office:value="93.1256410312" calcext:value-type="float">
            <text:p>93.1256410312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94.3228389798" calcext:value-type="float">
            <text:p>94.3228389798</text:p>
          </table:table-cell>
          <table:table-cell office:value-type="float" office:value="94.8673382923" calcext:value-type="float">
            <text:p>94.8673382923</text:p>
          </table:table-cell>
          <table:table-cell office:value-type="float" office:value="94.3228389798" calcext:value-type="float">
            <text:p>94.3228389798</text:p>
          </table:table-cell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94.092536092" calcext:value-type="float">
            <text:p>94.092536092</text:p>
          </table:table-cell>
          <table:table-cell office:value-type="float" office:value="94.6577932731" calcext:value-type="float">
            <text:p>94.6577932731</text:p>
          </table:table-cell>
          <table:table-cell office:value-type="float" office:value="94.092536092" calcext:value-type="float">
            <text:p>94.092536092</text:p>
          </table:table-cell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94.0198677135" calcext:value-type="float">
            <text:p>94.0198677135</text:p>
          </table:table-cell>
          <table:table-cell office:value-type="float" office:value="94.5886502552" calcext:value-type="float">
            <text:p>94.5886502552</text:p>
          </table:table-cell>
          <table:table-cell office:value-type="float" office:value="94.0198677135" calcext:value-type="float">
            <text:p>94.0198677135</text:p>
          </table:table-cell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93.8413680701" calcext:value-type="float">
            <text:p>93.8413680701</text:p>
          </table:table-cell>
          <table:table-cell office:value-type="float" office:value="94.4327482597" calcext:value-type="float">
            <text:p>94.4327482597</text:p>
          </table:table-cell>
          <table:table-cell office:value-type="float" office:value="93.8413680701" calcext:value-type="float">
            <text:p>93.8413680701</text:p>
          </table:table-cell>
        </table:table-row>
        <table:table-row table:style-name="ro1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94.9403146726" calcext:value-type="float">
            <text:p>94.9403146726</text:p>
          </table:table-cell>
          <table:table-cell office:value-type="float" office:value="95.4258871776" calcext:value-type="float">
            <text:p>95.4258871776</text:p>
          </table:table-cell>
          <table:table-cell office:value-type="float" office:value="94.9403146726" calcext:value-type="float">
            <text:p>94.9403146726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93.2295078673" calcext:value-type="float">
            <text:p>93.2295078673</text:p>
          </table:table-cell>
          <table:table-cell office:value-type="float" office:value="93.7945835186" calcext:value-type="float">
            <text:p>93.7945835186</text:p>
          </table:table-cell>
          <table:table-cell office:value-type="float" office:value="93.2295078673" calcext:value-type="float">
            <text:p>93.2295078673</text:p>
          </table:table-cell>
        </table:table-row>
        <table:table-row table:style-name="ro1">
          <table:table-cell table:number-columns-repeated="8"/>
          <table:table-cell office:value-type="float" office:value="133" calcext:value-type="float">
            <text:p>133</text:p>
          </table:table-cell>
          <table:table-cell/>
          <table:table-cell office:value-type="float" office:value="89.6370373717" calcext:value-type="float">
            <text:p>89.6370373717</text:p>
          </table:table-cell>
          <table:table-cell office:value-type="float" office:value="139.157998626" calcext:value-type="float">
            <text:p>139.157998626</text:p>
          </table:table-cell>
        </table:table-row>
        <table:table-row table:style-name="ro1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83.9324875637" calcext:value-type="float">
            <text:p>83.9324875637</text:p>
          </table:table-cell>
          <table:table-cell office:value-type="float" office:value="84.7611690997" calcext:value-type="float">
            <text:p>84.7611690997</text:p>
          </table:table-cell>
          <table:table-cell office:value-type="float" office:value="83.9324875637" calcext:value-type="float">
            <text:p>83.9324875637</text:p>
          </table:table-cell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77.8735047879" calcext:value-type="float">
            <text:p>77.8735047879</text:p>
          </table:table-cell>
          <table:table-cell office:value-type="float" office:value="78.7509459131" calcext:value-type="float">
            <text:p>78.7509459131</text:p>
          </table:table-cell>
          <table:table-cell office:value-type="float" office:value="77.8735047879" calcext:value-type="float">
            <text:p>77.8735047879</text:p>
          </table:table-cell>
        </table:table-row>
        <table:table-row table:style-name="ro1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75.457062482" calcext:value-type="float">
            <text:p>75.457062482</text:p>
          </table:table-cell>
          <table:table-cell office:value-type="float" office:value="76.8061078034" calcext:value-type="float">
            <text:p>76.8061078034</text:p>
          </table:table-cell>
          <table:table-cell office:value-type="float" office:value="75.457062482" calcext:value-type="float">
            <text:p>75.457062482</text:p>
          </table:table-cell>
        </table:table-row>
        <table:table-row table:style-name="ro1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75.4702556058" calcext:value-type="float">
            <text:p>75.4702556058</text:p>
          </table:table-cell>
          <table:table-cell office:value-type="float" office:value="76.8168884767" calcext:value-type="float">
            <text:p>76.8168884767</text:p>
          </table:table-cell>
          <table:table-cell office:value-type="float" office:value="75.4702556058" calcext:value-type="float">
            <text:p>75.4702556058</text:p>
          </table:table-cell>
        </table:table-row>
        <table:table-row table:style-name="ro1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75.4703684223" calcext:value-type="float">
            <text:p>75.4703684223</text:p>
          </table:table-cell>
          <table:table-cell office:value-type="float" office:value="76.816973863" calcext:value-type="float">
            <text:p>76.816973863</text:p>
          </table:table-cell>
          <table:table-cell office:value-type="float" office:value="75.4703684223" calcext:value-type="float">
            <text:p>75.4703684223</text:p>
          </table:table-cell>
        </table:table-row>
        <table:table-row table:style-name="ro1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75.4690628295" calcext:value-type="float">
            <text:p>75.4690628295</text:p>
          </table:table-cell>
          <table:table-cell office:value-type="float" office:value="76.8159754616" calcext:value-type="float">
            <text:p>76.8159754616</text:p>
          </table:table-cell>
          <table:table-cell office:value-type="float" office:value="75.4690628295" calcext:value-type="float">
            <text:p>75.4690628295</text:p>
          </table:table-cell>
        </table:table-row>
        <table:table-row table:style-name="ro1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75.4526422227" calcext:value-type="float">
            <text:p>75.4526422227</text:p>
          </table:table-cell>
          <table:table-cell office:value-type="float" office:value="76.801878135" calcext:value-type="float">
            <text:p>76.801878135</text:p>
          </table:table-cell>
          <table:table-cell office:value-type="float" office:value="75.4526422227" calcext:value-type="float">
            <text:p>75.4526422227</text:p>
          </table:table-cell>
        </table:table-row>
        <table:table-row table:style-name="ro1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78.619869923" calcext:value-type="float">
            <text:p>78.619869923</text:p>
          </table:table-cell>
          <table:table-cell office:value-type="float" office:value="79.9131166375" calcext:value-type="float">
            <text:p>79.9131166375</text:p>
          </table:table-cell>
          <table:table-cell office:value-type="float" office:value="78.619869923" calcext:value-type="float">
            <text:p>78.619869923</text:p>
          </table:table-cell>
        </table:table-row>
        <table:table-row table:style-name="ro1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84.4498857667" calcext:value-type="float">
            <text:p>84.4498857667</text:p>
          </table:table-cell>
          <table:table-cell office:value-type="float" office:value="85.6282446444" calcext:value-type="float">
            <text:p>85.6282446444</text:p>
          </table:table-cell>
          <table:table-cell office:value-type="float" office:value="84.4498857667" calcext:value-type="float">
            <text:p>84.4498857667</text:p>
          </table:table-cell>
        </table:table-row>
        <table:table-row table:style-name="ro1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89.1891641971" calcext:value-type="float">
            <text:p>89.1891641971</text:p>
          </table:table-cell>
          <table:table-cell office:value-type="float" office:value="90.206868609" calcext:value-type="float">
            <text:p>90.206868609</text:p>
          </table:table-cell>
          <table:table-cell office:value-type="float" office:value="89.1891641971" calcext:value-type="float">
            <text:p>89.1891641971</text:p>
          </table:table-cell>
        </table:table-row>
        <table:table-row table:style-name="ro1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93.3234890349" calcext:value-type="float">
            <text:p>93.3234890349</text:p>
          </table:table-cell>
          <table:table-cell office:value-type="float" office:value="94.0804476313" calcext:value-type="float">
            <text:p>94.0804476313</text:p>
          </table:table-cell>
          <table:table-cell office:value-type="float" office:value="93.3234890349" calcext:value-type="float">
            <text:p>93.3234890349</text:p>
          </table:table-cell>
        </table:table-row>
        <table:table-row table:style-name="ro1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94.9123906515" calcext:value-type="float">
            <text:p>94.9123906515</text:p>
          </table:table-cell>
          <table:table-cell office:value-type="float" office:value="95.554723544" calcext:value-type="float">
            <text:p>95.554723544</text:p>
          </table:table-cell>
          <table:table-cell office:value-type="float" office:value="94.9123906515" calcext:value-type="float">
            <text:p>94.9123906515</text:p>
          </table:table-cell>
        </table:table-row>
        <table:table-row table:style-name="ro1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93.6872093096" calcext:value-type="float">
            <text:p>93.6872093096</text:p>
          </table:table-cell>
          <table:table-cell office:value-type="float" office:value="94.4706968274" calcext:value-type="float">
            <text:p>94.4706968274</text:p>
          </table:table-cell>
          <table:table-cell office:value-type="float" office:value="93.6872093096" calcext:value-type="float">
            <text:p>93.6872093096</text:p>
          </table:table-cell>
        </table:table-row>
        <table:table-row table:style-name="ro1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93.8739807777" calcext:value-type="float">
            <text:p>93.8739807777</text:p>
          </table:table-cell>
          <table:table-cell office:value-type="float" office:value="94.6300200795" calcext:value-type="float">
            <text:p>94.6300200795</text:p>
          </table:table-cell>
          <table:table-cell office:value-type="float" office:value="93.8739807777" calcext:value-type="float">
            <text:p>93.8739807777</text:p>
          </table:table-cell>
        </table:table-row>
        <table:table-row table:style-name="ro1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93.9231419165" calcext:value-type="float">
            <text:p>93.9231419165</text:p>
          </table:table-cell>
          <table:table-cell office:value-type="float" office:value="94.6758992421" calcext:value-type="float">
            <text:p>94.6758992421</text:p>
          </table:table-cell>
          <table:table-cell office:value-type="float" office:value="93.9231419165" calcext:value-type="float">
            <text:p>93.9231419165</text:p>
          </table:table-cell>
        </table:table-row>
        <table:table-row table:style-name="ro1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94.1437318165" calcext:value-type="float">
            <text:p>94.1437318165</text:p>
          </table:table-cell>
          <table:table-cell office:value-type="float" office:value="94.870667398" calcext:value-type="float">
            <text:p>94.870667398</text:p>
          </table:table-cell>
          <table:table-cell office:value-type="float" office:value="94.1437318165" calcext:value-type="float">
            <text:p>94.1437318165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92.9905908145" calcext:value-type="float">
            <text:p>92.9905908145</text:p>
          </table:table-cell>
          <table:table-cell office:value-type="float" office:value="93.8230555403" calcext:value-type="float">
            <text:p>93.8230555403</text:p>
          </table:table-cell>
          <table:table-cell office:value-type="float" office:value="92.9905908145" calcext:value-type="float">
            <text:p>92.9905908145</text:p>
          </table:table-cell>
        </table:table-row>
        <table:table-row table:style-name="ro1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90.8591630462" calcext:value-type="float">
            <text:p>90.8591630462</text:p>
          </table:table-cell>
          <table:table-cell office:value-type="float" office:value="91.8347266656" calcext:value-type="float">
            <text:p>91.8347266656</text:p>
          </table:table-cell>
          <table:table-cell office:value-type="float" office:value="90.8591630462" calcext:value-type="float">
            <text:p>90.8591630462</text:p>
          </table:table-cell>
        </table:table-row>
        <table:table-row table:style-name="ro1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87.5108261418" calcext:value-type="float">
            <text:p>87.5108261418</text:p>
          </table:table-cell>
          <table:table-cell office:value-type="float" office:value="88.682599738" calcext:value-type="float">
            <text:p>88.682599738</text:p>
          </table:table-cell>
          <table:table-cell office:value-type="float" office:value="87.5108261418" calcext:value-type="float">
            <text:p>87.5108261418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86.3414135059" calcext:value-type="float">
            <text:p>86.3414135059</text:p>
          </table:table-cell>
          <table:table-cell office:value-type="float" office:value="87.5815857517" calcext:value-type="float">
            <text:p>87.5815857517</text:p>
          </table:table-cell>
          <table:table-cell office:value-type="float" office:value="86.3414135059" calcext:value-type="float">
            <text:p>86.3414135059</text:p>
          </table:table-cell>
        </table:table-row>
        <table:table-row table:style-name="ro1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86.5339156266" calcext:value-type="float">
            <text:p>86.5339156266</text:p>
          </table:table-cell>
          <table:table-cell office:value-type="float" office:value="87.7519966308" calcext:value-type="float">
            <text:p>87.7519966308</text:p>
          </table:table-cell>
          <table:table-cell office:value-type="float" office:value="86.5339156266" calcext:value-type="float">
            <text:p>86.5339156266</text:p>
          </table:table-cell>
        </table:table-row>
        <table:table-row table:style-name="ro1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86.5580471162" calcext:value-type="float">
            <text:p>86.5580471162</text:p>
          </table:table-cell>
          <table:table-cell office:value-type="float" office:value="87.7725622485" calcext:value-type="float">
            <text:p>87.7725622485</text:p>
          </table:table-cell>
          <table:table-cell office:value-type="float" office:value="86.5580471162" calcext:value-type="float">
            <text:p>86.5580471162</text:p>
          </table:table-cell>
        </table:table-row>
        <table:table-row table:style-name="ro1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86.4630566811" calcext:value-type="float">
            <text:p>86.4630566811</text:p>
          </table:table-cell>
          <table:table-cell office:value-type="float" office:value="87.6900299313" calcext:value-type="float">
            <text:p>87.6900299313</text:p>
          </table:table-cell>
          <table:table-cell office:value-type="float" office:value="86.4630566811" calcext:value-type="float">
            <text:p>86.4630566811</text:p>
          </table:table-cell>
        </table:table-row>
        <table:table-row table:style-name="ro1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86.2176096111" calcext:value-type="float">
            <text:p>86.2176096111</text:p>
          </table:table-cell>
          <table:table-cell office:value-type="float" office:value="87.4719110171" calcext:value-type="float">
            <text:p>87.4719110171</text:p>
          </table:table-cell>
          <table:table-cell office:value-type="float" office:value="86.2176096111" calcext:value-type="float">
            <text:p>86.2176096111</text:p>
          </table:table-cell>
        </table:table-row>
        <table:table-row table:style-name="ro1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90.1101357706" calcext:value-type="float">
            <text:p>90.1101357706</text:p>
          </table:table-cell>
          <table:table-cell office:value-type="float" office:value="91.1216000809" calcext:value-type="float">
            <text:p>91.1216000809</text:p>
          </table:table-cell>
          <table:table-cell office:value-type="float" office:value="90.1101357706" calcext:value-type="float">
            <text:p>90.1101357706</text:p>
          </table:table-cell>
        </table:table-row>
        <table:table-row table:style-name="ro1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92.5678367826" calcext:value-type="float">
            <text:p>92.5678367826</text:p>
          </table:table-cell>
          <table:table-cell office:value-type="float" office:value="93.4176307522" calcext:value-type="float">
            <text:p>93.4176307522</text:p>
          </table:table-cell>
          <table:table-cell office:value-type="float" office:value="92.5678367826" calcext:value-type="float">
            <text:p>92.5678367826</text:p>
          </table:table-cell>
        </table:table-row>
        <table:table-row table:style-name="ro1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91.5607002871" calcext:value-type="float">
            <text:p>91.5607002871</text:p>
          </table:table-cell>
          <table:table-cell office:value-type="float" office:value="92.5318932455" calcext:value-type="float">
            <text:p>92.5318932455</text:p>
          </table:table-cell>
          <table:table-cell office:value-type="float" office:value="91.5607002871" calcext:value-type="float">
            <text:p>91.5607002871</text:p>
          </table:table-cell>
        </table:table-row>
        <table:table-row table:style-name="ro1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91.7889872887" calcext:value-type="float">
            <text:p>91.7889872887</text:p>
          </table:table-cell>
          <table:table-cell office:value-type="float" office:value="92.7354545033" calcext:value-type="float">
            <text:p>92.7354545033</text:p>
          </table:table-cell>
          <table:table-cell office:value-type="float" office:value="91.7889872887" calcext:value-type="float">
            <text:p>91.7889872887</text:p>
          </table:table-cell>
        </table:table-row>
        <table:table-row table:style-name="ro1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92.0284256952" calcext:value-type="float">
            <text:p>92.0284256952</text:p>
          </table:table-cell>
          <table:table-cell office:value-type="float" office:value="92.9481663096" calcext:value-type="float">
            <text:p>92.9481663096</text:p>
          </table:table-cell>
          <table:table-cell office:value-type="float" office:value="92.0284256952" calcext:value-type="float">
            <text:p>92.0284256952</text:p>
          </table:table-cell>
        </table:table-row>
        <table:table-row table:style-name="ro1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91.9372885159" calcext:value-type="float">
            <text:p>91.9372885159</text:p>
          </table:table-cell>
          <table:table-cell office:value-type="float" office:value="92.8634292399" calcext:value-type="float">
            <text:p>92.8634292399</text:p>
          </table:table-cell>
          <table:table-cell office:value-type="float" office:value="91.9372885159" calcext:value-type="float">
            <text:p>91.9372885159</text:p>
          </table:table-cell>
        </table:table-row>
        <table:table-row table:style-name="ro1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90.7893777074" calcext:value-type="float">
            <text:p>90.7893777074</text:p>
          </table:table-cell>
          <table:table-cell office:value-type="float" office:value="91.8336063138" calcext:value-type="float">
            <text:p>91.8336063138</text:p>
          </table:table-cell>
          <table:table-cell office:value-type="float" office:value="90.7893777074" calcext:value-type="float">
            <text:p>90.7893777074</text:p>
          </table:table-cell>
        </table:table-row>
        <table:table-row table:style-name="ro1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91.8094530111" calcext:value-type="float">
            <text:p>91.8094530111</text:p>
          </table:table-cell>
          <table:table-cell office:value-type="float" office:value="92.7588519523" calcext:value-type="float">
            <text:p>92.7588519523</text:p>
          </table:table-cell>
          <table:table-cell office:value-type="float" office:value="91.8094530111" calcext:value-type="float">
            <text:p>91.8094530111</text:p>
          </table:table-cell>
        </table:table-row>
        <table:table-row table:style-name="ro1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94.2306799046" calcext:value-type="float">
            <text:p>94.2306799046</text:p>
          </table:table-cell>
          <table:table-cell office:value-type="float" office:value="95.1558540675" calcext:value-type="float">
            <text:p>95.1558540675</text:p>
          </table:table-cell>
          <table:table-cell office:value-type="float" office:value="94.2306799046" calcext:value-type="float">
            <text:p>94.2306799046</text:p>
          </table:table-cell>
        </table:table-row>
        <table:table-row table:style-name="ro1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94.4699098987" calcext:value-type="float">
            <text:p>94.4699098987</text:p>
          </table:table-cell>
          <table:table-cell office:value-type="float" office:value="95.3869050526" calcext:value-type="float">
            <text:p>95.3869050526</text:p>
          </table:table-cell>
          <table:table-cell office:value-type="float" office:value="94.4699098987" calcext:value-type="float">
            <text:p>94.4699098987</text:p>
          </table:table-cell>
        </table:table-row>
        <table:table-row table:style-name="ro1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94.4079462266" calcext:value-type="float">
            <text:p>94.4079462266</text:p>
          </table:table-cell>
          <table:table-cell office:value-type="float" office:value="95.3362864778" calcext:value-type="float">
            <text:p>95.3362864778</text:p>
          </table:table-cell>
          <table:table-cell office:value-type="float" office:value="94.4079462266" calcext:value-type="float">
            <text:p>94.4079462266</text:p>
          </table:table-cell>
        </table:table-row>
        <table:table-row table:style-name="ro1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94.6739608496" calcext:value-type="float">
            <text:p>94.6739608496</text:p>
          </table:table-cell>
          <table:table-cell office:value-type="float" office:value="95.57008123" calcext:value-type="float">
            <text:p>95.57008123</text:p>
          </table:table-cell>
          <table:table-cell office:value-type="float" office:value="94.6739608496" calcext:value-type="float">
            <text:p>94.6739608496</text:p>
          </table:table-cell>
        </table:table-row>
        <table:table-row table:style-name="ro1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95.8486804341" calcext:value-type="float">
            <text:p>95.8486804341</text:p>
          </table:table-cell>
          <table:table-cell office:value-type="float" office:value="96.5593145475" calcext:value-type="float">
            <text:p>96.5593145475</text:p>
          </table:table-cell>
          <table:table-cell office:value-type="float" office:value="95.8486804341" calcext:value-type="float">
            <text:p>95.8486804341</text:p>
          </table:table-cell>
        </table:table-row>
        <table:table-row table:style-name="ro1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94.2974695878" calcext:value-type="float">
            <text:p>94.2974695878</text:p>
          </table:table-cell>
          <table:table-cell office:value-type="float" office:value="95.1836208881" calcext:value-type="float">
            <text:p>95.1836208881</text:p>
          </table:table-cell>
          <table:table-cell office:value-type="float" office:value="94.2974695878" calcext:value-type="float">
            <text:p>94.2974695878</text:p>
          </table:table-cell>
        </table:table-row>
        <table:table-row table:style-name="ro1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91.9069585378" calcext:value-type="float">
            <text:p>91.9069585378</text:p>
          </table:table-cell>
          <table:table-cell office:value-type="float" office:value="92.9985703624" calcext:value-type="float">
            <text:p>92.9985703624</text:p>
          </table:table-cell>
          <table:table-cell office:value-type="float" office:value="91.9069585378" calcext:value-type="float">
            <text:p>91.9069585378</text:p>
          </table:table-cell>
        </table:table-row>
        <table:table-row table:style-name="ro1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88.0065757669" calcext:value-type="float">
            <text:p>88.0065757669</text:p>
          </table:table-cell>
          <table:table-cell office:value-type="float" office:value="89.3679851963" calcext:value-type="float">
            <text:p>89.3679851963</text:p>
          </table:table-cell>
          <table:table-cell office:value-type="float" office:value="88.0065757669" calcext:value-type="float">
            <text:p>88.0065757669</text:p>
          </table:table-cell>
        </table:table-row>
        <table:table-row table:style-name="ro1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83.5527683171" calcext:value-type="float">
            <text:p>83.5527683171</text:p>
          </table:table-cell>
          <table:table-cell office:value-type="float" office:value="85.0665108719" calcext:value-type="float">
            <text:p>85.0665108719</text:p>
          </table:table-cell>
          <table:table-cell office:value-type="float" office:value="83.5527683171" calcext:value-type="float">
            <text:p>83.5527683171</text:p>
          </table:table-cell>
        </table:table-row>
        <table:table-row table:style-name="ro1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78.2479862808" calcext:value-type="float">
            <text:p>78.2479862808</text:p>
          </table:table-cell>
          <table:table-cell office:value-type="float" office:value="79.7828589781" calcext:value-type="float">
            <text:p>79.7828589781</text:p>
          </table:table-cell>
          <table:table-cell office:value-type="float" office:value="78.2479862808" calcext:value-type="float">
            <text:p>78.2479862808</text:p>
          </table:table-cell>
        </table:table-row>
        <table:table-row table:style-name="ro1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71.9782536852" calcext:value-type="float">
            <text:p>71.9782536852</text:p>
          </table:table-cell>
          <table:table-cell office:value-type="float" office:value="73.3943525044" calcext:value-type="float">
            <text:p>73.3943525044</text:p>
          </table:table-cell>
          <table:table-cell office:value-type="float" office:value="71.9782536852" calcext:value-type="float">
            <text:p>71.9782536852</text:p>
          </table:table-cell>
        </table:table-row>
        <table:table-row table:style-name="ro1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64.8113611378" calcext:value-type="float">
            <text:p>64.8113611378</text:p>
          </table:table-cell>
          <table:table-cell office:value-type="float" office:value="66.0532038562" calcext:value-type="float">
            <text:p>66.0532038562</text:p>
          </table:table-cell>
          <table:table-cell office:value-type="float" office:value="64.8113611378" calcext:value-type="float">
            <text:p>64.8113611378</text:p>
          </table:table-cell>
        </table:table-row>
        <table:table-row table:style-name="ro1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60.7866813918" calcext:value-type="float">
            <text:p>60.7866813918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</table:table-row>
        <table:table-row table:style-name="ro1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60.7866813918" calcext:value-type="float">
            <text:p>60.7866813918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60.7866813918" calcext:value-type="float">
            <text:p>60.7866813918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</table:table-row>
        <table:table-row table:style-name="ro1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60.7866813918" calcext:value-type="float">
            <text:p>60.7866813918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</table:table-row>
        <table:table-row table:style-name="ro1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60.7866813918" calcext:value-type="float">
            <text:p>60.7866813918</text:p>
          </table:table-cell>
          <table:table-cell office:value-type="float" office:value="61.9890335626" calcext:value-type="float">
            <text:p>61.9890335626</text:p>
          </table:table-cell>
          <table:table-cell office:value-type="float" office:value="60.7866813918" calcext:value-type="float">
            <text:p>60.7866813918</text:p>
          </table:table-cell>
        </table:table-row>
        <table:table-row table:style-name="ro1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64.7896866832" calcext:value-type="float">
            <text:p>64.7896866832</text:p>
          </table:table-cell>
          <table:table-cell office:value-type="float" office:value="66.0306640946" calcext:value-type="float">
            <text:p>66.0306640946</text:p>
          </table:table-cell>
          <table:table-cell office:value-type="float" office:value="64.7896866832" calcext:value-type="float">
            <text:p>64.7896866832</text:p>
          </table:table-cell>
        </table:table-row>
        <table:table-row table:style-name="ro1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71.9605256195" calcext:value-type="float">
            <text:p>71.9605256195</text:p>
          </table:table-cell>
          <table:table-cell office:value-type="float" office:value="73.3751242053" calcext:value-type="float">
            <text:p>73.3751242053</text:p>
          </table:table-cell>
          <table:table-cell office:value-type="float" office:value="71.9605256195" calcext:value-type="float">
            <text:p>71.9605256195</text:p>
          </table:table-cell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78.2352145073" calcext:value-type="float">
            <text:p>78.2352145073</text:p>
          </table:table-cell>
          <table:table-cell office:value-type="float" office:value="79.7695088807" calcext:value-type="float">
            <text:p>79.7695088807</text:p>
          </table:table-cell>
          <table:table-cell office:value-type="float" office:value="78.2352145073" calcext:value-type="float">
            <text:p>78.2352145073</text:p>
          </table:table-cell>
        </table:table-row>
        <table:table-row table:style-name="ro1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83.5321121387" calcext:value-type="float">
            <text:p>83.5321121387</text:p>
          </table:table-cell>
          <table:table-cell office:value-type="float" office:value="85.0470390324" calcext:value-type="float">
            <text:p>85.0470390324</text:p>
          </table:table-cell>
          <table:table-cell office:value-type="float" office:value="83.5321121387" calcext:value-type="float">
            <text:p>83.5321121387</text:p>
          </table:table-cell>
        </table:table-row>
        <table:table-row table:style-name="ro1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88.0400037233" calcext:value-type="float">
            <text:p>88.0400037233</text:p>
          </table:table-cell>
          <table:table-cell office:value-type="float" office:value="89.3978927189" calcext:value-type="float">
            <text:p>89.3978927189</text:p>
          </table:table-cell>
          <table:table-cell office:value-type="float" office:value="88.0400037233" calcext:value-type="float">
            <text:p>88.0400037233</text:p>
          </table:table-cell>
        </table:table-row>
        <table:table-row table:style-name="ro1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92.0070925434" calcext:value-type="float">
            <text:p>92.0070925434</text:p>
          </table:table-cell>
          <table:table-cell office:value-type="float" office:value="93.0864822112" calcext:value-type="float">
            <text:p>93.0864822112</text:p>
          </table:table-cell>
          <table:table-cell office:value-type="float" office:value="92.0070925434" calcext:value-type="float">
            <text:p>92.0070925434</text:p>
          </table:table-cell>
        </table:table-row>
        <table:table-row table:style-name="ro1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94.2567040394" calcext:value-type="float">
            <text:p>94.2567040394</text:p>
          </table:table-cell>
          <table:table-cell office:value-type="float" office:value="95.1498416731" calcext:value-type="float">
            <text:p>95.1498416731</text:p>
          </table:table-cell>
          <table:table-cell office:value-type="float" office:value="94.2567040394" calcext:value-type="float">
            <text:p>94.2567040394</text:p>
          </table:table-cell>
        </table:table-row>
        <table:table-row table:style-name="ro1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95.865254644" calcext:value-type="float">
            <text:p>95.865254644</text:p>
          </table:table-cell>
          <table:table-cell office:value-type="float" office:value="96.5772122697" calcext:value-type="float">
            <text:p>96.5772122697</text:p>
          </table:table-cell>
          <table:table-cell office:value-type="float" office:value="95.865254644" calcext:value-type="float">
            <text:p>95.865254644</text:p>
          </table:table-cell>
        </table:table-row>
        <table:table-row table:style-name="ro1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95.604340704" calcext:value-type="float">
            <text:p>95.604340704</text:p>
          </table:table-cell>
          <table:table-cell office:value-type="float" office:value="96.3621072417" calcext:value-type="float">
            <text:p>96.3621072417</text:p>
          </table:table-cell>
          <table:table-cell office:value-type="float" office:value="95.604340704" calcext:value-type="float">
            <text:p>95.604340704</text:p>
          </table:table-cell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93.8704852144" calcext:value-type="float">
            <text:p>93.8704852144</text:p>
          </table:table-cell>
          <table:table-cell office:value-type="float" office:value="94.8910642269" calcext:value-type="float">
            <text:p>94.8910642269</text:p>
          </table:table-cell>
          <table:table-cell office:value-type="float" office:value="93.8704852144" calcext:value-type="float">
            <text:p>93.8704852144</text:p>
          </table:table-cell>
        </table:table-row>
        <table:table-row table:style-name="ro1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94.1988108811" calcext:value-type="float">
            <text:p>94.1988108811</text:p>
          </table:table-cell>
          <table:table-cell office:value-type="float" office:value="95.1535982598" calcext:value-type="float">
            <text:p>95.1535982598</text:p>
          </table:table-cell>
          <table:table-cell office:value-type="float" office:value="94.1988108811" calcext:value-type="float">
            <text:p>94.1988108811</text:p>
          </table:table-cell>
        </table:table-row>
        <table:table-row table:style-name="ro1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94.1969606973" calcext:value-type="float">
            <text:p>94.1969606973</text:p>
          </table:table-cell>
          <table:table-cell office:value-type="float" office:value="95.1569054468" calcext:value-type="float">
            <text:p>95.1569054468</text:p>
          </table:table-cell>
          <table:table-cell office:value-type="float" office:value="94.1969606973" calcext:value-type="float">
            <text:p>94.1969606973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94.2368661182" calcext:value-type="float">
            <text:p>94.2368661182</text:p>
          </table:table-cell>
          <table:table-cell office:value-type="float" office:value="95.161192968" calcext:value-type="float">
            <text:p>95.161192968</text:p>
          </table:table-cell>
          <table:table-cell office:value-type="float" office:value="94.2368661182" calcext:value-type="float">
            <text:p>94.2368661182</text:p>
          </table:table-cell>
        </table:table-row>
        <table:table-row table:style-name="ro1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92.1294431912" calcext:value-type="float">
            <text:p>92.1294431912</text:p>
          </table:table-cell>
          <table:table-cell office:value-type="float" office:value="93.5599823311" calcext:value-type="float">
            <text:p>93.5599823311</text:p>
          </table:table-cell>
          <table:table-cell office:value-type="float" office:value="92.1294431912" calcext:value-type="float">
            <text:p>92.1294431912</text:p>
          </table:table-cell>
        </table:table-row>
        <table:table-row table:style-name="ro1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90.8604412935" calcext:value-type="float">
            <text:p>90.8604412935</text:p>
          </table:table-cell>
          <table:table-cell office:value-type="float" office:value="92.4789147981" calcext:value-type="float">
            <text:p>92.4789147981</text:p>
          </table:table-cell>
          <table:table-cell office:value-type="float" office:value="90.8604412935" calcext:value-type="float">
            <text:p>90.8604412935</text:p>
          </table:table-cell>
        </table:table-row>
        <table:table-row table:style-name="ro1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91.8491515548" calcext:value-type="float">
            <text:p>91.8491515548</text:p>
          </table:table-cell>
          <table:table-cell office:value-type="float" office:value="93.3055299413" calcext:value-type="float">
            <text:p>93.3055299413</text:p>
          </table:table-cell>
          <table:table-cell office:value-type="float" office:value="91.8491515548" calcext:value-type="float">
            <text:p>91.8491515548</text:p>
          </table:table-cell>
        </table:table-row>
        <table:table-row table:style-name="ro1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91.9667705967" calcext:value-type="float">
            <text:p>91.9667705967</text:p>
          </table:table-cell>
          <table:table-cell office:value-type="float" office:value="93.4018579658" calcext:value-type="float">
            <text:p>93.4018579658</text:p>
          </table:table-cell>
          <table:table-cell office:value-type="float" office:value="91.9667705967" calcext:value-type="float">
            <text:p>91.9667705967</text:p>
          </table:table-cell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91.64552033" calcext:value-type="float">
            <text:p>91.64552033</text:p>
          </table:table-cell>
          <table:table-cell office:value-type="float" office:value="93.1395321759" calcext:value-type="float">
            <text:p>93.1395321759</text:p>
          </table:table-cell>
          <table:table-cell office:value-type="float" office:value="91.64552033" calcext:value-type="float">
            <text:p>91.64552033</text:p>
          </table:table-cell>
        </table:table-row>
        <table:table-row table:style-name="ro1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91.5087783377" calcext:value-type="float">
            <text:p>91.5087783377</text:p>
          </table:table-cell>
          <table:table-cell office:value-type="float" office:value="93.0305284093" calcext:value-type="float">
            <text:p>93.0305284093</text:p>
          </table:table-cell>
          <table:table-cell office:value-type="float" office:value="91.5087783377" calcext:value-type="float">
            <text:p>91.5087783377</text:p>
          </table:table-cell>
        </table:table-row>
        <table:table-row table:style-name="ro1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93.3043972408" calcext:value-type="float">
            <text:p>93.3043972408</text:p>
          </table:table-cell>
          <table:table-cell office:value-type="float" office:value="94.5500726308" calcext:value-type="float">
            <text:p>94.5500726308</text:p>
          </table:table-cell>
          <table:table-cell office:value-type="float" office:value="93.3043972408" calcext:value-type="float">
            <text:p>93.3043972408</text:p>
          </table:table-cell>
        </table:table-row>
        <table:table-row table:style-name="ro1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94.4654573529" calcext:value-type="float">
            <text:p>94.4654573529</text:p>
          </table:table-cell>
          <table:table-cell office:value-type="float" office:value="95.5050648184" calcext:value-type="float">
            <text:p>95.5050648184</text:p>
          </table:table-cell>
          <table:table-cell office:value-type="float" office:value="94.4654573529" calcext:value-type="float">
            <text:p>94.4654573529</text:p>
          </table:table-cell>
        </table:table-row>
        <table:table-row table:style-name="ro1"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91.304199549" calcext:value-type="float">
            <text:p>91.304199549</text:p>
          </table:table-cell>
          <table:table-cell office:value-type="float" office:value="92.7662557885" calcext:value-type="float">
            <text:p>92.7662557885</text:p>
          </table:table-cell>
          <table:table-cell office:value-type="float" office:value="91.304199549" calcext:value-type="float">
            <text:p>91.304199549</text:p>
          </table:table-cell>
        </table:table-row>
        <table:table-row table:style-name="ro1"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86.9335997201" calcext:value-type="float">
            <text:p>86.9335997201</text:p>
          </table:table-cell>
          <table:table-cell office:value-type="float" office:value="88.8936511709" calcext:value-type="float">
            <text:p>88.8936511709</text:p>
          </table:table-cell>
          <table:table-cell office:value-type="float" office:value="86.9335997201" calcext:value-type="float">
            <text:p>86.9335997201</text:p>
          </table:table-cell>
        </table:table-row>
        <table:table-row table:style-name="ro1"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85.930504844" calcext:value-type="float">
            <text:p>85.930504844</text:p>
          </table:table-cell>
          <table:table-cell office:value-type="float" office:value="87.9804979385" calcext:value-type="float">
            <text:p>87.9804979385</text:p>
          </table:table-cell>
          <table:table-cell office:value-type="float" office:value="85.930504844" calcext:value-type="float">
            <text:p>85.930504844</text:p>
          </table:table-cell>
        </table:table-row>
        <table:table-row table:style-name="ro1">
          <table:table-cell table:number-columns-repeated="8"/>
          <table:table-cell office:value-type="float" office:value="207" calcext:value-type="float">
            <text:p>207</text:p>
          </table:table-cell>
          <table:table-cell office:value-type="float" office:value="86.0012698148" calcext:value-type="float">
            <text:p>86.0012698148</text:p>
          </table:table-cell>
          <table:table-cell office:value-type="float" office:value="88.0353264551" calcext:value-type="float">
            <text:p>88.0353264551</text:p>
          </table:table-cell>
          <table:table-cell office:value-type="float" office:value="86.0012698148" calcext:value-type="float">
            <text:p>86.0012698148</text:p>
          </table:table-cell>
        </table:table-row>
        <table:table-row table:style-name="ro1">
          <table:table-cell table:number-columns-repeated="8"/>
          <table:table-cell office:value-type="float" office:value="208" calcext:value-type="float">
            <text:p>208</text:p>
          </table:table-cell>
          <table:table-cell office:value-type="float" office:value="86.0154206394" calcext:value-type="float">
            <text:p>86.0154206394</text:p>
          </table:table-cell>
          <table:table-cell office:value-type="float" office:value="88.0457794675" calcext:value-type="float">
            <text:p>88.0457794675</text:p>
          </table:table-cell>
          <table:table-cell office:value-type="float" office:value="86.0154206394" calcext:value-type="float">
            <text:p>86.0154206394</text:p>
          </table:table-cell>
        </table:table-row>
        <table:table-row table:style-name="ro1">
          <table:table-cell table:number-columns-repeated="8"/>
          <table:table-cell office:value-type="float" office:value="209" calcext:value-type="float">
            <text:p>209</text:p>
          </table:table-cell>
          <table:table-cell office:value-type="float" office:value="85.9674501364" calcext:value-type="float">
            <text:p>85.9674501364</text:p>
          </table:table-cell>
          <table:table-cell office:value-type="float" office:value="88.0095612448" calcext:value-type="float">
            <text:p>88.0095612448</text:p>
          </table:table-cell>
          <table:table-cell office:value-type="float" office:value="85.9674501364" calcext:value-type="float">
            <text:p>85.9674501364</text:p>
          </table:table-cell>
        </table:table-row>
        <table:table-row table:style-name="ro1">
          <table:table-cell table:number-columns-repeated="8"/>
          <table:table-cell office:value-type="float" office:value="210" calcext:value-type="float">
            <text:p>210</text:p>
          </table:table-cell>
          <table:table-cell office:value-type="float" office:value="85.7856265232" calcext:value-type="float">
            <text:p>85.7856265232</text:p>
          </table:table-cell>
          <table:table-cell office:value-type="float" office:value="87.8601595138" calcext:value-type="float">
            <text:p>87.8601595138</text:p>
          </table:table-cell>
          <table:table-cell office:value-type="float" office:value="85.7856265232" calcext:value-type="float">
            <text:p>85.7856265232</text:p>
          </table:table-cell>
        </table:table-row>
        <table:table-row table:style-name="ro1"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89.5107362758" calcext:value-type="float">
            <text:p>89.5107362758</text:p>
          </table:table-cell>
          <table:table-cell office:value-type="float" office:value="91.1783227597" calcext:value-type="float">
            <text:p>91.1783227597</text:p>
          </table:table-cell>
          <table:table-cell office:value-type="float" office:value="89.5107362758" calcext:value-type="float">
            <text:p>89.5107362758</text:p>
          </table:table-cell>
        </table:table-row>
        <table:table-row table:style-name="ro1">
          <table:table-cell table:number-columns-repeated="8"/>
          <table:table-cell office:value-type="float" office:value="212" calcext:value-type="float">
            <text:p>212</text:p>
          </table:table-cell>
          <table:table-cell office:value-type="float" office:value="93.1404647233" calcext:value-type="float">
            <text:p>93.1404647233</text:p>
          </table:table-cell>
          <table:table-cell office:value-type="float" office:value="94.3643497916" calcext:value-type="float">
            <text:p>94.3643497916</text:p>
          </table:table-cell>
          <table:table-cell office:value-type="float" office:value="93.1404647233" calcext:value-type="float">
            <text:p>93.1404647233</text:p>
          </table:table-cell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office:value-type="float" office:value="93.40895938" calcext:value-type="float">
            <text:p>93.40895938</text:p>
          </table:table-cell>
          <table:table-cell office:value-type="float" office:value="94.6440941722" calcext:value-type="float">
            <text:p>94.6440941722</text:p>
          </table:table-cell>
          <table:table-cell office:value-type="float" office:value="93.40895938" calcext:value-type="float">
            <text:p>93.40895938</text:p>
          </table:table-cell>
        </table:table-row>
        <table:table-row table:style-name="ro1">
          <table:table-cell table:number-columns-repeated="8"/>
          <table:table-cell office:value-type="float" office:value="214" calcext:value-type="float">
            <text:p>214</text:p>
          </table:table-cell>
          <table:table-cell office:value-type="float" office:value="93.6975607279" calcext:value-type="float">
            <text:p>93.6975607279</text:p>
          </table:table-cell>
          <table:table-cell office:value-type="float" office:value="94.8934659302" calcext:value-type="float">
            <text:p>94.8934659302</text:p>
          </table:table-cell>
          <table:table-cell office:value-type="float" office:value="93.6975607279" calcext:value-type="float">
            <text:p>93.6975607279</text:p>
          </table:table-cell>
        </table:table-row>
        <table:table-row table:style-name="ro1"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93.7511554565" calcext:value-type="float">
            <text:p>93.7511554565</text:p>
          </table:table-cell>
          <table:table-cell office:value-type="float" office:value="94.9363917941" calcext:value-type="float">
            <text:p>94.9363917941</text:p>
          </table:table-cell>
          <table:table-cell office:value-type="float" office:value="93.7511554565" calcext:value-type="float">
            <text:p>93.7511554565</text:p>
          </table:table-cell>
        </table:table-row>
        <table:table-row table:style-name="ro1"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93.8315611501" calcext:value-type="float">
            <text:p>93.8315611501</text:p>
          </table:table-cell>
          <table:table-cell office:value-type="float" office:value="94.9969031967" calcext:value-type="float">
            <text:p>94.9969031967</text:p>
          </table:table-cell>
          <table:table-cell office:value-type="float" office:value="93.8315611501" calcext:value-type="float">
            <text:p>93.8315611501</text:p>
          </table:table-cell>
        </table:table-row>
        <table:table-row table:style-name="ro1"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93.3299041662" calcext:value-type="float">
            <text:p>93.3299041662</text:p>
          </table:table-cell>
          <table:table-cell office:value-type="float" office:value="94.5900794525" calcext:value-type="float">
            <text:p>94.5900794525</text:p>
          </table:table-cell>
          <table:table-cell office:value-type="float" office:value="93.3299041662" calcext:value-type="float">
            <text:p>93.3299041662</text:p>
          </table:table-cell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93.5293546811" calcext:value-type="float">
            <text:p>93.5293546811</text:p>
          </table:table-cell>
          <table:table-cell office:value-type="float" office:value="94.7570269254" calcext:value-type="float">
            <text:p>94.7570269254</text:p>
          </table:table-cell>
          <table:table-cell office:value-type="float" office:value="93.5293546811" calcext:value-type="float">
            <text:p>93.5293546811</text:p>
          </table:table-cell>
        </table:table-row>
        <table:table-row table:style-name="ro1"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95.6224035133" calcext:value-type="float">
            <text:p>95.6224035133</text:p>
          </table:table-cell>
          <table:table-cell office:value-type="float" office:value="96.4935836152" calcext:value-type="float">
            <text:p>96.4935836152</text:p>
          </table:table-cell>
          <table:table-cell office:value-type="float" office:value="95.6224035133" calcext:value-type="float">
            <text:p>95.6224035133</text:p>
          </table:table-cell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96.5861354074" calcext:value-type="float">
            <text:p>96.5861354074</text:p>
          </table:table-cell>
          <table:table-cell office:value-type="float" office:value="97.2829701871" calcext:value-type="float">
            <text:p>97.2829701871</text:p>
          </table:table-cell>
          <table:table-cell office:value-type="float" office:value="96.5861354074" calcext:value-type="float">
            <text:p>96.5861354074</text:p>
          </table:table-cell>
        </table:table-row>
        <table:table-row table:style-name="ro1"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94.9067053514" calcext:value-type="float">
            <text:p>94.9067053514</text:p>
          </table:table-cell>
          <table:table-cell office:value-type="float" office:value="95.8703957874" calcext:value-type="float">
            <text:p>95.8703957874</text:p>
          </table:table-cell>
          <table:table-cell office:value-type="float" office:value="94.9067053514" calcext:value-type="float">
            <text:p>94.9067053514</text:p>
          </table:table-cell>
        </table:table-row>
        <table:table-row table:style-name="ro1"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92.3235765699" calcext:value-type="float">
            <text:p>92.3235765699</text:p>
          </table:table-cell>
          <table:table-cell office:value-type="float" office:value="93.6138583696" calcext:value-type="float">
            <text:p>93.6138583696</text:p>
          </table:table-cell>
          <table:table-cell office:value-type="float" office:value="92.3235765699" calcext:value-type="float">
            <text:p>92.3235765699</text:p>
          </table:table-cell>
        </table:table-row>
        <table:table-row table:style-name="ro1">
          <table:table-cell table:number-columns-repeated="8"/>
          <table:table-cell office:value-type="float" office:value="223" calcext:value-type="float">
            <text:p>223</text:p>
          </table:table-cell>
          <table:table-cell office:value-type="float" office:value="88.3567818145" calcext:value-type="float">
            <text:p>88.3567818145</text:p>
          </table:table-cell>
          <table:table-cell office:value-type="float" office:value="90.0521217724" calcext:value-type="float">
            <text:p>90.0521217724</text:p>
          </table:table-cell>
          <table:table-cell office:value-type="float" office:value="88.3567818145" calcext:value-type="float">
            <text:p>88.3567818145</text:p>
          </table:table-cell>
        </table:table-row>
        <table:table-row table:style-name="ro1"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83.4705670388" calcext:value-type="float">
            <text:p>83.4705670388</text:p>
          </table:table-cell>
          <table:table-cell office:value-type="float" office:value="85.5047230824" calcext:value-type="float">
            <text:p>85.5047230824</text:p>
          </table:table-cell>
          <table:table-cell office:value-type="float" office:value="83.4705670388" calcext:value-type="float">
            <text:p>83.4705670388</text:p>
          </table:table-cell>
        </table:table-row>
        <table:table-row table:style-name="ro1">
          <table:table-cell table:number-columns-repeated="8"/>
          <table:table-cell office:value-type="float" office:value="225" calcext:value-type="float">
            <text:p>225</text:p>
          </table:table-cell>
          <table:table-cell office:value-type="float" office:value="77.8477878467" calcext:value-type="float">
            <text:p>77.8477878467</text:p>
          </table:table-cell>
          <table:table-cell office:value-type="float" office:value="80.1381648833" calcext:value-type="float">
            <text:p>80.1381648833</text:p>
          </table:table-cell>
          <table:table-cell office:value-type="float" office:value="77.8477878467" calcext:value-type="float">
            <text:p>77.8477878467</text:p>
          </table:table-cell>
        </table:table-row>
        <table:table-row table:style-name="ro1"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73.4973936324" calcext:value-type="float">
            <text:p>73.4973936324</text:p>
          </table:table-cell>
          <table:table-cell office:value-type="float" office:value="75.2502758644" calcext:value-type="float">
            <text:p>75.2502758644</text:p>
          </table:table-cell>
          <table:table-cell office:value-type="float" office:value="73.4973936324" calcext:value-type="float">
            <text:p>73.4973936324</text:p>
          </table:table-cell>
        </table:table-row>
        <table:table-row table:style-name="ro1"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73.5009441468" calcext:value-type="float">
            <text:p>73.5009441468</text:p>
          </table:table-cell>
          <table:table-cell office:value-type="float" office:value="75.2529401836" calcext:value-type="float">
            <text:p>75.2529401836</text:p>
          </table:table-cell>
          <table:table-cell office:value-type="float" office:value="73.5009441468" calcext:value-type="float">
            <text:p>73.5009441468</text:p>
          </table:table-cell>
        </table:table-row>
        <table:table-row table:style-name="ro1"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73.5009441468" calcext:value-type="float">
            <text:p>73.5009441468</text:p>
          </table:table-cell>
          <table:table-cell office:value-type="float" office:value="75.2529401836" calcext:value-type="float">
            <text:p>75.2529401836</text:p>
          </table:table-cell>
          <table:table-cell office:value-type="float" office:value="73.5009441468" calcext:value-type="float">
            <text:p>73.5009441468</text:p>
          </table:table-cell>
        </table:table-row>
        <table:table-row table:style-name="ro1"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73.5009441468" calcext:value-type="float">
            <text:p>73.5009441468</text:p>
          </table:table-cell>
          <table:table-cell office:value-type="float" office:value="75.2529401836" calcext:value-type="float">
            <text:p>75.2529401836</text:p>
          </table:table-cell>
          <table:table-cell office:value-type="float" office:value="73.5009441468" calcext:value-type="float">
            <text:p>73.5009441468</text:p>
          </table:table-cell>
        </table:table-row>
        <table:table-row table:style-name="ro1"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73.5005709786" calcext:value-type="float">
            <text:p>73.5005709786</text:p>
          </table:table-cell>
          <table:table-cell office:value-type="float" office:value="75.252673787" calcext:value-type="float">
            <text:p>75.252673787</text:p>
          </table:table-cell>
          <table:table-cell office:value-type="float" office:value="73.5005709786" calcext:value-type="float">
            <text:p>73.5005709786</text:p>
          </table:table-cell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76.298878312" calcext:value-type="float">
            <text:p>76.298878312</text:p>
          </table:table-cell>
          <table:table-cell office:value-type="float" office:value="77.9832436043" calcext:value-type="float">
            <text:p>77.9832436043</text:p>
          </table:table-cell>
          <table:table-cell office:value-type="float" office:value="76.298878312" calcext:value-type="float">
            <text:p>76.298878312</text:p>
          </table:table-cell>
        </table:table-row>
        <table:table-row table:style-name="ro1"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82.1503720125" calcext:value-type="float">
            <text:p>82.1503720125</text:p>
          </table:table-cell>
          <table:table-cell office:value-type="float" office:value="83.6955818822" calcext:value-type="float">
            <text:p>83.6955818822</text:p>
          </table:table-cell>
          <table:table-cell office:value-type="float" office:value="82.1503720125" calcext:value-type="float">
            <text:p>82.1503720125</text:p>
          </table:table-cell>
        </table:table-row>
        <table:table-row table:style-name="ro1">
          <table:table-cell table:number-columns-repeated="8"/>
          <table:table-cell office:value-type="float" office:value="233" calcext:value-type="float">
            <text:p>233</text:p>
          </table:table-cell>
          <table:table-cell office:value-type="float" office:value="87.3334735866" calcext:value-type="float">
            <text:p>87.3334735866</text:p>
          </table:table-cell>
          <table:table-cell office:value-type="float" office:value="88.6770865145" calcext:value-type="float">
            <text:p>88.6770865145</text:p>
          </table:table-cell>
          <table:table-cell office:value-type="float" office:value="87.3334735866" calcext:value-type="float">
            <text:p>87.3334735866</text:p>
          </table:table-cell>
        </table:table-row>
        <table:table-row table:style-name="ro1"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91.6713846063" calcext:value-type="float">
            <text:p>91.6713846063</text:p>
          </table:table-cell>
          <table:table-cell office:value-type="float" office:value="92.724923697" calcext:value-type="float">
            <text:p>92.724923697</text:p>
          </table:table-cell>
          <table:table-cell office:value-type="float" office:value="91.6713846063" calcext:value-type="float">
            <text:p>91.6713846063</text:p>
          </table:table-cell>
        </table:table-row>
        <table:table-row table:style-name="ro1"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94.5559757021" calcext:value-type="float">
            <text:p>94.5559757021</text:p>
          </table:table-cell>
          <table:table-cell office:value-type="float" office:value="95.3559693606" calcext:value-type="float">
            <text:p>95.3559693606</text:p>
          </table:table-cell>
          <table:table-cell office:value-type="float" office:value="94.5559757021" calcext:value-type="float">
            <text:p>94.5559757021</text:p>
          </table:table-cell>
        </table:table-row>
        <table:table-row table:style-name="ro1"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96.6108199185" calcext:value-type="float">
            <text:p>96.6108199185</text:p>
          </table:table-cell>
          <table:table-cell office:value-type="float" office:value="97.1634934132" calcext:value-type="float">
            <text:p>97.1634934132</text:p>
          </table:table-cell>
          <table:table-cell office:value-type="float" office:value="96.6108199185" calcext:value-type="float">
            <text:p>96.6108199185</text:p>
          </table:table-cell>
        </table:table-row>
        <table:table-row table:style-name="ro1"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95.9845310544" calcext:value-type="float">
            <text:p>95.9845310544</text:p>
          </table:table-cell>
          <table:table-cell office:value-type="float" office:value="96.6345096798" calcext:value-type="float">
            <text:p>96.6345096798</text:p>
          </table:table-cell>
          <table:table-cell office:value-type="float" office:value="95.9845310544" calcext:value-type="float">
            <text:p>95.9845310544</text:p>
          </table:table-cell>
        </table:table-row>
        <table:table-row table:style-name="ro1">
          <table:table-cell table:number-columns-repeated="8"/>
          <table:table-cell office:value-type="float" office:value="238" calcext:value-type="float">
            <text:p>238</text:p>
          </table:table-cell>
          <table:table-cell office:value-type="float" office:value="93.892786408" calcext:value-type="float">
            <text:p>93.892786408</text:p>
          </table:table-cell>
          <table:table-cell office:value-type="float" office:value="94.8337669458" calcext:value-type="float">
            <text:p>94.8337669458</text:p>
          </table:table-cell>
          <table:table-cell office:value-type="float" office:value="93.892786408" calcext:value-type="float">
            <text:p>93.892786408</text:p>
          </table:table-cell>
        </table:table-row>
        <table:table-row table:style-name="ro1"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93.4775963197" calcext:value-type="float">
            <text:p>93.4775963197</text:p>
          </table:table-cell>
          <table:table-cell office:value-type="float" office:value="94.4733707642" calcext:value-type="float">
            <text:p>94.4733707642</text:p>
          </table:table-cell>
          <table:table-cell office:value-type="float" office:value="93.4775963197" calcext:value-type="float">
            <text:p>93.4775963197</text:p>
          </table:table-cell>
        </table:table-row>
        <table:table-row table:style-name="ro1"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93.8991723341" calcext:value-type="float">
            <text:p>93.8991723341</text:p>
          </table:table-cell>
          <table:table-cell office:value-type="float" office:value="94.8259494012" calcext:value-type="float">
            <text:p>94.8259494012</text:p>
          </table:table-cell>
          <table:table-cell office:value-type="float" office:value="93.8991723341" calcext:value-type="float">
            <text:p>93.8991723341</text:p>
          </table:table-cell>
        </table:table-row>
        <table:table-row table:style-name="ro1"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93.9696925336" calcext:value-type="float">
            <text:p>93.9696925336</text:p>
          </table:table-cell>
          <table:table-cell office:value-type="float" office:value="94.8932295047" calcext:value-type="float">
            <text:p>94.8932295047</text:p>
          </table:table-cell>
          <table:table-cell office:value-type="float" office:value="93.9696925336" calcext:value-type="float">
            <text:p>93.9696925336</text:p>
          </table:table-cell>
        </table:table-row>
        <table:table-row table:style-name="ro1"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93.8771223781" calcext:value-type="float">
            <text:p>93.8771223781</text:p>
          </table:table-cell>
          <table:table-cell office:value-type="float" office:value="94.8184446203" calcext:value-type="float">
            <text:p>94.8184446203</text:p>
          </table:table-cell>
          <table:table-cell office:value-type="float" office:value="93.8771223781" calcext:value-type="float">
            <text:p>93.8771223781</text:p>
          </table:table-cell>
        </table:table-row>
        <table:table-row table:style-name="ro1">
          <table:table-cell table:number-columns-repeated="8"/>
          <table:table-cell office:value-type="float" office:value="243" calcext:value-type="float">
            <text:p>243</text:p>
          </table:table-cell>
          <table:table-cell office:value-type="float" office:value="93.4975312545" calcext:value-type="float">
            <text:p>93.4975312545</text:p>
          </table:table-cell>
          <table:table-cell office:value-type="float" office:value="94.481185219" calcext:value-type="float">
            <text:p>94.481185219</text:p>
          </table:table-cell>
          <table:table-cell office:value-type="float" office:value="93.4975312545" calcext:value-type="float">
            <text:p>93.4975312545</text:p>
          </table:table-cell>
        </table:table-row>
        <table:table-row table:style-name="ro1"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93.4690301214" calcext:value-type="float">
            <text:p>93.4690301214</text:p>
          </table:table-cell>
          <table:table-cell office:value-type="float" office:value="94.404401719" calcext:value-type="float">
            <text:p>94.404401719</text:p>
          </table:table-cell>
          <table:table-cell office:value-type="float" office:value="93.4690301214" calcext:value-type="float">
            <text:p>93.4690301214</text:p>
          </table:table-cell>
        </table:table-row>
        <table:table-row table:style-name="ro1"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90.0906655034" calcext:value-type="float">
            <text:p>90.0906655034</text:p>
          </table:table-cell>
          <table:table-cell office:value-type="float" office:value="91.3481581545" calcext:value-type="float">
            <text:p>91.3481581545</text:p>
          </table:table-cell>
          <table:table-cell office:value-type="float" office:value="90.0906655034" calcext:value-type="float">
            <text:p>90.0906655034</text:p>
          </table:table-cell>
        </table:table-row>
        <table:table-row table:style-name="ro1"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86.0150881518" calcext:value-type="float">
            <text:p>86.0150881518</text:p>
          </table:table-cell>
          <table:table-cell office:value-type="float" office:value="87.6368814159" calcext:value-type="float">
            <text:p>87.6368814159</text:p>
          </table:table-cell>
          <table:table-cell office:value-type="float" office:value="86.0150881518" calcext:value-type="float">
            <text:p>86.0150881518</text:p>
          </table:table-cell>
        </table:table-row>
        <table:table-row table:style-name="ro1"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86.0481708987" calcext:value-type="float">
            <text:p>86.0481708987</text:p>
          </table:table-cell>
          <table:table-cell office:value-type="float" office:value="87.6481477669" calcext:value-type="float">
            <text:p>87.6481477669</text:p>
          </table:table-cell>
          <table:table-cell office:value-type="float" office:value="86.0481708987" calcext:value-type="float">
            <text:p>86.0481708987</text:p>
          </table:table-cell>
        </table:table-row>
        <table:table-row table:style-name="ro1"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86.0777862087" calcext:value-type="float">
            <text:p>86.0777862087</text:p>
          </table:table-cell>
          <table:table-cell office:value-type="float" office:value="87.6707326815" calcext:value-type="float">
            <text:p>87.6707326815</text:p>
          </table:table-cell>
          <table:table-cell office:value-type="float" office:value="86.0777862087" calcext:value-type="float">
            <text:p>86.0777862087</text:p>
          </table:table-cell>
        </table:table-row>
        <table:table-row table:style-name="ro1"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86.0761171813" calcext:value-type="float">
            <text:p>86.0761171813</text:p>
          </table:table-cell>
          <table:table-cell office:value-type="float" office:value="87.6694864586" calcext:value-type="float">
            <text:p>87.6694864586</text:p>
          </table:table-cell>
          <table:table-cell office:value-type="float" office:value="86.0761171813" calcext:value-type="float">
            <text:p>86.0761171813</text:p>
          </table:table-cell>
        </table:table-row>
        <table:table-row table:style-name="ro1"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86.0394823267" calcext:value-type="float">
            <text:p>86.0394823267</text:p>
          </table:table-cell>
          <table:table-cell office:value-type="float" office:value="87.6416723239" calcext:value-type="float">
            <text:p>87.6416723239</text:p>
          </table:table-cell>
          <table:table-cell office:value-type="float" office:value="86.0394823267" calcext:value-type="float">
            <text:p>86.0394823267</text:p>
          </table:table-cell>
        </table:table-row>
        <table:table-row table:style-name="ro1"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86.641825292" calcext:value-type="float">
            <text:p>86.641825292</text:p>
          </table:table-cell>
          <table:table-cell office:value-type="float" office:value="88.2113439142" calcext:value-type="float">
            <text:p>88.2113439142</text:p>
          </table:table-cell>
          <table:table-cell office:value-type="float" office:value="86.641825292" calcext:value-type="float">
            <text:p>86.641825292</text:p>
          </table:table-cell>
        </table:table-row>
        <table:table-row table:style-name="ro1"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90.9509098741" calcext:value-type="float">
            <text:p>90.9509098741</text:p>
          </table:table-cell>
          <table:table-cell office:value-type="float" office:value="92.1360007943" calcext:value-type="float">
            <text:p>92.1360007943</text:p>
          </table:table-cell>
          <table:table-cell office:value-type="float" office:value="90.9509098741" calcext:value-type="float">
            <text:p>90.9509098741</text:p>
          </table:table-cell>
        </table:table-row>
        <table:table-row table:style-name="ro1"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94.5618675724" calcext:value-type="float">
            <text:p>94.5618675724</text:p>
          </table:table-cell>
          <table:table-cell office:value-type="float" office:value="95.3697108336" calcext:value-type="float">
            <text:p>95.3697108336</text:p>
          </table:table-cell>
          <table:table-cell office:value-type="float" office:value="94.5618675724" calcext:value-type="float">
            <text:p>94.5618675724</text:p>
          </table:table-cell>
        </table:table-row>
        <table:table-row table:style-name="ro1"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94.0174670085" calcext:value-type="float">
            <text:p>94.0174670085</text:p>
          </table:table-cell>
          <table:table-cell office:value-type="float" office:value="94.9348783879" calcext:value-type="float">
            <text:p>94.9348783879</text:p>
          </table:table-cell>
          <table:table-cell office:value-type="float" office:value="94.0174670085" calcext:value-type="float">
            <text:p>94.0174670085</text:p>
          </table:table-cell>
        </table:table-row>
        <table:table-row table:style-name="ro1"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92.0320020459" calcext:value-type="float">
            <text:p>92.0320020459</text:p>
          </table:table-cell>
          <table:table-cell office:value-type="float" office:value="93.2214248435" calcext:value-type="float">
            <text:p>93.2214248435</text:p>
          </table:table-cell>
          <table:table-cell office:value-type="float" office:value="92.0320020459" calcext:value-type="float">
            <text:p>92.0320020459</text:p>
          </table:table-cell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91.9111721524" calcext:value-type="float">
            <text:p>91.9111721524</text:p>
          </table:table-cell>
          <table:table-cell office:value-type="float" office:value="92.8789312329" calcext:value-type="float">
            <text:p>92.8789312329</text:p>
          </table:table-cell>
          <table:table-cell office:value-type="float" office:value="91.9111721524" calcext:value-type="float">
            <text:p>91.9111721524</text:p>
          </table:table-cell>
        </table:table-row>
        <table:table-row table:style-name="ro1">
          <table:table-cell table:number-columns-repeated="8"/>
          <table:table-cell office:value-type="float" office:value="257" calcext:value-type="float">
            <text:p>257</text:p>
          </table:table-cell>
          <table:table-cell office:value-type="float" office:value="92.2781679122" calcext:value-type="float">
            <text:p>92.2781679122</text:p>
          </table:table-cell>
          <table:table-cell office:value-type="float" office:value="93.1841783238" calcext:value-type="float">
            <text:p>93.1841783238</text:p>
          </table:table-cell>
          <table:table-cell office:value-type="float" office:value="92.2781679122" calcext:value-type="float">
            <text:p>92.2781679122</text:p>
          </table:table-cell>
        </table:table-row>
        <table:table-row table:style-name="ro1"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92.1923898274" calcext:value-type="float">
            <text:p>92.1923898274</text:p>
          </table:table-cell>
          <table:table-cell office:value-type="float" office:value="93.110736441" calcext:value-type="float">
            <text:p>93.110736441</text:p>
          </table:table-cell>
          <table:table-cell office:value-type="float" office:value="92.1923898274" calcext:value-type="float">
            <text:p>92.1923898274</text:p>
          </table:table-cell>
        </table:table-row>
        <table:table-row table:style-name="ro1">
          <table:table-cell table:number-columns-repeated="8"/>
          <table:table-cell office:value-type="float" office:value="259" calcext:value-type="float">
            <text:p>259</text:p>
          </table:table-cell>
          <table:table-cell office:value-type="float" office:value="91.3609167977" calcext:value-type="float">
            <text:p>91.3609167977</text:p>
          </table:table-cell>
          <table:table-cell office:value-type="float" office:value="92.3840267886" calcext:value-type="float">
            <text:p>92.3840267886</text:p>
          </table:table-cell>
          <table:table-cell office:value-type="float" office:value="91.3609167977" calcext:value-type="float">
            <text:p>91.3609167977</text:p>
          </table:table-cell>
        </table:table-row>
        <table:table-row table:style-name="ro1"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92.229830848" calcext:value-type="float">
            <text:p>92.229830848</text:p>
          </table:table-cell>
          <table:table-cell office:value-type="float" office:value="93.1737449368" calcext:value-type="float">
            <text:p>93.1737449368</text:p>
          </table:table-cell>
          <table:table-cell office:value-type="float" office:value="92.229830848" calcext:value-type="float">
            <text:p>92.229830848</text:p>
          </table:table-cell>
        </table:table-row>
        <table:table-row table:style-name="ro1"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94.7031847553" calcext:value-type="float">
            <text:p>94.7031847553</text:p>
          </table:table-cell>
          <table:table-cell office:value-type="float" office:value="95.3927165964" calcext:value-type="float">
            <text:p>95.3927165964</text:p>
          </table:table-cell>
          <table:table-cell office:value-type="float" office:value="94.7031847553" calcext:value-type="float">
            <text:p>94.7031847553</text:p>
          </table:table-cell>
        </table:table-row>
        <table:table-row table:style-name="ro1"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95.0920855208" calcext:value-type="float">
            <text:p>95.0920855208</text:p>
          </table:table-cell>
          <table:table-cell office:value-type="float" office:value="95.761078873" calcext:value-type="float">
            <text:p>95.761078873</text:p>
          </table:table-cell>
          <table:table-cell office:value-type="float" office:value="95.0920855208" calcext:value-type="float">
            <text:p>95.0920855208</text:p>
          </table:table-cell>
        </table:table-row>
        <table:table-row table:style-name="ro1"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94.9847005156" calcext:value-type="float">
            <text:p>94.9847005156</text:p>
          </table:table-cell>
          <table:table-cell office:value-type="float" office:value="95.6690292837" calcext:value-type="float">
            <text:p>95.6690292837</text:p>
          </table:table-cell>
          <table:table-cell office:value-type="float" office:value="94.9847005156" calcext:value-type="float">
            <text:p>94.9847005156</text:p>
          </table:table-cell>
        </table:table-row>
        <table:table-row table:style-name="ro1"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94.7727569233" calcext:value-type="float">
            <text:p>94.7727569233</text:p>
          </table:table-cell>
          <table:table-cell office:value-type="float" office:value="95.4866320887" calcext:value-type="float">
            <text:p>95.4866320887</text:p>
          </table:table-cell>
          <table:table-cell office:value-type="float" office:value="94.7727569233" calcext:value-type="float">
            <text:p>94.7727569233</text:p>
          </table:table-cell>
        </table:table-row>
        <table:table-row table:style-name="ro1"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96.28917227" calcext:value-type="float">
            <text:p>96.28917227</text:p>
          </table:table-cell>
          <table:table-cell office:value-type="float" office:value="96.7932206158" calcext:value-type="float">
            <text:p>96.7932206158</text:p>
          </table:table-cell>
          <table:table-cell office:value-type="float" office:value="96.28917227" calcext:value-type="float">
            <text:p>96.28917227</text:p>
          </table:table-cell>
        </table:table-row>
        <table:table-row table:style-name="ro1"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96.8416562479" calcext:value-type="float">
            <text:p>96.8416562479</text:p>
          </table:table-cell>
          <table:table-cell office:value-type="float" office:value="97.2639858904" calcext:value-type="float">
            <text:p>97.2639858904</text:p>
          </table:table-cell>
          <table:table-cell office:value-type="float" office:value="96.8416562479" calcext:value-type="float">
            <text:p>96.8416562479</text:p>
          </table:table-cell>
        </table:table-row>
        <table:table-row table:style-name="ro1">
          <table:table-cell table:number-columns-repeated="8"/>
          <table:table-cell office:value-type="float" office:value="267" calcext:value-type="float">
            <text:p>267</text:p>
          </table:table-cell>
          <table:table-cell office:value-type="float" office:value="95.0082094365" calcext:value-type="float">
            <text:p>95.0082094365</text:p>
          </table:table-cell>
          <table:table-cell office:value-type="float" office:value="95.6333527546" calcext:value-type="float">
            <text:p>95.6333527546</text:p>
          </table:table-cell>
          <table:table-cell office:value-type="float" office:value="95.0082094365" calcext:value-type="float">
            <text:p>95.0082094365</text:p>
          </table:table-cell>
        </table:table-row>
        <table:table-row table:style-name="ro1"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92.4562203165" calcext:value-type="float">
            <text:p>92.4562203165</text:p>
          </table:table-cell>
          <table:table-cell office:value-type="float" office:value="93.3308640313" calcext:value-type="float">
            <text:p>93.3308640313</text:p>
          </table:table-cell>
          <table:table-cell office:value-type="float" office:value="92.4562203165" calcext:value-type="float">
            <text:p>92.4562203165</text:p>
          </table:table-cell>
        </table:table-row>
        <table:table-row table:style-name="ro1"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88.0410515353" calcext:value-type="float">
            <text:p>88.0410515353</text:p>
          </table:table-cell>
          <table:table-cell office:value-type="float" office:value="89.3917599566" calcext:value-type="float">
            <text:p>89.3917599566</text:p>
          </table:table-cell>
          <table:table-cell office:value-type="float" office:value="88.0410515353" calcext:value-type="float">
            <text:p>88.0410515353</text:p>
          </table:table-cell>
        </table:table-row>
        <table:table-row table:style-name="ro1"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69.4715994295" calcext:value-type="float">
            <text:p>69.4715994295</text:p>
          </table:table-cell>
          <table:table-cell office:value-type="float" office:value="84.8421879301" calcext:value-type="float">
            <text:p>84.8421879301</text:p>
          </table:table-cell>
          <table:table-cell office:value-type="float" office:value="70.3057087471" calcext:value-type="float">
            <text:p>70.3057087471</text:p>
          </table:table-cell>
        </table:table-row>
        <table:table-row table:style-name="ro1"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float" office:value="79.4240360881" calcext:value-type="float">
            <text:p>79.4240360881</text:p>
          </table:table-cell>
          <table:table-cell office:value-type="float" office:value="73.4277060643" calcext:value-type="float">
            <text:p>73.4277060643</text:p>
          </table:table-cell>
        </table:table-row>
        <table:table-row table:style-name="ro1"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53.004358749" calcext:value-type="float">
            <text:p>53.004358749</text:p>
          </table:table-cell>
          <table:table-cell office:value-type="float" office:value="72.9874112326" calcext:value-type="float">
            <text:p>72.9874112326</text:p>
          </table:table-cell>
          <table:table-cell office:value-type="float" office:value="52.9482617469" calcext:value-type="float">
            <text:p>52.9482617469</text:p>
          </table:table-cell>
        </table:table-row>
        <table:table-row table:style-name="ro1"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64.823693928" calcext:value-type="float">
            <text:p>64.823693928</text:p>
          </table:table-cell>
          <table:table-cell office:value-type="float" office:value="65.7504414983" calcext:value-type="float">
            <text:p>65.7504414983</text:p>
          </table:table-cell>
          <table:table-cell office:value-type="float" office:value="64.823693928" calcext:value-type="float">
            <text:p>64.823693928</text:p>
          </table:table-cell>
        </table:table-row>
        <table:table-row table:style-name="ro1"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60.5041658139" calcext:value-type="float">
            <text:p>60.5041658139</text:p>
          </table:table-cell>
          <table:table-cell office:value-type="float" office:value="61.4654057976" calcext:value-type="float">
            <text:p>61.4654057976</text:p>
          </table:table-cell>
          <table:table-cell office:value-type="float" office:value="60.5041658139" calcext:value-type="float">
            <text:p>60.5041658139</text:p>
          </table:table-cell>
        </table:table-row>
        <table:table-row table:style-name="ro1"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60.5041658139" calcext:value-type="float">
            <text:p>60.5041658139</text:p>
          </table:table-cell>
          <table:table-cell office:value-type="float" office:value="61.4654057976" calcext:value-type="float">
            <text:p>61.4654057976</text:p>
          </table:table-cell>
          <table:table-cell office:value-type="float" office:value="60.5041658139" calcext:value-type="float">
            <text:p>60.5041658139</text:p>
          </table:table-cell>
        </table:table-row>
        <table:table-row table:style-name="ro1"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60.5041658139" calcext:value-type="float">
            <text:p>60.5041658139</text:p>
          </table:table-cell>
          <table:table-cell office:value-type="float" office:value="61.4654057976" calcext:value-type="float">
            <text:p>61.4654057976</text:p>
          </table:table-cell>
          <table:table-cell office:value-type="float" office:value="60.5041658139" calcext:value-type="float">
            <text:p>60.5041658139</text:p>
          </table:table-cell>
        </table:table-row>
        <table:table-row table:style-name="ro1"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60.5041658139" calcext:value-type="float">
            <text:p>60.5041658139</text:p>
          </table:table-cell>
          <table:table-cell office:value-type="float" office:value="61.4654057976" calcext:value-type="float">
            <text:p>61.4654057976</text:p>
          </table:table-cell>
          <table:table-cell office:value-type="float" office:value="60.5041658139" calcext:value-type="float">
            <text:p>60.5041658139</text:p>
          </table:table-cell>
        </table:table-row>
        <table:table-row table:style-name="ro1">
          <table:table-cell table:number-columns-repeated="8"/>
          <table:table-cell office:value-type="float" office:value="278" calcext:value-type="float">
            <text:p>278</text:p>
          </table:table-cell>
          <table:table-cell office:value-type="float" office:value="60.5041658139" calcext:value-type="float">
            <text:p>60.5041658139</text:p>
          </table:table-cell>
          <table:table-cell office:value-type="float" office:value="61.4654057976" calcext:value-type="float">
            <text:p>61.4654057976</text:p>
          </table:table-cell>
          <table:table-cell office:value-type="float" office:value="60.5041658139" calcext:value-type="float">
            <text:p>60.5041658139</text:p>
          </table:table-cell>
        </table:table-row>
        <table:table-row table:style-name="ro1"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63.9571235445" calcext:value-type="float">
            <text:p>63.9571235445</text:p>
          </table:table-cell>
          <table:table-cell office:value-type="float" office:value="64.8850128471" calcext:value-type="float">
            <text:p>64.8850128471</text:p>
          </table:table-cell>
          <table:table-cell office:value-type="float" office:value="63.9571235445" calcext:value-type="float">
            <text:p>63.9571235445</text:p>
          </table:table-cell>
        </table:table-row>
        <table:table-row table:style-name="ro1">
          <table:table-cell table:number-columns-repeated="8"/>
          <table:table-cell office:value-type="float" office:value="280" calcext:value-type="float">
            <text:p>280</text:p>
          </table:table-cell>
          <table:table-cell/>
          <table:table-cell office:value-type="float" office:value="72.1358804419" calcext:value-type="float">
            <text:p>72.1358804419</text:p>
          </table:table-cell>
          <table:table-cell office:value-type="float" office:value="77.6927531653" calcext:value-type="float">
            <text:p>77.6927531653</text:p>
          </table:table-cell>
        </table:table-row>
        <table:table-row table:style-name="ro1"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58.7336002801" calcext:value-type="float">
            <text:p>58.7336002801</text:p>
          </table:table-cell>
          <table:table-cell office:value-type="float" office:value="78.6949723896" calcext:value-type="float">
            <text:p>78.6949723896</text:p>
          </table:table-cell>
          <table:table-cell office:value-type="float" office:value="58.9343109109" calcext:value-type="float">
            <text:p>58.9343109109</text:p>
          </table:table-cell>
        </table:table-row>
        <table:table-row table:style-name="ro1"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68.4853462291" calcext:value-type="float">
            <text:p>68.4853462291</text:p>
          </table:table-cell>
          <table:table-cell office:value-type="float" office:value="84.2319507971" calcext:value-type="float">
            <text:p>84.2319507971</text:p>
          </table:table-cell>
          <table:table-cell office:value-type="float" office:value="69.3610839678" calcext:value-type="float">
            <text:p>69.3610839678</text:p>
          </table:table-cell>
        </table:table-row>
        <table:table-row table:style-name="ro1"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87.435982905" calcext:value-type="float">
            <text:p>87.435982905</text:p>
          </table:table-cell>
          <table:table-cell office:value-type="float" office:value="88.8417073076" calcext:value-type="float">
            <text:p>88.8417073076</text:p>
          </table:table-cell>
          <table:table-cell office:value-type="float" office:value="87.435982905" calcext:value-type="float">
            <text:p>87.435982905</text:p>
          </table:table-cell>
        </table:table-row>
        <table:table-row table:style-name="ro1"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91.8951530905" calcext:value-type="float">
            <text:p>91.8951530905</text:p>
          </table:table-cell>
          <table:table-cell office:value-type="float" office:value="92.822124094" calcext:value-type="float">
            <text:p>92.822124094</text:p>
          </table:table-cell>
          <table:table-cell office:value-type="float" office:value="91.8951530905" calcext:value-type="float">
            <text:p>91.8951530905</text:p>
          </table:table-cell>
        </table:table-row>
        <table:table-row table:style-name="ro1">
          <table:table-cell table:number-columns-repeated="8"/>
          <table:table-cell office:value-type="float" office:value="285" calcext:value-type="float">
            <text:p>285</text:p>
          </table:table-cell>
          <table:table-cell office:value-type="float" office:value="94.7612051699" calcext:value-type="float">
            <text:p>94.7612051699</text:p>
          </table:table-cell>
          <table:table-cell office:value-type="float" office:value="95.4107076635" calcext:value-type="float">
            <text:p>95.4107076635</text:p>
          </table:table-cell>
          <table:table-cell office:value-type="float" office:value="94.7612051699" calcext:value-type="float">
            <text:p>94.7612051699</text:p>
          </table:table-cell>
        </table:table-row>
        <table:table-row table:style-name="ro1">
          <table:table-cell table:number-columns-repeated="8"/>
          <table:table-cell office:value-type="float" office:value="286" calcext:value-type="float">
            <text:p>286</text:p>
          </table:table-cell>
          <table:table-cell office:value-type="float" office:value="96.8713891018" calcext:value-type="float">
            <text:p>96.8713891018</text:p>
          </table:table-cell>
          <table:table-cell office:value-type="float" office:value="97.5743643649" calcext:value-type="float">
            <text:p>97.5743643649</text:p>
          </table:table-cell>
          <table:table-cell office:value-type="float" office:value="96.8713891018" calcext:value-type="float">
            <text:p>96.8713891018</text:p>
          </table:table-cell>
        </table:table-row>
        <table:table-row table:style-name="ro1">
          <table:table-cell table:number-columns-repeated="8"/>
          <table:table-cell office:value-type="float" office:value="287" calcext:value-type="float">
            <text:p>287</text:p>
          </table:table-cell>
          <table:table-cell office:value-type="float" office:value="95.8350610954" calcext:value-type="float">
            <text:p>95.8350610954</text:p>
          </table:table-cell>
          <table:table-cell office:value-type="float" office:value="96.7940302168" calcext:value-type="float">
            <text:p>96.7940302168</text:p>
          </table:table-cell>
          <table:table-cell office:value-type="float" office:value="95.8350610954" calcext:value-type="float">
            <text:p>95.8350610954</text:p>
          </table:table-cell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95.4842236795" calcext:value-type="float">
            <text:p>95.4842236795</text:p>
          </table:table-cell>
          <table:table-cell office:value-type="float" office:value="96.5262048013" calcext:value-type="float">
            <text:p>96.5262048013</text:p>
          </table:table-cell>
          <table:table-cell office:value-type="float" office:value="95.4842236795" calcext:value-type="float">
            <text:p>95.4842236795</text:p>
          </table:table-cell>
        </table:table-row>
        <table:table-row table:style-name="ro1"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95.5643416656" calcext:value-type="float">
            <text:p>95.5643416656</text:p>
          </table:table-cell>
          <table:table-cell office:value-type="float" office:value="96.587204583" calcext:value-type="float">
            <text:p>96.587204583</text:p>
          </table:table-cell>
          <table:table-cell office:value-type="float" office:value="95.5643416656" calcext:value-type="float">
            <text:p>95.5643416656</text:p>
          </table:table-cell>
        </table:table-row>
        <table:table-row table:style-name="ro1"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95.2082844469" calcext:value-type="float">
            <text:p>95.2082844469</text:p>
          </table:table-cell>
          <table:table-cell office:value-type="float" office:value="96.2809142716" calcext:value-type="float">
            <text:p>96.2809142716</text:p>
          </table:table-cell>
          <table:table-cell office:value-type="float" office:value="95.2082844469" calcext:value-type="float">
            <text:p>95.2082844469</text:p>
          </table:table-cell>
        </table:table-row>
        <table:table-row table:style-name="ro1">
          <table:table-cell table:number-columns-repeated="8"/>
          <table:table-cell office:value-type="float" office:value="291" calcext:value-type="float">
            <text:p>291</text:p>
          </table:table-cell>
          <table:table-cell office:value-type="float" office:value="93.1647688952" calcext:value-type="float">
            <text:p>93.1647688952</text:p>
          </table:table-cell>
          <table:table-cell office:value-type="float" office:value="94.6196349593" calcext:value-type="float">
            <text:p>94.6196349593</text:p>
          </table:table-cell>
          <table:table-cell office:value-type="float" office:value="93.1647688952" calcext:value-type="float">
            <text:p>93.1647688952</text:p>
          </table:table-cell>
        </table:table-row>
        <table:table-row table:style-name="ro1">
          <table:table-cell table:number-columns-repeated="8"/>
          <table:table-cell office:value-type="float" office:value="292" calcext:value-type="float">
            <text:p>292</text:p>
          </table:table-cell>
          <table:table-cell office:value-type="float" office:value="92.1647687391" calcext:value-type="float">
            <text:p>92.1647687391</text:p>
          </table:table-cell>
          <table:table-cell office:value-type="float" office:value="93.8129220234" calcext:value-type="float">
            <text:p>93.8129220234</text:p>
          </table:table-cell>
          <table:table-cell office:value-type="float" office:value="92.1647687391" calcext:value-type="float">
            <text:p>92.1647687391</text:p>
          </table:table-cell>
        </table:table-row>
        <table:table-row table:style-name="ro1">
          <table:table-cell table:number-columns-repeated="8"/>
          <table:table-cell office:value-type="float" office:value="293" calcext:value-type="float">
            <text:p>293</text:p>
          </table:table-cell>
          <table:table-cell office:value-type="float" office:value="93.1273038156" calcext:value-type="float">
            <text:p>93.1273038156</text:p>
          </table:table-cell>
          <table:table-cell office:value-type="float" office:value="94.5608177642" calcext:value-type="float">
            <text:p>94.5608177642</text:p>
          </table:table-cell>
          <table:table-cell office:value-type="float" office:value="93.1273038156" calcext:value-type="float">
            <text:p>93.1273038156</text:p>
          </table:table-cell>
        </table:table-row>
        <table:table-row table:style-name="ro1"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93.2469613543" calcext:value-type="float">
            <text:p>93.2469613543</text:p>
          </table:table-cell>
          <table:table-cell office:value-type="float" office:value="94.659172569" calcext:value-type="float">
            <text:p>94.659172569</text:p>
          </table:table-cell>
          <table:table-cell office:value-type="float" office:value="93.2469613543" calcext:value-type="float">
            <text:p>93.2469613543</text:p>
          </table:table-cell>
        </table:table-row>
        <table:table-row table:style-name="ro1"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93.0099289971" calcext:value-type="float">
            <text:p>93.0099289971</text:p>
          </table:table-cell>
          <table:table-cell office:value-type="float" office:value="94.4862591625" calcext:value-type="float">
            <text:p>94.4862591625</text:p>
          </table:table-cell>
          <table:table-cell office:value-type="float" office:value="93.0099289971" calcext:value-type="float">
            <text:p>93.0099289971</text:p>
          </table:table-cell>
        </table:table-row>
        <table:table-row table:style-name="ro1"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92.8228476495" calcext:value-type="float">
            <text:p>92.8228476495</text:p>
          </table:table-cell>
          <table:table-cell office:value-type="float" office:value="94.3299893129" calcext:value-type="float">
            <text:p>94.3299893129</text:p>
          </table:table-cell>
          <table:table-cell office:value-type="float" office:value="92.8228476495" calcext:value-type="float">
            <text:p>92.8228476495</text:p>
          </table:table-cell>
        </table:table-row>
        <table:table-row table:style-name="ro1"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93.5446201057" calcext:value-type="float">
            <text:p>93.5446201057</text:p>
          </table:table-cell>
          <table:table-cell office:value-type="float" office:value="94.8611432587" calcext:value-type="float">
            <text:p>94.8611432587</text:p>
          </table:table-cell>
          <table:table-cell office:value-type="float" office:value="93.5446201057" calcext:value-type="float">
            <text:p>93.5446201057</text:p>
          </table:table-cell>
        </table:table-row>
        <table:table-row table:style-name="ro1">
          <table:table-cell table:number-columns-repeated="8"/>
          <table:table-cell office:value-type="float" office:value="298" calcext:value-type="float">
            <text:p>298</text:p>
          </table:table-cell>
          <table:table-cell office:value-type="float" office:value="91.315123871" calcext:value-type="float">
            <text:p>91.315123871</text:p>
          </table:table-cell>
          <table:table-cell office:value-type="float" office:value="92.948149027" calcext:value-type="float">
            <text:p>92.948149027</text:p>
          </table:table-cell>
          <table:table-cell office:value-type="float" office:value="91.315123871" calcext:value-type="float">
            <text:p>91.315123871</text:p>
          </table:table-cell>
        </table:table-row>
        <table:table-row table:style-name="ro1"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87.6937610703" calcext:value-type="float">
            <text:p>87.6937610703</text:p>
          </table:table-cell>
          <table:table-cell office:value-type="float" office:value="89.8563254699" calcext:value-type="float">
            <text:p>89.8563254699</text:p>
          </table:table-cell>
          <table:table-cell office:value-type="float" office:value="87.6937610703" calcext:value-type="float">
            <text:p>87.6937610703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87.8718331877" calcext:value-type="float">
            <text:p>87.8718331877</text:p>
          </table:table-cell>
          <table:table-cell office:value-type="float" office:value="89.987481792" calcext:value-type="float">
            <text:p>89.987481792</text:p>
          </table:table-cell>
          <table:table-cell office:value-type="float" office:value="87.8718331877" calcext:value-type="float">
            <text:p>87.8718331877</text:p>
          </table:table-cell>
        </table:table-row>
        <table:table-row table:style-name="ro1"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87.9431431867" calcext:value-type="float">
            <text:p>87.9431431867</text:p>
          </table:table-cell>
          <table:table-cell office:value-type="float" office:value="90.0394818928" calcext:value-type="float">
            <text:p>90.0394818928</text:p>
          </table:table-cell>
          <table:table-cell office:value-type="float" office:value="87.9431431867" calcext:value-type="float">
            <text:p>87.9431431867</text:p>
          </table:table-cell>
        </table:table-row>
        <table:table-row table:style-name="ro1"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87.926945155" calcext:value-type="float">
            <text:p>87.926945155</text:p>
          </table:table-cell>
          <table:table-cell office:value-type="float" office:value="90.0282339114" calcext:value-type="float">
            <text:p>90.0282339114</text:p>
          </table:table-cell>
          <table:table-cell office:value-type="float" office:value="87.926945155" calcext:value-type="float">
            <text:p>87.926945155</text:p>
          </table:table-cell>
        </table:table-row>
        <table:table-row table:style-name="ro1"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87.7600843519" calcext:value-type="float">
            <text:p>87.7600843519</text:p>
          </table:table-cell>
          <table:table-cell office:value-type="float" office:value="89.9029933745" calcext:value-type="float">
            <text:p>89.9029933745</text:p>
          </table:table-cell>
          <table:table-cell office:value-type="float" office:value="87.7600843519" calcext:value-type="float">
            <text:p>87.7600843519</text:p>
          </table:table-cell>
        </table:table-row>
        <table:table-row table:style-name="ro1"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88.7443510292" calcext:value-type="float">
            <text:p>88.7443510292</text:p>
          </table:table-cell>
          <table:table-cell office:value-type="float" office:value="90.7477089021" calcext:value-type="float">
            <text:p>90.7477089021</text:p>
          </table:table-cell>
          <table:table-cell office:value-type="float" office:value="88.7443510292" calcext:value-type="float">
            <text:p>88.7443510292</text:p>
          </table:table-cell>
        </table:table-row>
        <table:table-row table:style-name="ro1"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91.806976297" calcext:value-type="float">
            <text:p>91.806976297</text:p>
          </table:table-cell>
          <table:table-cell office:value-type="float" office:value="93.387767706" calcext:value-type="float">
            <text:p>93.387767706</text:p>
          </table:table-cell>
          <table:table-cell office:value-type="float" office:value="91.806976297" calcext:value-type="float">
            <text:p>91.806976297</text:p>
          </table:table-cell>
        </table:table-row>
        <table:table-row table:style-name="ro1"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93.7768958277" calcext:value-type="float">
            <text:p>93.7768958277</text:p>
          </table:table-cell>
          <table:table-cell office:value-type="float" office:value="95.0746872358" calcext:value-type="float">
            <text:p>95.0746872358</text:p>
          </table:table-cell>
          <table:table-cell office:value-type="float" office:value="93.7768958277" calcext:value-type="float">
            <text:p>93.7768958277</text:p>
          </table:table-cell>
        </table:table-row>
        <table:table-row table:style-name="ro1"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94.8432525221" calcext:value-type="float">
            <text:p>94.8432525221</text:p>
          </table:table-cell>
          <table:table-cell office:value-type="float" office:value="95.9579988374" calcext:value-type="float">
            <text:p>95.9579988374</text:p>
          </table:table-cell>
          <table:table-cell office:value-type="float" office:value="94.8432525221" calcext:value-type="float">
            <text:p>94.8432525221</text:p>
          </table:table-cell>
        </table:table-row>
        <table:table-row table:style-name="ro1"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94.6334340102" calcext:value-type="float">
            <text:p>94.6334340102</text:p>
          </table:table-cell>
          <table:table-cell office:value-type="float" office:value="95.792958352" calcext:value-type="float">
            <text:p>95.792958352</text:p>
          </table:table-cell>
          <table:table-cell office:value-type="float" office:value="94.6334340102" calcext:value-type="float">
            <text:p>94.6334340102</text:p>
          </table:table-cell>
        </table:table-row>
        <table:table-row table:style-name="ro1"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94.5678381117" calcext:value-type="float">
            <text:p>94.5678381117</text:p>
          </table:table-cell>
          <table:table-cell office:value-type="float" office:value="95.7371889603" calcext:value-type="float">
            <text:p>95.7371889603</text:p>
          </table:table-cell>
          <table:table-cell office:value-type="float" office:value="94.5678381117" calcext:value-type="float">
            <text:p>94.5678381117</text:p>
          </table:table-cell>
        </table:table-row>
        <table:table-row table:style-name="ro1"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94.3961881967" calcext:value-type="float">
            <text:p>94.3961881967</text:p>
          </table:table-cell>
          <table:table-cell office:value-type="float" office:value="95.6111870034" calcext:value-type="float">
            <text:p>95.6111870034</text:p>
          </table:table-cell>
          <table:table-cell office:value-type="float" office:value="94.3961881967" calcext:value-type="float">
            <text:p>94.3961881967</text:p>
          </table:table-cell>
        </table:table-row>
        <table:table-row table:style-name="ro1"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95.4437049328" calcext:value-type="float">
            <text:p>95.4437049328</text:p>
          </table:table-cell>
          <table:table-cell office:value-type="float" office:value="96.4250062084" calcext:value-type="float">
            <text:p>96.4250062084</text:p>
          </table:table-cell>
          <table:table-cell office:value-type="float" office:value="95.4437049328" calcext:value-type="float">
            <text:p>95.4437049328</text:p>
          </table:table-cell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93.9581902015" calcext:value-type="float">
            <text:p>93.9581902015</text:p>
          </table:table-cell>
          <table:table-cell office:value-type="float" office:value="95.14862426" calcext:value-type="float">
            <text:p>95.14862426</text:p>
          </table:table-cell>
          <table:table-cell office:value-type="float" office:value="93.9581902015" calcext:value-type="float">
            <text:p>93.9581902015</text:p>
          </table:table-cell>
        </table:table-row>
        <table:table-row table:style-name="ro1">
          <table:table-cell table:number-columns-repeated="8"/>
          <table:table-cell office:value-type="float" office:value="313" calcext:value-type="float">
            <text:p>313</text:p>
          </table:table-cell>
          <table:table-cell/>
          <table:table-cell office:value-type="float" office:value="91.8028436166" calcext:value-type="float">
            <text:p>91.8028436166</text:p>
          </table:table-cell>
          <table:table-cell office:value-type="float" office:value="119.28187175" calcext:value-type="float">
            <text:p>119.28187175</text:p>
          </table:table-cell>
        </table:table-row>
        <table:table-row table:style-name="ro1"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85.6676035589" calcext:value-type="float">
            <text:p>85.6676035589</text:p>
          </table:table-cell>
          <table:table-cell office:value-type="float" office:value="87.7940454331" calcext:value-type="float">
            <text:p>87.7940454331</text:p>
          </table:table-cell>
          <table:table-cell office:value-type="float" office:value="85.6676035589" calcext:value-type="float">
            <text:p>85.6676035589</text:p>
          </table:table-cell>
        </table:table-row>
        <table:table-row table:style-name="ro1"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80.2420048025" calcext:value-type="float">
            <text:p>80.2420048025</text:p>
          </table:table-cell>
          <table:table-cell office:value-type="float" office:value="82.7299051315" calcext:value-type="float">
            <text:p>82.7299051315</text:p>
          </table:table-cell>
          <table:table-cell office:value-type="float" office:value="80.2420048025" calcext:value-type="float">
            <text:p>80.2420048025</text:p>
          </table:table-cell>
        </table:table-row>
        <table:table-row table:style-name="ro1"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78.292272454" calcext:value-type="float">
            <text:p>78.292272454</text:p>
          </table:table-cell>
          <table:table-cell office:value-type="float" office:value="81.9944501916" calcext:value-type="float">
            <text:p>81.9944501916</text:p>
          </table:table-cell>
          <table:table-cell office:value-type="float" office:value="78.292272454" calcext:value-type="float">
            <text:p>78.292272454</text:p>
          </table:table-cell>
        </table:table-row>
        <table:table-row table:style-name="ro1"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78.3063032096" calcext:value-type="float">
            <text:p>78.3063032096</text:p>
          </table:table-cell>
          <table:table-cell office:value-type="float" office:value="82.0035046862" calcext:value-type="float">
            <text:p>82.0035046862</text:p>
          </table:table-cell>
          <table:table-cell office:value-type="float" office:value="78.3063032096" calcext:value-type="float">
            <text:p>78.3063032096</text:p>
          </table:table-cell>
        </table:table-row>
        <table:table-row table:style-name="ro1"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78.3064319078" calcext:value-type="float">
            <text:p>78.3064319078</text:p>
          </table:table-cell>
          <table:table-cell office:value-type="float" office:value="82.0035763968" calcext:value-type="float">
            <text:p>82.0035763968</text:p>
          </table:table-cell>
          <table:table-cell office:value-type="float" office:value="78.3064319078" calcext:value-type="float">
            <text:p>78.3064319078</text:p>
          </table:table-cell>
        </table:table-row>
        <table:table-row table:style-name="ro1"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78.3049580451" calcext:value-type="float">
            <text:p>78.3049580451</text:p>
          </table:table-cell>
          <table:table-cell office:value-type="float" office:value="82.0027379004" calcext:value-type="float">
            <text:p>82.0027379004</text:p>
          </table:table-cell>
          <table:table-cell office:value-type="float" office:value="78.3049580451" calcext:value-type="float">
            <text:p>78.3049580451</text:p>
          </table:table-cell>
        </table:table-row>
        <table:table-row table:style-name="ro1"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78.2883488247" calcext:value-type="float">
            <text:p>78.2883488247</text:p>
          </table:table-cell>
          <table:table-cell office:value-type="float" office:value="81.9908967424" calcext:value-type="float">
            <text:p>81.9908967424</text:p>
          </table:table-cell>
          <table:table-cell office:value-type="float" office:value="78.2883488247" calcext:value-type="float">
            <text:p>78.2883488247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81.1334396594" calcext:value-type="float">
            <text:p>81.1334396594</text:p>
          </table:table-cell>
          <table:table-cell office:value-type="float" office:value="84.563480171" calcext:value-type="float">
            <text:p>84.563480171</text:p>
          </table:table-cell>
          <table:table-cell office:value-type="float" office:value="81.1334396594" calcext:value-type="float">
            <text:p>81.1334396594</text:p>
          </table:table-cell>
        </table:table-row>
        <table:table-row table:style-name="ro1"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86.3349192772" calcext:value-type="float">
            <text:p>86.3349192772</text:p>
          </table:table-cell>
          <table:table-cell office:value-type="float" office:value="89.1672041127" calcext:value-type="float">
            <text:p>89.1672041127</text:p>
          </table:table-cell>
          <table:table-cell office:value-type="float" office:value="86.3349192772" calcext:value-type="float">
            <text:p>86.3349192772</text:p>
          </table:table-cell>
        </table:table-row>
        <table:table-row table:style-name="ro1"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90.5020267725" calcext:value-type="float">
            <text:p>90.5020267725</text:p>
          </table:table-cell>
          <table:table-cell office:value-type="float" office:value="92.7337093839" calcext:value-type="float">
            <text:p>92.7337093839</text:p>
          </table:table-cell>
          <table:table-cell office:value-type="float" office:value="90.5020333392" calcext:value-type="float">
            <text:p>90.5020333392</text:p>
          </table:table-cell>
        </table:table-row>
        <table:table-row table:style-name="ro1"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94.1521958757" calcext:value-type="float">
            <text:p>94.1521958757</text:p>
          </table:table-cell>
          <table:table-cell office:value-type="float" office:value="95.6633916397" calcext:value-type="float">
            <text:p>95.6633916397</text:p>
          </table:table-cell>
          <table:table-cell office:value-type="float" office:value="94.1521958757" calcext:value-type="float">
            <text:p>94.1521958757</text:p>
          </table:table-cell>
        </table:table-row>
        <table:table-row table:style-name="ro1">
          <table:table-cell table:number-columns-repeated="8"/>
          <table:table-cell office:value-type="float" office:value="325" calcext:value-type="float">
            <text:p>325</text:p>
          </table:table-cell>
          <table:table-cell office:value-type="float" office:value="95.5035169857" calcext:value-type="float">
            <text:p>95.5035169857</text:p>
          </table:table-cell>
          <table:table-cell office:value-type="float" office:value="96.7430484888" calcext:value-type="float">
            <text:p>96.7430484888</text:p>
          </table:table-cell>
          <table:table-cell office:value-type="float" office:value="95.5035169857" calcext:value-type="float">
            <text:p>95.5035169857</text:p>
          </table:table-cell>
        </table:table-row>
        <table:table-row table:style-name="ro1"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94.3702929249" calcext:value-type="float">
            <text:p>94.3702929249</text:p>
          </table:table-cell>
          <table:table-cell office:value-type="float" office:value="95.9206791594" calcext:value-type="float">
            <text:p>95.9206791594</text:p>
          </table:table-cell>
          <table:table-cell office:value-type="float" office:value="94.3702929249" calcext:value-type="float">
            <text:p>94.3702929249</text:p>
          </table:table-cell>
        </table:table-row>
        <table:table-row table:style-name="ro1">
          <table:table-cell table:number-columns-repeated="8"/>
          <table:table-cell office:value-type="float" office:value="327" calcext:value-type="float">
            <text:p>327</text:p>
          </table:table-cell>
          <table:table-cell office:value-type="float" office:value="94.5473705185" calcext:value-type="float">
            <text:p>94.5473705185</text:p>
          </table:table-cell>
          <table:table-cell office:value-type="float" office:value="96.0422196759" calcext:value-type="float">
            <text:p>96.0422196759</text:p>
          </table:table-cell>
          <table:table-cell office:value-type="float" office:value="94.5473705185" calcext:value-type="float">
            <text:p>94.5473705185</text:p>
          </table:table-cell>
        </table:table-row>
        <table:table-row table:style-name="ro1"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94.5905600002" calcext:value-type="float">
            <text:p>94.5905600002</text:p>
          </table:table-cell>
          <table:table-cell office:value-type="float" office:value="96.0768966296" calcext:value-type="float">
            <text:p>96.0768966296</text:p>
          </table:table-cell>
          <table:table-cell office:value-type="float" office:value="94.5905600002" calcext:value-type="float">
            <text:p>94.5905600002</text:p>
          </table:table-cell>
        </table:table-row>
        <table:table-row table:style-name="ro1"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94.8009173042" calcext:value-type="float">
            <text:p>94.8009173042</text:p>
          </table:table-cell>
          <table:table-cell office:value-type="float" office:value="96.2299733647" calcext:value-type="float">
            <text:p>96.2299733647</text:p>
          </table:table-cell>
          <table:table-cell office:value-type="float" office:value="94.8009173042" calcext:value-type="float">
            <text:p>94.8009173042</text:p>
          </table:table-cell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93.8067308109" calcext:value-type="float">
            <text:p>93.8067308109</text:p>
          </table:table-cell>
          <table:table-cell office:value-type="float" office:value="95.4617101546" calcext:value-type="float">
            <text:p>95.4617101546</text:p>
          </table:table-cell>
          <table:table-cell office:value-type="float" office:value="93.8067308109" calcext:value-type="float">
            <text:p>93.8067308109</text:p>
          </table:table-cell>
        </table:table-row>
        <table:table-row table:style-name="ro1">
          <table:table-cell table:number-columns-repeated="8"/>
          <table:table-cell office:value-type="float" office:value="331" calcext:value-type="float">
            <text:p>331</text:p>
          </table:table-cell>
          <table:table-cell office:value-type="float" office:value="91.9333759287" calcext:value-type="float">
            <text:p>91.9333759287</text:p>
          </table:table-cell>
          <table:table-cell office:value-type="float" office:value="93.9588475047" calcext:value-type="float">
            <text:p>93.9588475047</text:p>
          </table:table-cell>
          <table:table-cell office:value-type="float" office:value="91.9333759287" calcext:value-type="float">
            <text:p>91.9333759287</text:p>
          </table:table-cell>
        </table:table-row>
        <table:table-row table:style-name="ro1"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88.9333731616" calcext:value-type="float">
            <text:p>88.9333731616</text:p>
          </table:table-cell>
          <table:table-cell office:value-type="float" office:value="91.5194644827" calcext:value-type="float">
            <text:p>91.5194644827</text:p>
          </table:table-cell>
          <table:table-cell office:value-type="float" office:value="88.9333731616" calcext:value-type="float">
            <text:p>88.9333731616</text:p>
          </table:table-cell>
        </table:table-row>
        <table:table-row table:style-name="ro1">
          <table:table-cell table:number-columns-repeated="8"/>
          <table:table-cell office:value-type="float" office:value="333" calcext:value-type="float">
            <text:p>333</text:p>
          </table:table-cell>
          <table:table-cell office:value-type="float" office:value="87.8698336579" calcext:value-type="float">
            <text:p>87.8698336579</text:p>
          </table:table-cell>
          <table:table-cell office:value-type="float" office:value="90.6527035915" calcext:value-type="float">
            <text:p>90.6527035915</text:p>
          </table:table-cell>
          <table:table-cell office:value-type="float" office:value="87.8698336579" calcext:value-type="float">
            <text:p>87.8698336579</text:p>
          </table:table-cell>
        </table:table-row>
        <table:table-row table:style-name="ro1">
          <table:table-cell table:number-columns-repeated="8"/>
          <table:table-cell office:value-type="float" office:value="334" calcext:value-type="float">
            <text:p>334</text:p>
          </table:table-cell>
          <table:table-cell office:value-type="float" office:value="88.0526205174" calcext:value-type="float">
            <text:p>88.0526205174</text:p>
          </table:table-cell>
          <table:table-cell office:value-type="float" office:value="90.7876371537" calcext:value-type="float">
            <text:p>90.7876371537</text:p>
          </table:table-cell>
          <table:table-cell office:value-type="float" office:value="88.0526205174" calcext:value-type="float">
            <text:p>88.0526205174</text:p>
          </table:table-cell>
        </table:table-row>
        <table:table-row table:style-name="ro1">
          <table:table-cell table:number-columns-repeated="8"/>
          <table:table-cell office:value-type="float" office:value="335" calcext:value-type="float">
            <text:p>335</text:p>
          </table:table-cell>
          <table:table-cell office:value-type="float" office:value="88.0762260085" calcext:value-type="float">
            <text:p>88.0762260085</text:p>
          </table:table-cell>
          <table:table-cell office:value-type="float" office:value="90.8039107642" calcext:value-type="float">
            <text:p>90.8039107642</text:p>
          </table:table-cell>
          <table:table-cell office:value-type="float" office:value="88.0762260085" calcext:value-type="float">
            <text:p>88.0762260085</text:p>
          </table:table-cell>
        </table:table-row>
        <table:table-row table:style-name="ro1"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87.9848545052" calcext:value-type="float">
            <text:p>87.9848545052</text:p>
          </table:table-cell>
          <table:table-cell office:value-type="float" office:value="90.7386324723" calcext:value-type="float">
            <text:p>90.7386324723</text:p>
          </table:table-cell>
          <table:table-cell office:value-type="float" office:value="87.9848545052" calcext:value-type="float">
            <text:p>87.9848545052</text:p>
          </table:table-cell>
        </table:table-row>
        <table:table-row table:style-name="ro1">
          <table:table-cell table:number-columns-repeated="8"/>
          <table:table-cell office:value-type="float" office:value="337" calcext:value-type="float">
            <text:p>337</text:p>
          </table:table-cell>
          <table:table-cell office:value-type="float" office:value="87.7515029372" calcext:value-type="float">
            <text:p>87.7515029372</text:p>
          </table:table-cell>
          <table:table-cell office:value-type="float" office:value="90.5654381177" calcext:value-type="float">
            <text:p>90.5654381177</text:p>
          </table:table-cell>
          <table:table-cell office:value-type="float" office:value="87.7515029372" calcext:value-type="float">
            <text:p>87.7515029372</text:p>
          </table:table-cell>
        </table:table-row>
        <table:table-row table:style-name="ro1"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91.2684021511" calcext:value-type="float">
            <text:p>91.2684021511</text:p>
          </table:table-cell>
          <table:table-cell office:value-type="float" office:value="93.4095839584" calcext:value-type="float">
            <text:p>93.4095839584</text:p>
          </table:table-cell>
          <table:table-cell office:value-type="float" office:value="91.2684021511" calcext:value-type="float">
            <text:p>91.2684021511</text:p>
          </table:table-cell>
        </table:table-row>
        <table:table-row table:style-name="ro1">
          <table:table-cell table:number-columns-repeated="8"/>
          <table:table-cell office:value-type="float" office:value="339" calcext:value-type="float">
            <text:p>339</text:p>
          </table:table-cell>
          <table:table-cell office:value-type="float" office:value="93.4462494644" calcext:value-type="float">
            <text:p>93.4462494644</text:p>
          </table:table-cell>
          <table:table-cell office:value-type="float" office:value="95.1557186945" calcext:value-type="float">
            <text:p>95.1557186945</text:p>
          </table:table-cell>
          <table:table-cell office:value-type="float" office:value="93.4462494644" calcext:value-type="float">
            <text:p>93.4462494644</text:p>
          </table:table-cell>
        </table:table-row>
        <table:table-row table:style-name="ro1"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92.4914135042" calcext:value-type="float">
            <text:p>92.4914135042</text:p>
          </table:table-cell>
          <table:table-cell office:value-type="float" office:value="94.466925176" calcext:value-type="float">
            <text:p>94.466925176</text:p>
          </table:table-cell>
          <table:table-cell office:value-type="float" office:value="92.4914135042" calcext:value-type="float">
            <text:p>92.4914135042</text:p>
          </table:table-cell>
        </table:table-row>
        <table:table-row table:style-name="ro1">
          <table:table-cell table:number-columns-repeated="8"/>
          <table:table-cell office:value-type="float" office:value="341" calcext:value-type="float">
            <text:p>341</text:p>
          </table:table-cell>
          <table:table-cell office:value-type="float" office:value="92.6976639492" calcext:value-type="float">
            <text:p>92.6976639492</text:p>
          </table:table-cell>
          <table:table-cell office:value-type="float" office:value="94.6209219754" calcext:value-type="float">
            <text:p>94.6209219754</text:p>
          </table:table-cell>
          <table:table-cell office:value-type="float" office:value="92.6976639492" calcext:value-type="float">
            <text:p>92.6976639492</text:p>
          </table:table-cell>
        </table:table-row>
        <table:table-row table:style-name="ro1"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92.9189310114" calcext:value-type="float">
            <text:p>92.9189310114</text:p>
          </table:table-cell>
          <table:table-cell office:value-type="float" office:value="94.7839765338" calcext:value-type="float">
            <text:p>94.7839765338</text:p>
          </table:table-cell>
          <table:table-cell office:value-type="float" office:value="92.9189310114" calcext:value-type="float">
            <text:p>92.9189310114</text:p>
          </table:table-cell>
        </table:table-row>
        <table:table-row table:style-name="ro1"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92.8377943961" calcext:value-type="float">
            <text:p>92.8377943961</text:p>
          </table:table-cell>
          <table:table-cell office:value-type="float" office:value="94.7193555454" calcext:value-type="float">
            <text:p>94.7193555454</text:p>
          </table:table-cell>
          <table:table-cell office:value-type="float" office:value="92.8377943961" calcext:value-type="float">
            <text:p>92.8377943961</text:p>
          </table:table-cell>
        </table:table-row>
        <table:table-row table:style-name="ro1"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91.7791012174" calcext:value-type="float">
            <text:p>91.7791012174</text:p>
          </table:table-cell>
          <table:table-cell office:value-type="float" office:value="93.9272690098" calcext:value-type="float">
            <text:p>93.9272690098</text:p>
          </table:table-cell>
          <table:table-cell office:value-type="float" office:value="91.7791012174" calcext:value-type="float">
            <text:p>91.7791012174</text:p>
          </table:table-cell>
        </table:table-row>
        <table:table-row table:style-name="ro1"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92.7120340345" calcext:value-type="float">
            <text:p>92.7120340345</text:p>
          </table:table-cell>
          <table:table-cell office:value-type="float" office:value="94.6378772433" calcext:value-type="float">
            <text:p>94.6378772433</text:p>
          </table:table-cell>
          <table:table-cell office:value-type="float" office:value="92.7120340345" calcext:value-type="float">
            <text:p>92.7120340345</text:p>
          </table:table-cell>
        </table:table-row>
        <table:table-row table:style-name="ro1"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93.6830049428" calcext:value-type="float">
            <text:p>93.6830049428</text:p>
          </table:table-cell>
          <table:table-cell office:value-type="float" office:value="94.1198313747" calcext:value-type="float">
            <text:p>94.1198313747</text:p>
          </table:table-cell>
          <table:table-cell office:value-type="float" office:value="93.6830049428" calcext:value-type="float">
            <text:p>93.6830049428</text:p>
          </table:table-cell>
        </table:table-row>
        <table:table-row table:style-name="ro1"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93.9680677829" calcext:value-type="float">
            <text:p>93.9680677829</text:p>
          </table:table-cell>
          <table:table-cell office:value-type="float" office:value="94.4057198797" calcext:value-type="float">
            <text:p>94.4057198797</text:p>
          </table:table-cell>
          <table:table-cell office:value-type="float" office:value="93.9680677829" calcext:value-type="float">
            <text:p>93.9680677829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93.9022938397" calcext:value-type="float">
            <text:p>93.9022938397</text:p>
          </table:table-cell>
          <table:table-cell office:value-type="float" office:value="94.3453232325" calcext:value-type="float">
            <text:p>94.3453232325</text:p>
          </table:table-cell>
          <table:table-cell office:value-type="float" office:value="93.9022938397" calcext:value-type="float">
            <text:p>93.9022938397</text:p>
          </table:table-cell>
        </table:table-row>
        <table:table-row table:style-name="ro1">
          <table:table-cell table:number-columns-repeated="8"/>
          <table:table-cell office:value-type="float" office:value="349" calcext:value-type="float">
            <text:p>349</text:p>
          </table:table-cell>
          <table:table-cell office:value-type="float" office:value="94.194659696" calcext:value-type="float">
            <text:p>94.194659696</text:p>
          </table:table-cell>
          <table:table-cell office:value-type="float" office:value="94.6251171159" calcext:value-type="float">
            <text:p>94.6251171159</text:p>
          </table:table-cell>
          <table:table-cell office:value-type="float" office:value="94.194659696" calcext:value-type="float">
            <text:p>94.194659696</text:p>
          </table:table-cell>
        </table:table-row>
        <table:table-row table:style-name="ro1"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94.9698262116" calcext:value-type="float">
            <text:p>94.9698262116</text:p>
          </table:table-cell>
          <table:table-cell office:value-type="float" office:value="95.8078315157" calcext:value-type="float">
            <text:p>95.8078315157</text:p>
          </table:table-cell>
          <table:table-cell office:value-type="float" office:value="94.9828879976" calcext:value-type="float">
            <text:p>94.9828879976</text:p>
          </table:table-cell>
        </table:table-row>
        <table:table-row table:style-name="ro1"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93.6981065137" calcext:value-type="float">
            <text:p>93.6981065137</text:p>
          </table:table-cell>
          <table:table-cell office:value-type="float" office:value="94.1308645603" calcext:value-type="float">
            <text:p>94.1308645603</text:p>
          </table:table-cell>
          <table:table-cell office:value-type="float" office:value="93.6981065137" calcext:value-type="float">
            <text:p>93.6981065137</text:p>
          </table:table-cell>
        </table:table-row>
        <table:table-row table:style-name="ro1"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90.9465689908" calcext:value-type="float">
            <text:p>90.9465689908</text:p>
          </table:table-cell>
          <table:table-cell office:value-type="float" office:value="91.4941569999" calcext:value-type="float">
            <text:p>91.4941569999</text:p>
          </table:table-cell>
          <table:table-cell office:value-type="float" office:value="90.9465689908" calcext:value-type="float">
            <text:p>90.9465689908</text:p>
          </table:table-cell>
        </table:table-row>
        <table:table-row table:style-name="ro1"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86.4047589222" calcext:value-type="float">
            <text:p>86.4047589222</text:p>
          </table:table-cell>
          <table:table-cell office:value-type="float" office:value="87.1737717126" calcext:value-type="float">
            <text:p>87.1737717126</text:p>
          </table:table-cell>
          <table:table-cell office:value-type="float" office:value="86.4047589222" calcext:value-type="float">
            <text:p>86.4047589222</text:p>
          </table:table-cell>
        </table:table-row>
        <table:table-row table:style-name="ro1"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68.2194550289" calcext:value-type="float">
            <text:p>68.2194550289</text:p>
          </table:table-cell>
          <table:table-cell office:value-type="float" office:value="82.131395431" calcext:value-type="float">
            <text:p>82.131395431</text:p>
          </table:table-cell>
          <table:table-cell office:value-type="float" office:value="68.9395913848" calcext:value-type="float">
            <text:p>68.9395913848</text:p>
          </table:table-cell>
        </table:table-row>
        <table:table-row table:style-name="ro1"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57.9478085398" calcext:value-type="float">
            <text:p>57.9478085398</text:p>
          </table:table-cell>
          <table:table-cell office:value-type="float" office:value="76.0435748742" calcext:value-type="float">
            <text:p>76.0435748742</text:p>
          </table:table-cell>
          <table:table-cell office:value-type="float" office:value="58.0491743054" calcext:value-type="float">
            <text:p>58.0491743054</text:p>
          </table:table-cell>
        </table:table-row>
        <table:table-row table:style-name="ro1"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54.6322771411" calcext:value-type="float">
            <text:p>54.6322771411</text:p>
          </table:table-cell>
          <table:table-cell office:value-type="float" office:value="68.8304858434" calcext:value-type="float">
            <text:p>68.8304858434</text:p>
          </table:table-cell>
          <table:table-cell office:value-type="float" office:value="53.5324123711" calcext:value-type="float">
            <text:p>53.5324123711</text:p>
          </table:table-cell>
        </table:table-row>
        <table:table-row table:style-name="ro1"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60.5239500152" calcext:value-type="float">
            <text:p>60.5239500152</text:p>
          </table:table-cell>
          <table:table-cell office:value-type="float" office:value="60.7359380445" calcext:value-type="float">
            <text:p>60.7359380445</text:p>
          </table:table-cell>
          <table:table-cell office:value-type="float" office:value="60.5239500152" calcext:value-type="float">
            <text:p>60.5239500152</text:p>
          </table:table-cell>
        </table:table-row>
        <table:table-row table:style-name="ro1"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56.0786020828" calcext:value-type="float">
            <text:p>56.0786020828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</table:table-row>
        <table:table-row table:style-name="ro1">
          <table:table-cell table:number-columns-repeated="8"/>
          <table:table-cell office:value-type="float" office:value="359" calcext:value-type="float">
            <text:p>359</text:p>
          </table:table-cell>
          <table:table-cell office:value-type="float" office:value="56.0786020828" calcext:value-type="float">
            <text:p>56.0786020828</text:p>
          </table:table-cell>
          <table:table-cell office:value-type="float" office:value="56.3451012823" calcext:value-type="float">
            <text:p>56.3451012823</text:p>
          </table:table-cell>
          <table:table-cell office:value-type="float" office:value="56.0786020828" calcext:value-type="float">
            <text:p>56.0786020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3:39:53.26088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42:06.109800436</meta:creation-date>
    <dc:date>2015-07-20T13:40:03.797608611</dc:date>
    <meta:editing-duration>PT23S</meta:editing-duration>
    <meta:editing-cycles>2</meta:editing-cycles>
    <meta:generator>LibreOffice/4.2.8.2$Linux_X86_64 LibreOffice_project/420m0$Build-2</meta:generator>
    <meta:document-statistic meta:table-count="8" meta:cell-count="324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text-properties fo:font-size="1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8cm" svg:height="15.041cm" xlink:href=".." xlink:type="simple" chart:class="chart:scatter" chart:style-name="ch1">
        <chart:legend chart:legend-position="end" svg:x="20.065cm" svg:y="6.972cm" style:legend-expansion="high" chart:style-name="ch2"/>
        <chart:plot-area chart:style-name="ch3" table:cell-range-address="Sheet1.A1:Sheet1.B12" svg:x="0.881cm" svg:y="0.433cm" svg:width="15.697cm" svg:height="13.423cm">
          <chartooo:coordinate-region svg:x="1.873cm" svg:y="0.632cm" svg:width="14.518cm" svg:height="13.0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" chart:class="chart:scatter">
            <chart:domain table:cell-range-address="Sheet1.A1:Sheet1.A12"/>
            <chart:regression-curve chart:style-name="ch8">
              <chart:equation chart:display-equation="true" chart:display-r-square="false" svg:x="0cm" svg:y="0cm" chart:style-name="ch9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2</svg:desc>
                </draw:g>
              </table:table-cell>
              <table:table-cell office:value-type="float" office:value="0">
                <text:p>0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98">
                <text:p>1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703cm" style:legend-expansion="high" chart:style-name="ch2"/>
        <chart:plot-area chart:style-name="ch3" table:cell-range-address="Sheet2.C8:Sheet2.E28" svg:x="0.32cm" svg:y="0.18cm" svg:width="13.097cm" svg:height="8.64cm">
          <chartooo:coordinate-region svg:x="1.312cm" svg:y="0.38cm" svg:width="11.27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2.C8:Sheet2.C28" chart:class="chart:line">
            <chart:data-point chart:repeated="21"/>
          </chart:series>
          <chart:series chart:attached-axis="secondary-y" chart:style-name="ch8" chart:values-cell-range-address="Sheet2.D8:Sheet2.D28" chart:class="chart:line">
            <chart:data-point chart:repeated="21"/>
          </chart:series>
          <chart:series chart:attached-axis="secondary-y" chart:style-name="ch9" chart:values-cell-range-address="Sheet2.E8:Sheet2.E28" chart:class="chart:line">
            <chart:data-point chart:repeated="7"/>
            <chart:data-point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1107550089">
                <text:p>-10.1107550089</text:p>
                <draw:g>
                  <svg:desc>Sheet2.C8:Sheet2.C28</svg:desc>
                </draw:g>
              </table:table-cell>
              <table:table-cell office:value-type="float" office:value="-0.0513130305503">
                <text:p>-0.0513130305503</text:p>
                <draw:g>
                  <svg:desc>Sheet2.D8:Sheet2.D28</svg:desc>
                </draw:g>
              </table:table-cell>
              <table:table-cell office:value-type="float" office:value="0.765085064539">
                <text:p>0.765085064539</text:p>
                <draw:g>
                  <svg:desc>Sheet2.E8:Sheet2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40742788">
                <text:p>67.7840742788</text:p>
              </table:table-cell>
              <table:table-cell office:value-type="float" office:value="0.176133395663">
                <text:p>0.176133395663</text:p>
              </table:table-cell>
              <table:table-cell office:value-type="float" office:value="0.835326291798">
                <text:p>0.835326291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.625815559">
                <text:p>254.625815559</text:p>
              </table:table-cell>
              <table:table-cell office:value-type="float" office:value="0.382888862292">
                <text:p>0.382888862292</text:p>
              </table:table-cell>
              <table:table-cell office:value-type="float" office:value="0.861126905547">
                <text:p>0.86112690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5.162987007">
                <text:p>505.162987007</text:p>
              </table:table-cell>
              <table:table-cell office:value-type="float" office:value="0.478367266313">
                <text:p>0.478367266313</text:p>
              </table:table-cell>
              <table:table-cell office:value-type="float" office:value="0.851212556818">
                <text:p>0.851212556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3.355998338">
                <text:p>783.355998338</text:p>
              </table:table-cell>
              <table:table-cell office:value-type="float" office:value="0.496950651053">
                <text:p>0.496950651053</text:p>
              </table:table-cell>
              <table:table-cell office:value-type="float" office:value="0.813564365123">
                <text:p>0.813564365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1.52002355">
                <text:p>1061.52002355</text:p>
              </table:table-cell>
              <table:table-cell office:value-type="float" office:value="0.472960328486">
                <text:p>0.472960328486</text:p>
              </table:table-cell>
              <table:table-cell office:value-type="float" office:value="0.75541891845">
                <text:p>0.75541891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9.46787363">
                <text:p>1319.46787363</text:p>
              </table:table-cell>
              <table:table-cell office:value-type="float" office:value="0.428571090489">
                <text:p>0.428571090489</text:p>
              </table:table-cell>
              <table:table-cell office:value-type="float" office:value="0.68326827327">
                <text:p>0.68326827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3.65286936">
                <text:p>1543.65286936</text:p>
              </table:table-cell>
              <table:table-cell office:value-type="float" office:value="0.37670001775">
                <text:p>0.37670001775</text:p>
              </table:table-cell>
              <table:table-cell office:value-type="float" office:value="0.602859954529">
                <text:p>0.602859954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6.31171396">
                <text:p>1726.31171396</text:p>
              </table:table-cell>
              <table:table-cell office:value-type="float" office:value="0.324488665195">
                <text:p>0.324488665195</text:p>
              </table:table-cell>
              <table:table-cell office:value-type="float" office:value="0.519196955652">
                <text:p>0.519196955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4.60736589">
                <text:p>1864.60736589</text:p>
              </table:table-cell>
              <table:table-cell office:value-type="float" office:value="0.275664848362">
                <text:p>0.275664848362</text:p>
              </table:table-cell>
              <table:table-cell office:value-type="float" office:value="0.436537738544">
                <text:p>0.436537738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9.77191158">
                <text:p>1959.77191158</text:p>
              </table:table-cell>
              <table:table-cell office:value-type="float" office:value="0.2319772915">
                <text:p>0.2319772915</text:p>
              </table:table-cell>
              <table:table-cell office:value-type="float" office:value="0.358396233589">
                <text:p>0.358396233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6.24943812">
                <text:p>2016.24943812</text:p>
              </table:table-cell>
              <table:table-cell office:value-type="float" office:value="0.194041460065">
                <text:p>0.194041460065</text:p>
              </table:table-cell>
              <table:table-cell office:value-type="float" office:value="0.287541839648">
                <text:p>0.287541839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0.83890606">
                <text:p>2040.83890606</text:p>
              </table:table-cell>
              <table:table-cell office:value-type="float" office:value="0.161835140283">
                <text:p>0.161835140283</text:p>
              </table:table-cell>
              <table:table-cell office:value-type="float" office:value="0.225999424061">
                <text:p>0.225999424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1.83702211">
                <text:p>2041.83702211</text:p>
              </table:table-cell>
              <table:table-cell office:value-type="float" office:value="0.134988994237">
                <text:p>0.134988994237</text:p>
              </table:table-cell>
              <table:table-cell office:value-type="float" office:value="0.175049322648">
                <text:p>0.175049322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.18111186">
                <text:p>2028.18111186</text:p>
              </table:table-cell>
              <table:table-cell office:value-type="float" office:value="0.112957031381">
                <text:p>0.112957031381</text:p>
              </table:table-cell>
              <table:table-cell office:value-type="float" office:value="0.135227339706">
                <text:p>0.135227339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8.59199255">
                <text:p>2008.59199255</text:p>
              </table:table-cell>
              <table:table-cell office:value-type="float" office:value="0.0951163060808">
                <text:p>0.0951163060808</text:p>
              </table:table-cell>
              <table:table-cell office:value-type="float" office:value="0.106324748012">
                <text:p>0.106324748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0.71684581">
                <text:p>1990.71684581</text:p>
              </table:table-cell>
              <table:table-cell office:value-type="float" office:value="0.0808245985477">
                <text:p>0.0808245985477</text:p>
              </table:table-cell>
              <table:table-cell office:value-type="float" office:value="0.08738828882">
                <text:p>0.08738828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0.27209035">
                <text:p>1980.27209035</text:p>
              </table:table-cell>
              <table:table-cell office:value-type="float" office:value="0.0694530038951">
                <text:p>0.0694530038951</text:p>
              </table:table-cell>
              <table:table-cell office:value-type="float" office:value="0.0767201718642">
                <text:p>0.076720171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0.18625473">
                <text:p>1980.18625473</text:p>
              </table:table-cell>
              <table:table-cell office:value-type="float" office:value="0.0604034925948">
                <text:p>0.0604034925948</text:p>
              </table:table-cell>
              <table:table-cell office:value-type="float" office:value="0.0718780753569">
                <text:p>0.0718780753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9.74285012">
                <text:p>1989.74285012</text:p>
              </table:table-cell>
              <table:table-cell office:value-type="float" office:value="0.0531174840741">
                <text:p>0.0531174840741</text:p>
              </table:table-cell>
              <table:table-cell office:value-type="float" office:value="0.069675145989">
                <text:p>0.069675145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3.72324296">
                <text:p>2003.72324296</text:p>
              </table:table-cell>
              <table:table-cell office:value-type="float" office:value="0.0470790902992">
                <text:p>0.0470790902992</text:p>
              </table:table-cell>
              <table:table-cell office:value-type="float" office:value="0.06617999893">
                <text:p>0.06617999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3.F7:Sheet3.G16 Sheet3.J7:Sheet3.J16" svg:x="0.32cm" svg:y="0.18cm" svg:width="12.481cm" svg:height="8.64cm">
          <chartooo:coordinate-region svg:x="1.047cm" svg:y="0.38cm" svg:width="11.56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7:Sheet3.G16" chart:class="chart:scatter">
            <chart:domain table:cell-range-address="Sheet3.F7:Sheet3.F16"/>
            <chart:data-point chart:repeated="10"/>
          </chart:series>
          <chart:series chart:style-name="ch7" chart:values-cell-range-address="Sheet3.J7:Sheet3.J16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F7:Sheet3.F16</svg:desc>
                </draw:g>
              </table:table-cell>
              <table:table-cell office:value-type="float" office:value="1">
                <text:p>1</text:p>
                <draw:g>
                  <svg:desc>Sheet3.G7:Sheet3.G16</svg:desc>
                </draw:g>
              </table:table-cell>
              <table:table-cell office:value-type="float" office:value="1">
                <text:p>1</text:p>
                <draw:g>
                  <svg:desc>Sheet3.J7:Sheet3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810911359865">
                <text:p>0.82810911359865</text:p>
              </table:table-cell>
              <table:table-cell office:value-type="float" office:value="0.5678880011875">
                <text:p>0.567888001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0880954939191">
                <text:p>0.800880954939191</text:p>
              </table:table-cell>
              <table:table-cell office:value-type="float" office:value="0.513693296762792">
                <text:p>0.513693296762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6567912872181">
                <text:p>0.796567912872181</text:p>
              </table:table-cell>
              <table:table-cell office:value-type="float" office:value="0.505438622420199">
                <text:p>0.505438622420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5884710893507">
                <text:p>0.795884710893507</text:p>
              </table:table-cell>
              <table:table-cell office:value-type="float" office:value="0.504139220671257">
                <text:p>0.504139220671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5776489147368">
                <text:p>0.795776489147368</text:p>
              </table:table-cell>
              <table:table-cell office:value-type="float" office:value="0.503933595129188">
                <text:p>0.503933595129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5759346418419">
                <text:p>0.795759346418419</text:p>
              </table:table-cell>
              <table:table-cell office:value-type="float" office:value="0.503901028405804">
                <text:p>0.50390102840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95756630946102">
                <text:p>0.795756630946102</text:p>
              </table:table-cell>
              <table:table-cell office:value-type="float" office:value="0.503895869843871">
                <text:p>0.503895869843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5756200805141">
                <text:p>0.795756200805141</text:p>
              </table:table-cell>
              <table:table-cell office:value-type="float" office:value="0.503895052711616">
                <text:p>0.50389505271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95756132669205">
                <text:p>0.795756132669205</text:p>
              </table:table-cell>
              <table:table-cell office:value-type="float" office:value="0.503894923274895">
                <text:p>0.503894923274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4.D11:Sheet4.D41 Sheet4.F11:Sheet4.F41" svg:x="0.32cm" svg:y="0.18cm" svg:width="12.534cm" svg:height="8.64cm">
          <chartooo:coordinate-region svg:x="1.047cm" svg:y="0.379cm" svg:width="11.5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11:Sheet4.F41" chart:class="chart:scatter">
            <chart:domain table:cell-range-address="Sheet4.D11:Sheet4.D41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D11:Sheet4.D41</svg:desc>
                </draw:g>
              </table:table-cell>
              <table:table-cell office:value-type="float" office:value="NaN">
                <text:p>NaN</text:p>
                <draw:g>
                  <svg:desc>Sheet4.F11:Sheet4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0.00207262161633203">
                <text:p>0.00207262161633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">
                <text:p>317</text:p>
              </table:table-cell>
              <table:table-cell office:value-type="float" office:value="0.00481898963736814">
                <text:p>0.00481898963736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0.0105256410732515">
                <text:p>0.0105256410732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0.0215972131878652">
                <text:p>0.021597213187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41629718002634">
                <text:p>0.04162971800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0.0753816809510672">
                <text:p>0.0753816809510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">
                <text:p>322</text:p>
              </table:table-cell>
              <table:table-cell office:value-type="float" office:value="0.128228558807419">
                <text:p>0.12822855880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3">
                <text:p>323</text:p>
              </table:table-cell>
              <table:table-cell office:value-type="float" office:value="0.204908653527983">
                <text:p>0.204908653527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0.307604321704126">
                <text:p>0.30760432170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0.433791622922822">
                <text:p>0.433791622922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">
                <text:p>326</text:p>
              </table:table-cell>
              <table:table-cell office:value-type="float" office:value="0.574680530512413">
                <text:p>0.574680530512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">
                <text:p>327</text:p>
              </table:table-cell>
              <table:table-cell office:value-type="float" office:value="0.715201475764385">
                <text:p>0.715201475764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">
                <text:p>328</text:p>
              </table:table-cell>
              <table:table-cell office:value-type="float" office:value="0.836155238043795">
                <text:p>0.836155238043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9">
                <text:p>329</text:p>
              </table:table-cell>
              <table:table-cell office:value-type="float" office:value="0.918336872934053">
                <text:p>0.918336872934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0.94748801451305">
                <text:p>0.94748801451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">
                <text:p>331</text:p>
              </table:table-cell>
              <table:table-cell office:value-type="float" office:value="0.918336872934053">
                <text:p>0.918336872934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836155238043795">
                <text:p>0.83615523804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0.715201475764385">
                <text:p>0.715201475764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4">
                <text:p>334</text:p>
              </table:table-cell>
              <table:table-cell office:value-type="float" office:value="0.574680530512413">
                <text:p>0.574680530512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  <table:table-cell office:value-type="float" office:value="0.433791622922822">
                <text:p>0.433791622922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">
                <text:p>336</text:p>
              </table:table-cell>
              <table:table-cell office:value-type="float" office:value="0.307604321704126">
                <text:p>0.307604321704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">
                <text:p>337</text:p>
              </table:table-cell>
              <table:table-cell office:value-type="float" office:value="0.204908653527983">
                <text:p>0.204908653527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8">
                <text:p>338</text:p>
              </table:table-cell>
              <table:table-cell office:value-type="float" office:value="0.128228558807419">
                <text:p>0.128228558807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">
                <text:p>339</text:p>
              </table:table-cell>
              <table:table-cell office:value-type="float" office:value="0.0753816809510672">
                <text:p>0.0753816809510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0.041629718002634">
                <text:p>0.041629718002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1">
                <text:p>341</text:p>
              </table:table-cell>
              <table:table-cell office:value-type="float" office:value="0.0215972131878652">
                <text:p>0.0215972131878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2">
                <text:p>342</text:p>
              </table:table-cell>
              <table:table-cell office:value-type="float" office:value="0.0105256410732515">
                <text:p>0.0105256410732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">
                <text:p>343</text:p>
              </table:table-cell>
              <table:table-cell office:value-type="float" office:value="0.00481898963736814">
                <text:p>0.00481898963736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4">
                <text:p>344</text:p>
              </table:table-cell>
              <table:table-cell office:value-type="float" office:value="0.00207262161633203">
                <text:p>0.00207262161633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">
                <text:p>345</text:p>
              </table:table-cell>
              <table:table-cell office:value-type="float" office:value="0.000837414832732292">
                <text:p>0.0008374148327322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33cm" svg:height="12.012cm" xlink:href=".." xlink:type="simple" chart:class="chart:scatter" chart:style-name="ch1">
        <chart:legend chart:legend-position="end" svg:x="9.107cm" svg:y="5.707cm" style:legend-expansion="high" chart:style-name="ch2"/>
        <chart:plot-area chart:style-name="ch3" table:cell-range-address="Sheet6.E10:Sheet6.F23" svg:x="0.238cm" svg:y="0.24cm" svg:width="8.631cm" svg:height="11.532cm">
          <chartooo:coordinate-region svg:x="1.045cm" svg:y="0.439cm" svg:width="7.637cm" svg:height="10.6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F10:Sheet6.F23" chart:class="chart:scatter">
            <chart:domain table:cell-range-address="Sheet6.E10:Sheet6.E23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6.E10:Sheet6.E23</svg:desc>
                </draw:g>
              </table:table-cell>
              <table:table-cell office:value-type="float" office:value="-18.5478319521">
                <text:p>-18.5478319521</text:p>
                <draw:g>
                  <svg:desc>Sheet6.F10:Sheet6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.3934609637">
                <text:p>45.3934609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6.185213929">
                <text:p>66.18521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4.4204533852">
                <text:p>74.4204533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9.2791180152">
                <text:p>79.2791180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2.7496968325">
                <text:p>82.749696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5.53642922">
                <text:p>85.5364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7.9504250315">
                <text:p>87.9504250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0.1447281353">
                <text:p>90.1447281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2.1943125952">
                <text:p>92.1943125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4.1270842468">
                <text:p>94.1270842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5.9364706009">
                <text:p>95.9364706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7.5869591051">
                <text:p>97.5869591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99.0184950143">
                <text:p>99.0184950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2.A35:Sheet2.A45 Sheet2.D35:Sheet2.D45" svg:x="0.32cm" svg:y="0.18cm" svg:width="10.497cm" svg:height="8.64cm">
          <chartooo:coordinate-region svg:x="1.047cm" svg:y="0.38cm" svg:width="9.5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5:Sheet2.D45" chart:class="chart:scatter">
            <chart:domain table:cell-range-address="Sheet2.A35:Sheet2.A45"/>
            <chart:regression-curve chart:style-name="ch7">
              <chart:equation chart:display-equation="true" chart:display-r-square="true" svg:x="0.961cm" svg:y="7.393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A35:Sheet2.A45</svg:desc>
                </draw:g>
              </table:table-cell>
              <table:table-cell office:value-type="float" office:value="0.82">
                <text:p>0.82</text:p>
                <draw:g>
                  <svg:desc>Sheet2.D35:Sheet2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7.I29:Sheet7.I108 Sheet7.L29:Sheet7.L108" svg:x="0.32cm" svg:y="0.18cm" svg:width="12.561cm" svg:height="8.64cm">
          <chartooo:coordinate-region svg:x="1.047cm" svg:y="0.38cm" svg:width="11.64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L29:Sheet7.L108" chart:class="chart:scatter">
            <chart:domain table:cell-range-address="Sheet7.I29:Sheet7.I10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I29:Sheet7.I108</svg:desc>
                </draw:g>
              </table:table-cell>
              <table:table-cell office:value-type="float" office:value="1">
                <text:p>1</text:p>
                <draw:g>
                  <svg:desc>Sheet7.L29:Sheet7.L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81570974933424">
                <text:p>0.481570974933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81570974933424">
                <text:p>0.481570974933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81570974933424">
                <text:p>0.481570974933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81570974933424">
                <text:p>0.481570974933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81570974933424">
                <text:p>0.481570974933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82081485455598">
                <text:p>0.482081485455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2081485455598">
                <text:p>0.482081485455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82081485455598">
                <text:p>0.482081485455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85164719448334">
                <text:p>0.485164719448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85164719448334">
                <text:p>0.485164719448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85164719448334">
                <text:p>0.485164719448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85164719448334">
                <text:p>0.48516471944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85164719448334">
                <text:p>0.485164719448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85253267403763">
                <text:p>0.485253267403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85253267403763">
                <text:p>0.485253267403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85253267403763">
                <text:p>0.485253267403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80280827039851">
                <text:p>0.480280827039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80280827039851">
                <text:p>0.48028082703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80280827039851">
                <text:p>0.480280827039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80280827039851">
                <text:p>0.480280827039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80280827039851">
                <text:p>0.480280827039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80764212767106">
                <text:p>0.480764212767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80763856974928">
                <text:p>0.480763856974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80763856974928">
                <text:p>0.480763856974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76901135143697">
                <text:p>0.476901135143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76901135143697">
                <text:p>0.476901135143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76901135143697">
                <text:p>0.476901135143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77356996247672">
                <text:p>0.47735699624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77356996247672">
                <text:p>0.47735699624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7000079165297">
                <text:p>0.477000079165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77000051634516">
                <text:p>0.477000051634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77000051634516">
                <text:p>0.477000051634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74812712335428">
                <text:p>0.474812712335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74812712335428">
                <text:p>0.474812712335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74812712335428">
                <text:p>0.474812712335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4905161155641">
                <text:p>0.474905161155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74905161155641">
                <text:p>0.474905161155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7484424329804">
                <text:p>0.47484424329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74844239112736">
                <text:p>0.474844239112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7529775382256">
                <text:p>0.47529775382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473494273795604">
                <text:p>0.473494273795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73494273795604">
                <text:p>0.473494273795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73946240031601">
                <text:p>0.4739462400316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73523456092266">
                <text:p>0.473523456092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73523456092266">
                <text:p>0.473523456092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73959165461708">
                <text:p>0.473959165461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7395916460632">
                <text:p>0.47395916460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73600617874807">
                <text:p>0.473600617874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72630150805265">
                <text:p>0.472630150805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2630150805265">
                <text:p>0.472630150805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72724179794501">
                <text:p>0.4727241797945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72642055052741">
                <text:p>0.472642055052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73092973209506">
                <text:p>0.473092973209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72730355124907">
                <text:p>0.472730355124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72730354951261">
                <text:p>0.47273035495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3117124931524">
                <text:p>0.473117124931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72042900252217">
                <text:p>0.472042900252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72042900252217">
                <text:p>0.472042900252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72073205105799">
                <text:p>0.47207320510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72048599809584">
                <text:p>0.4720485998095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72142973855172">
                <text:p>0.472142973855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72076488315379">
                <text:p>0.4720764883153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72526664312534">
                <text:p>0.472526664312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7215287368587">
                <text:p>0.47215287368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71630828828896">
                <text:p>0.471630828828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72080452189311">
                <text:p>0.472080452189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71643434071279">
                <text:p>0.471643434071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72083495701304">
                <text:p>0.472083495701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71664445157128">
                <text:p>0.471664445157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72094950077267">
                <text:p>0.4720949500772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71739899153563">
                <text:p>0.471739899153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72118888866017">
                <text:p>0.4721188888660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8.B3:Sheet8.D14" svg:x="0.099cm" svg:y="-0.002cm" svg:width="12.505cm" svg:height="8.637cm">
          <chartooo:coordinate-region svg:x="0.906cm" svg:y="0.197cm" svg:width="11.418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C3:Sheet8.C14" chart:class="chart:scatter">
            <chart:domain table:cell-range-address="Sheet8.B3:Sheet8.B14"/>
            <chart:data-point chart:repeated="12"/>
          </chart:series>
          <chart:series chart:style-name="ch7" chart:values-cell-range-address="Sheet8.D3:Sheet8.D14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B3:Sheet8.B14</svg:desc>
                </draw:g>
              </table:table-cell>
              <table:table-cell office:value-type="float" office:value="56.3451012823">
                <text:p>56.3451012823</text:p>
                <draw:g>
                  <svg:desc>Sheet8.C3:Sheet8.C14</svg:desc>
                </draw:g>
              </table:table-cell>
              <table:table-cell office:value-type="float" office:value="56.0786020828">
                <text:p>56.0786020828</text:p>
                <draw:g>
                  <svg:desc>Sheet8.D3:Sheet8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81.8393743989">
                <text:p>81.8393743989</text:p>
              </table:table-cell>
              <table:table-cell office:value-type="float" office:value="81.7821666486">
                <text:p>81.7821666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92.3036672254">
                <text:p>92.3036672254</text:p>
              </table:table-cell>
              <table:table-cell office:value-type="float" office:value="92.2696548963">
                <text:p>92.269654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0.1088739507">
                <text:p>80.1088739507</text:p>
              </table:table-cell>
              <table:table-cell office:value-type="float" office:value="80.1339797212">
                <text:p>80.1339797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87.4823610801">
                <text:p>87.4823610801</text:p>
              </table:table-cell>
              <table:table-cell office:value-type="float" office:value="86.5693350268">
                <text:p>86.569335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93.8230555403">
                <text:p>93.8230555403</text:p>
              </table:table-cell>
              <table:table-cell office:value-type="float" office:value="92.9905908145">
                <text:p>92.9905908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87.8601595138">
                <text:p>87.8601595138</text:p>
              </table:table-cell>
              <table:table-cell office:value-type="float" office:value="85.7856265232">
                <text:p>85.7856265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94.8259494012">
                <text:p>94.8259494012</text:p>
              </table:table-cell>
              <table:table-cell office:value-type="float" office:value="93.8991723341">
                <text:p>93.8991723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84.8421879301">
                <text:p>84.8421879301</text:p>
              </table:table-cell>
              <table:table-cell office:value-type="float" office:value="69.4715994295">
                <text:p>69.4715994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89.987481792">
                <text:p>89.987481792</text:p>
              </table:table-cell>
              <table:table-cell office:value-type="float" office:value="87.8718331877">
                <text:p>87.8718331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95.4617101546">
                <text:p>95.4617101546</text:p>
              </table:table-cell>
              <table:table-cell office:value-type="float" office:value="93.8067308109">
                <text:p>93.80673081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83cm" svg:height="9.006cm" xlink:href=".." xlink:type="simple" chart:class="chart:scatter" chart:column-mapping="0 2 3 1" chart:style-name="ch1">
        <chart:legend chart:legend-position="end" svg:x="35.531cm" svg:y="3.706cm" style:legend-expansion="high" chart:style-name="ch2"/>
        <chart:plot-area chart:style-name="ch3" table:cell-range-address="Sheet8.I2:Sheet8.L361" svg:x="0.767cm" svg:y="0.18cm" svg:width="33.997cm" svg:height="8.646cm">
          <chartooo:coordinate-region svg:x="1.574cm" svg:y="0.379cm" svg:width="32.9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8.K2:Sheet8.K361" chart:class="chart:scatter">
            <chart:domain table:cell-range-address="Sheet8.I2:Sheet8.I361"/>
            <chart:data-point chart:repeated="360"/>
          </chart:series>
          <chart:series chart:style-name="ch8" chart:values-cell-range-address="Sheet8.L2:Sheet8.L361" chart:class="chart:scatter">
            <chart:data-point chart:repeated="360"/>
          </chart:series>
          <chart:series chart:style-name="ch9" chart:values-cell-range-address="Sheet8.J2:Sheet8.J361" chart:class="chart:scatter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I2:Sheet8.I361</svg:desc>
                </draw:g>
              </table:table-cell>
              <table:table-cell office:value-type="float" office:value="56.3451012823">
                <text:p>56.3451012823</text:p>
                <draw:g>
                  <svg:desc>Sheet8.K2:Sheet8.K361</svg:desc>
                </draw:g>
              </table:table-cell>
              <table:table-cell office:value-type="float" office:value="56.0786020828">
                <text:p>56.0786020828</text:p>
                <draw:g>
                  <svg:desc>Sheet8.L2:Sheet8.L361</svg:desc>
                </draw:g>
              </table:table-cell>
              <table:table-cell office:value-type="float" office:value="56.0786020828">
                <text:p>56.0786020828</text:p>
                <draw:g>
                  <svg:desc>Sheet8.J2:Sheet8.J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6.3451012823">
                <text:p>56.3451012823</text:p>
              </table:table-cell>
              <table:table-cell office:value-type="float" office:value="56.0786020828">
                <text:p>56.0786020828</text:p>
              </table:table-cell>
              <table:table-cell office:value-type="float" office:value="56.0786020828">
                <text:p>56.0786020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6.3451012823">
                <text:p>56.3451012823</text:p>
              </table:table-cell>
              <table:table-cell office:value-type="float" office:value="56.0786020828">
                <text:p>56.0786020828</text:p>
              </table:table-cell>
              <table:table-cell office:value-type="float" office:value="56.0786020828">
                <text:p>56.078602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7117193553">
                <text:p>60.7117193553</text:p>
              </table:table-cell>
              <table:table-cell office:value-type="float" office:value="60.4999785302">
                <text:p>60.4999785302</text:p>
              </table:table-cell>
              <table:table-cell office:value-type="float" office:value="60.4999785302">
                <text:p>60.4999785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8.8090271068">
                <text:p>68.8090271068</text:p>
              </table:table-cell>
              <table:table-cell office:value-type="float" office:value="53.5502806838">
                <text:p>53.5502806838</text:p>
              </table:table-cell>
              <table:table-cell office:value-type="float" office:value="54.6714033214">
                <text:p>54.6714033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6.0283383132">
                <text:p>76.0283383132</text:p>
              </table:table-cell>
              <table:table-cell office:value-type="float" office:value="58.7875958803">
                <text:p>58.7875958803</text:p>
              </table:table-cell>
              <table:table-cell office:value-type="float" office:value="58.7447028488">
                <text:p>58.7447028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.1089865254">
                <text:p>82.1089865254</text:p>
              </table:table-cell>
              <table:table-cell office:value-type="float" office:value="68.9160525777">
                <text:p>68.9160525777</text:p>
              </table:table-cell>
              <table:table-cell office:value-type="float" office:value="68.1956421118">
                <text:p>68.1956421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.2098498335">
                <text:p>87.2098498335</text:p>
              </table:table-cell>
              <table:table-cell office:value-type="float" office:value="86.4418830337">
                <text:p>86.4418830337</text:p>
              </table:table-cell>
              <table:table-cell office:value-type="float" office:value="86.4418830337">
                <text:p>86.441883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1.601101259">
                <text:p>91.601101259</text:p>
              </table:table-cell>
              <table:table-cell office:value-type="float" office:value="91.0580737977">
                <text:p>91.0580737977</text:p>
              </table:table-cell>
              <table:table-cell office:value-type="float" office:value="91.0580737977">
                <text:p>91.0580737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4.0937943351">
                <text:p>94.0937943351</text:p>
              </table:table-cell>
              <table:table-cell office:value-type="float" office:value="93.6577417723">
                <text:p>93.6577417723</text:p>
              </table:table-cell>
              <table:table-cell office:value-type="float" office:value="93.6577417723">
                <text:p>93.6577417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5.8351832661">
                <text:p>95.8351832661</text:p>
              </table:table-cell>
              <table:table-cell office:value-type="float" office:value="94.0947121667">
                <text:p>94.0947121667</text:p>
              </table:table-cell>
              <table:table-cell office:value-type="float" office:value="94.0588053735">
                <text:p>94.0588053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.5751150193">
                <text:p>95.5751150193</text:p>
              </table:table-cell>
              <table:table-cell office:value-type="float" office:value="95.2055313715">
                <text:p>95.2055313715</text:p>
              </table:table-cell>
              <table:table-cell office:value-type="float" office:value="95.2055313715">
                <text:p>95.2055313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3.8149317201">
                <text:p>93.8149317201</text:p>
              </table:table-cell>
              <table:table-cell office:value-type="float" office:value="93.3292400869">
                <text:p>93.3292400869</text:p>
              </table:table-cell>
              <table:table-cell office:value-type="float" office:value="93.3292400869">
                <text:p>93.3292400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4.1271133862">
                <text:p>94.1271133862</text:p>
              </table:table-cell>
              <table:table-cell office:value-type="float" office:value="93.673488125">
                <text:p>93.673488125</text:p>
              </table:table-cell>
              <table:table-cell office:value-type="float" office:value="93.673488125">
                <text:p>93.67348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4.1312115709">
                <text:p>94.1312115709</text:p>
              </table:table-cell>
              <table:table-cell office:value-type="float" office:value="93.6743003747">
                <text:p>93.6743003747</text:p>
              </table:table-cell>
              <table:table-cell office:value-type="float" office:value="93.6743003747">
                <text:p>93.6743003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4.1261173733">
                <text:p>94.1261173733</text:p>
              </table:table-cell>
              <table:table-cell office:value-type="float" office:value="93.6896226794">
                <text:p>93.6896226794</text:p>
              </table:table-cell>
              <table:table-cell office:value-type="float" office:value="93.6896226794">
                <text:p>93.6896226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0.0988305289">
                <text:p>90.0988305289</text:p>
              </table:table-cell>
              <table:table-cell office:value-type="float" office:value="90.0047434988">
                <text:p>90.0047434988</text:p>
              </table:table-cell>
              <table:table-cell office:value-type="float" office:value="90.0047434988">
                <text:p>90.0047434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8.5184083361">
                <text:p>88.5184083361</text:p>
              </table:table-cell>
              <table:table-cell office:value-type="float" office:value="88.4203295138">
                <text:p>88.4203295138</text:p>
              </table:table-cell>
              <table:table-cell office:value-type="float" office:value="88.4203295138">
                <text:p>88.4203295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9.7215777266">
                <text:p>89.7215777266</text:p>
              </table:table-cell>
              <table:table-cell office:value-type="float" office:value="89.6311502719">
                <text:p>89.6311502719</text:p>
              </table:table-cell>
              <table:table-cell office:value-type="float" office:value="89.6311502719">
                <text:p>89.631150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9.8627286886">
                <text:p>89.8627286886</text:p>
              </table:table-cell>
              <table:table-cell office:value-type="float" office:value="89.7736578075">
                <text:p>89.7736578075</text:p>
              </table:table-cell>
              <table:table-cell office:value-type="float" office:value="89.7736578075">
                <text:p>89.7736578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.4795191463">
                <text:p>89.4795191463</text:p>
              </table:table-cell>
              <table:table-cell office:value-type="float" office:value="89.3863518441">
                <text:p>89.3863518441</text:p>
              </table:table-cell>
              <table:table-cell office:value-type="float" office:value="89.3863518441">
                <text:p>89.3863518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9.3210167229">
                <text:p>89.3210167229</text:p>
              </table:table-cell>
              <table:table-cell office:value-type="float" office:value="89.2255098091">
                <text:p>89.2255098091</text:p>
              </table:table-cell>
              <table:table-cell office:value-type="float" office:value="89.2255098091">
                <text:p>89.2255098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1.558471648">
                <text:p>91.558471648</text:p>
              </table:table-cell>
              <table:table-cell office:value-type="float" office:value="91.4702339726">
                <text:p>91.4702339726</text:p>
              </table:table-cell>
              <table:table-cell office:value-type="float" office:value="91.4702339726">
                <text:p>91.4702339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.9748277909">
                <text:p>92.9748277909</text:p>
              </table:table-cell>
              <table:table-cell office:value-type="float" office:value="92.8980078087">
                <text:p>92.8980078087</text:p>
              </table:table-cell>
              <table:table-cell office:value-type="float" office:value="92.8980078087">
                <text:p>92.8980078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8.8683744473">
                <text:p>88.8683744473</text:p>
              </table:table-cell>
              <table:table-cell office:value-type="float" office:value="88.7988628901">
                <text:p>88.7988628901</text:p>
              </table:table-cell>
              <table:table-cell office:value-type="float" office:value="88.7988628901">
                <text:p>88.7988628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3.2886223685">
                <text:p>83.2886223685</text:p>
              </table:table-cell>
              <table:table-cell office:value-type="float" office:value="83.230183505">
                <text:p>83.230183505</text:p>
              </table:table-cell>
              <table:table-cell office:value-type="float" office:value="83.230183505">
                <text:p>83.230183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2.0061172969">
                <text:p>82.0061172969</text:p>
              </table:table-cell>
              <table:table-cell office:value-type="float" office:value="81.9511457969">
                <text:p>81.9511457969</text:p>
              </table:table-cell>
              <table:table-cell office:value-type="float" office:value="81.9511457969">
                <text:p>81.9511457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2.0821775002">
                <text:p>82.0821775002</text:p>
              </table:table-cell>
              <table:table-cell office:value-type="float" office:value="82.0289672427">
                <text:p>82.0289672427</text:p>
              </table:table-cell>
              <table:table-cell office:value-type="float" office:value="82.0289672427">
                <text:p>82.0289672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2.0966871778">
                <text:p>82.0966871778</text:p>
              </table:table-cell>
              <table:table-cell office:value-type="float" office:value="82.043916459">
                <text:p>82.043916459</text:p>
              </table:table-cell>
              <table:table-cell office:value-type="float" office:value="82.043916459">
                <text:p>82.043916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2.0464395021">
                <text:p>82.0464395021</text:p>
              </table:table-cell>
              <table:table-cell office:value-type="float" office:value="81.992313868">
                <text:p>81.992313868</text:p>
              </table:table-cell>
              <table:table-cell office:value-type="float" office:value="81.992313868">
                <text:p>81.992313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1.8393743989">
                <text:p>81.8393743989</text:p>
              </table:table-cell>
              <table:table-cell office:value-type="float" office:value="81.7821666486">
                <text:p>81.7821666486</text:p>
              </table:table-cell>
              <table:table-cell office:value-type="float" office:value="81.7821666486">
                <text:p>81.7821666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.5480378941">
                <text:p>86.5480378941</text:p>
              </table:table-cell>
              <table:table-cell office:value-type="float" office:value="86.4865169727">
                <text:p>86.4865169727</text:p>
              </table:table-cell>
              <table:table-cell office:value-type="float" office:value="86.4865169727">
                <text:p>86.4865169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1.2438558842">
                <text:p>91.2438558842</text:p>
              </table:table-cell>
              <table:table-cell office:value-type="float" office:value="91.1689116491">
                <text:p>91.1689116491</text:p>
              </table:table-cell>
              <table:table-cell office:value-type="float" office:value="91.1689116491">
                <text:p>91.1689116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1.702624376">
                <text:p>91.702624376</text:p>
              </table:table-cell>
              <table:table-cell office:value-type="float" office:value="91.6134094406">
                <text:p>91.6134094406</text:p>
              </table:table-cell>
              <table:table-cell office:value-type="float" office:value="91.6134094406">
                <text:p>91.61340944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.1211159888">
                <text:p>92.1211159888</text:p>
              </table:table-cell>
              <table:table-cell office:value-type="float" office:value="92.0316029909">
                <text:p>92.0316029909</text:p>
              </table:table-cell>
              <table:table-cell office:value-type="float" office:value="92.0316029909">
                <text:p>92.0316029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.1842895496">
                <text:p>92.1842895496</text:p>
              </table:table-cell>
              <table:table-cell office:value-type="float" office:value="92.0956003587">
                <text:p>92.0956003587</text:p>
              </table:table-cell>
              <table:table-cell office:value-type="float" office:value="92.0956003587">
                <text:p>92.0956003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.2737596085">
                <text:p>92.2737596085</text:p>
              </table:table-cell>
              <table:table-cell office:value-type="float" office:value="92.1873827786">
                <text:p>92.1873827786</text:p>
              </table:table-cell>
              <table:table-cell office:value-type="float" office:value="92.1873827786">
                <text:p>92.1873827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1.6741209149">
                <text:p>91.6741209149</text:p>
              </table:table-cell>
              <table:table-cell office:value-type="float" office:value="91.5811948794">
                <text:p>91.5811948794</text:p>
              </table:table-cell>
              <table:table-cell office:value-type="float" office:value="91.5811948794">
                <text:p>91.581194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1.9204402839">
                <text:p>91.9204402839</text:p>
              </table:table-cell>
              <table:table-cell office:value-type="float" office:value="91.8287167063">
                <text:p>91.8287167063</text:p>
              </table:table-cell>
              <table:table-cell office:value-type="float" office:value="91.8287167063">
                <text:p>91.8287167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4.5273518001">
                <text:p>94.5273518001</text:p>
              </table:table-cell>
              <table:table-cell office:value-type="float" office:value="94.4515894216">
                <text:p>94.4515894216</text:p>
              </table:table-cell>
              <table:table-cell office:value-type="float" office:value="94.4515894216">
                <text:p>94.4515894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5.750725091">
                <text:p>95.750725091</text:p>
              </table:table-cell>
              <table:table-cell office:value-type="float" office:value="95.6856647838">
                <text:p>95.6856647838</text:p>
              </table:table-cell>
              <table:table-cell office:value-type="float" office:value="95.6856647838">
                <text:p>95.6856647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3.534025183">
                <text:p>93.534025183</text:p>
              </table:table-cell>
              <table:table-cell office:value-type="float" office:value="93.4586404137">
                <text:p>93.4586404137</text:p>
              </table:table-cell>
              <table:table-cell office:value-type="float" office:value="93.4586404137">
                <text:p>93.4586404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0.0861855314">
                <text:p>90.0861855314</text:p>
              </table:table-cell>
              <table:table-cell office:value-type="float" office:value="90.016737488">
                <text:p>90.016737488</text:p>
              </table:table-cell>
              <table:table-cell office:value-type="float" office:value="90.016737488">
                <text:p>90.016737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4.835463671">
                <text:p>84.835463671</text:p>
              </table:table-cell>
              <table:table-cell office:value-type="float" office:value="84.5395052393">
                <text:p>84.5395052393</text:p>
              </table:table-cell>
              <table:table-cell office:value-type="float" office:value="84.5388682952">
                <text:p>84.5388682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8.4032723789">
                <text:p>78.4032723789</text:p>
              </table:table-cell>
              <table:table-cell office:value-type="float" office:value="77.3244651229">
                <text:p>77.3244651229</text:p>
              </table:table-cell>
              <table:table-cell office:value-type="float" office:value="77.3033690176">
                <text:p>77.3033690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1.1734486973">
                <text:p>71.1734486973</text:p>
              </table:table-cell>
              <table:table-cell office:value-type="float" office:value="71.1822635086">
                <text:p>71.1822635086</text:p>
              </table:table-cell>
              <table:table-cell office:value-type="float" office:value="71.1822635086">
                <text:p>71.1822635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5.6720252369">
                <text:p>65.6720252369</text:p>
              </table:table-cell>
              <table:table-cell office:value-type="float" office:value="65.6654107065">
                <text:p>65.6654107065</text:p>
              </table:table-cell>
              <table:table-cell office:value-type="float" office:value="65.6654107065">
                <text:p>65.66541070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5.6753102314">
                <text:p>65.6753102314</text:p>
              </table:table-cell>
              <table:table-cell office:value-type="float" office:value="65.6687470715">
                <text:p>65.6687470715</text:p>
              </table:table-cell>
              <table:table-cell office:value-type="float" office:value="65.6687470715">
                <text:p>65.6687470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.6753102314">
                <text:p>65.6753102314</text:p>
              </table:table-cell>
              <table:table-cell office:value-type="float" office:value="65.6687470715">
                <text:p>65.6687470715</text:p>
              </table:table-cell>
              <table:table-cell office:value-type="float" office:value="65.6687470715">
                <text:p>65.6687470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5.6753102314">
                <text:p>65.6753102314</text:p>
              </table:table-cell>
              <table:table-cell office:value-type="float" office:value="65.6687470715">
                <text:p>65.6687470715</text:p>
              </table:table-cell>
              <table:table-cell office:value-type="float" office:value="65.6687470715">
                <text:p>65.6687470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5.6749818039">
                <text:p>65.6749818039</text:p>
              </table:table-cell>
              <table:table-cell office:value-type="float" office:value="65.6684132561">
                <text:p>65.6684132561</text:p>
              </table:table-cell>
              <table:table-cell office:value-type="float" office:value="65.6684132561">
                <text:p>65.66841325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9.112575008">
                <text:p>69.112575008</text:p>
              </table:table-cell>
              <table:table-cell office:value-type="float" office:value="69.1503990477">
                <text:p>69.1503990477</text:p>
              </table:table-cell>
              <table:table-cell office:value-type="float" office:value="69.1503990477">
                <text:p>69.1503990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6.5776674224">
                <text:p>76.5776674224</text:p>
              </table:table-cell>
              <table:table-cell office:value-type="float" office:value="74.807722944">
                <text:p>74.807722944</text:p>
              </table:table-cell>
              <table:table-cell office:value-type="float" office:value="74.7671307881">
                <text:p>74.7671307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3.3853490205">
                <text:p>83.3853490205</text:p>
              </table:table-cell>
              <table:table-cell office:value-type="float" office:value="78.5435414198">
                <text:p>78.5435414198</text:p>
              </table:table-cell>
              <table:table-cell office:value-type="float" office:value="78.3747560092">
                <text:p>78.3747560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9.1309640141">
                <text:p>89.1309640141</text:p>
              </table:table-cell>
              <table:table-cell office:value-type="float" office:value="89.1241077316">
                <text:p>89.1241077316</text:p>
              </table:table-cell>
              <table:table-cell office:value-type="float" office:value="89.1241077316">
                <text:p>89.1241077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.9795045841">
                <text:p>92.9795045841</text:p>
              </table:table-cell>
              <table:table-cell office:value-type="float" office:value="92.9537189803">
                <text:p>92.9537189803</text:p>
              </table:table-cell>
              <table:table-cell office:value-type="float" office:value="92.9537189803">
                <text:p>92.9537189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5.7011552765">
                <text:p>95.7011552765</text:p>
              </table:table-cell>
              <table:table-cell office:value-type="float" office:value="95.6726218512">
                <text:p>95.6726218512</text:p>
              </table:table-cell>
              <table:table-cell office:value-type="float" office:value="95.6726218512">
                <text:p>95.6726218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4.9523026076">
                <text:p>94.9523026076</text:p>
              </table:table-cell>
              <table:table-cell office:value-type="float" office:value="94.9200247615">
                <text:p>94.9200247615</text:p>
              </table:table-cell>
              <table:table-cell office:value-type="float" office:value="94.9200247615">
                <text:p>94.9200247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2.3216103777">
                <text:p>92.3216103777</text:p>
              </table:table-cell>
              <table:table-cell office:value-type="float" office:value="92.2850166625">
                <text:p>92.2850166625</text:p>
              </table:table-cell>
              <table:table-cell office:value-type="float" office:value="92.2850166625">
                <text:p>92.2850166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1.8011255009">
                <text:p>91.8011255009</text:p>
              </table:table-cell>
              <table:table-cell office:value-type="float" office:value="91.7639259367">
                <text:p>91.7639259367</text:p>
              </table:table-cell>
              <table:table-cell office:value-type="float" office:value="91.7639259367">
                <text:p>91.7639259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.3036672254">
                <text:p>92.3036672254</text:p>
              </table:table-cell>
              <table:table-cell office:value-type="float" office:value="92.2696548963">
                <text:p>92.2696548963</text:p>
              </table:table-cell>
              <table:table-cell office:value-type="float" office:value="92.2696548963">
                <text:p>92.2696548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.4008415671">
                <text:p>92.4008415671</text:p>
              </table:table-cell>
              <table:table-cell office:value-type="float" office:value="92.3656633208">
                <text:p>92.3656633208</text:p>
              </table:table-cell>
              <table:table-cell office:value-type="float" office:value="92.3656633208">
                <text:p>92.3656633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2.2938245147">
                <text:p>92.2938245147</text:p>
              </table:table-cell>
              <table:table-cell office:value-type="float" office:value="92.257423212">
                <text:p>92.257423212</text:p>
              </table:table-cell>
              <table:table-cell office:value-type="float" office:value="92.257423212">
                <text:p>92.25742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1.7881809079">
                <text:p>91.7881809079</text:p>
              </table:table-cell>
              <table:table-cell office:value-type="float" office:value="91.7533798165">
                <text:p>91.7533798165</text:p>
              </table:table-cell>
              <table:table-cell office:value-type="float" office:value="91.7533798165">
                <text:p>91.7533798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1.6282931775">
                <text:p>91.6282931775</text:p>
              </table:table-cell>
              <table:table-cell office:value-type="float" office:value="91.6059581855">
                <text:p>91.6059581855</text:p>
              </table:table-cell>
              <table:table-cell office:value-type="float" office:value="91.6059581855">
                <text:p>91.6059581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7.2449252683">
                <text:p>87.2449252683</text:p>
              </table:table-cell>
              <table:table-cell office:value-type="float" office:value="87.2421331383">
                <text:p>87.2421331383</text:p>
              </table:table-cell>
              <table:table-cell office:value-type="float" office:value="87.2421331383">
                <text:p>87.24213313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2.1050216888">
                <text:p>82.1050216888</text:p>
              </table:table-cell>
              <table:table-cell office:value-type="float" office:value="82.1095436328">
                <text:p>82.1095436328</text:p>
              </table:table-cell>
              <table:table-cell office:value-type="float" office:value="82.1095436328">
                <text:p>82.1095436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2.1168626367">
                <text:p>82.1168626367</text:p>
              </table:table-cell>
              <table:table-cell office:value-type="float" office:value="82.1238168481">
                <text:p>82.1238168481</text:p>
              </table:table-cell>
              <table:table-cell office:value-type="float" office:value="82.1238168481">
                <text:p>82.1238168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2.1473982417">
                <text:p>82.1473982417</text:p>
              </table:table-cell>
              <table:table-cell office:value-type="float" office:value="82.1549473253">
                <text:p>82.1549473253</text:p>
              </table:table-cell>
              <table:table-cell office:value-type="float" office:value="82.1549473253">
                <text:p>82.1549473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2.1457126439">
                <text:p>82.1457126439</text:p>
              </table:table-cell>
              <table:table-cell office:value-type="float" office:value="82.1532253782">
                <text:p>82.1532253782</text:p>
              </table:table-cell>
              <table:table-cell office:value-type="float" office:value="82.1532253782">
                <text:p>82.1532253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2.1081241349">
                <text:p>82.1081241349</text:p>
              </table:table-cell>
              <table:table-cell office:value-type="float" office:value="82.114894901">
                <text:p>82.114894901</text:p>
              </table:table-cell>
              <table:table-cell office:value-type="float" office:value="82.114894901">
                <text:p>82.114894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2.8821972559">
                <text:p>82.8821972559</text:p>
              </table:table-cell>
              <table:table-cell office:value-type="float" office:value="82.885995965">
                <text:p>82.885995965</text:p>
              </table:table-cell>
              <table:table-cell office:value-type="float" office:value="82.885995965">
                <text:p>82.885995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8.3502608497">
                <text:p>88.3502608497</text:p>
              </table:table-cell>
              <table:table-cell office:value-type="float" office:value="88.3414984774">
                <text:p>88.3414984774</text:p>
              </table:table-cell>
              <table:table-cell office:value-type="float" office:value="88.3414984774">
                <text:p>88.3414984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3.0242352831">
                <text:p>93.0242352831</text:p>
              </table:table-cell>
              <table:table-cell office:value-type="float" office:value="92.9986645732">
                <text:p>92.9986645732</text:p>
              </table:table-cell>
              <table:table-cell office:value-type="float" office:value="92.9986645732">
                <text:p>92.9986645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.4234938267">
                <text:p>92.4234938267</text:p>
              </table:table-cell>
              <table:table-cell office:value-type="float" office:value="92.3887738138">
                <text:p>92.3887738138</text:p>
              </table:table-cell>
              <table:table-cell office:value-type="float" office:value="92.3887738138">
                <text:p>92.3887738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.9776551241">
                <text:p>89.9776551241</text:p>
              </table:table-cell>
              <table:table-cell office:value-type="float" office:value="89.9381465179">
                <text:p>89.9381465179</text:p>
              </table:table-cell>
              <table:table-cell office:value-type="float" office:value="89.9381465179">
                <text:p>89.93814651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0.5545271716">
                <text:p>90.5545271716</text:p>
              </table:table-cell>
              <table:table-cell office:value-type="float" office:value="90.4292789731">
                <text:p>90.4292789731</text:p>
              </table:table-cell>
              <table:table-cell office:value-type="float" office:value="90.4292789731">
                <text:p>90.4292789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0.9470224244">
                <text:p>90.9470224244</text:p>
              </table:table-cell>
              <table:table-cell office:value-type="float" office:value="90.8330561205">
                <text:p>90.8330561205</text:p>
              </table:table-cell>
              <table:table-cell office:value-type="float" office:value="90.8330561205">
                <text:p>90.8330561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0.8526066686">
                <text:p>90.8526066686</text:p>
              </table:table-cell>
              <table:table-cell office:value-type="float" office:value="90.7366520795">
                <text:p>90.7366520795</text:p>
              </table:table-cell>
              <table:table-cell office:value-type="float" office:value="90.7366520795">
                <text:p>90.73665207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9.919692406">
                <text:p>89.919692406</text:p>
              </table:table-cell>
              <table:table-cell office:value-type="float" office:value="89.7895709849">
                <text:p>89.7895709849</text:p>
              </table:table-cell>
              <table:table-cell office:value-type="float" office:value="89.7895709849">
                <text:p>89.7895709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0.933746543">
                <text:p>90.933746543</text:p>
              </table:table-cell>
              <table:table-cell office:value-type="float" office:value="90.8085640331">
                <text:p>90.8085640331</text:p>
              </table:table-cell>
              <table:table-cell office:value-type="float" office:value="90.8085640331">
                <text:p>90.8085640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3.8258191872">
                <text:p>93.8258191872</text:p>
              </table:table-cell>
              <table:table-cell office:value-type="float" office:value="93.722587813">
                <text:p>93.722587813</text:p>
              </table:table-cell>
              <table:table-cell office:value-type="float" office:value="93.722587813">
                <text:p>93.722587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4.3313236915">
                <text:p>94.3313236915</text:p>
              </table:table-cell>
              <table:table-cell office:value-type="float" office:value="94.2246578181">
                <text:p>94.2246578181</text:p>
              </table:table-cell>
              <table:table-cell office:value-type="float" office:value="94.2246578181">
                <text:p>94.22465781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4.2141902729">
                <text:p>94.2141902729</text:p>
              </table:table-cell>
              <table:table-cell office:value-type="float" office:value="94.1051237044">
                <text:p>94.1051237044</text:p>
              </table:table-cell>
              <table:table-cell office:value-type="float" office:value="94.1051237044">
                <text:p>94.1051237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3.9770496284">
                <text:p>93.9770496284</text:p>
              </table:table-cell>
              <table:table-cell office:value-type="float" office:value="93.8635293629">
                <text:p>93.8635293629</text:p>
              </table:table-cell>
              <table:table-cell office:value-type="float" office:value="93.8635293629">
                <text:p>93.8635293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5.6908157441">
                <text:p>95.6908157441</text:p>
              </table:table-cell>
              <table:table-cell office:value-type="float" office:value="95.6095685722">
                <text:p>95.6095685722</text:p>
              </table:table-cell>
              <table:table-cell office:value-type="float" office:value="95.6095685722">
                <text:p>95.6095685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6.3263805038">
                <text:p>96.3263805038</text:p>
              </table:table-cell>
              <table:table-cell office:value-type="float" office:value="96.2597998653">
                <text:p>96.2597998653</text:p>
              </table:table-cell>
              <table:table-cell office:value-type="float" office:value="96.2597998653">
                <text:p>96.2597998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.1232674868">
                <text:p>94.1232674868</text:p>
              </table:table-cell>
              <table:table-cell office:value-type="float" office:value="94.0427324141">
                <text:p>94.0427324141</text:p>
              </table:table-cell>
              <table:table-cell office:value-type="float" office:value="94.0427324141">
                <text:p>94.0427324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1.048934384">
                <text:p>91.048934384</text:p>
              </table:table-cell>
              <table:table-cell office:value-type="float" office:value="90.9791114433">
                <text:p>90.9791114433</text:p>
              </table:table-cell>
              <table:table-cell office:value-type="float" office:value="90.9791114433">
                <text:p>90.9791114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5.9103483825">
                <text:p>85.9103483825</text:p>
              </table:table-cell>
              <table:table-cell office:value-type="float" office:value="85.8749433964">
                <text:p>85.8749433964</text:p>
              </table:table-cell>
              <table:table-cell office:value-type="float" office:value="85.8749433964">
                <text:p>85.8749433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.1088739507">
                <text:p>80.1088739507</text:p>
              </table:table-cell>
              <table:table-cell office:value-type="float" office:value="80.1339797212">
                <text:p>80.1339797212</text:p>
              </table:table-cell>
              <table:table-cell office:value-type="float" office:value="80.1339797212">
                <text:p>80.1339797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3.3770715767">
                <text:p>73.3770715767</text:p>
              </table:table-cell>
              <table:table-cell office:value-type="float" office:value="73.4565194">
                <text:p>73.4565194</text:p>
              </table:table-cell>
              <table:table-cell office:value-type="float" office:value="73.4565194">
                <text:p>73.45651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5.621024101">
                <text:p>65.621024101</text:p>
              </table:table-cell>
              <table:table-cell office:value-type="float" office:value="65.6926313411">
                <text:p>65.6926313411</text:p>
              </table:table-cell>
              <table:table-cell office:value-type="float" office:value="65.6926313411">
                <text:p>65.6926313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7.213251473">
                <text:p>57.213251473</text:p>
              </table:table-cell>
              <table:table-cell office:value-type="float" office:value="57.1508476629">
                <text:p>57.1508476629</text:p>
              </table:table-cell>
              <table:table-cell office:value-type="float" office:value="57.1508476629">
                <text:p>57.1508476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2.3971507099">
                <text:p>52.3971507099</text:p>
              </table:table-cell>
              <table:table-cell office:value-type="float" office:value="52.1973824697">
                <text:p>52.1973824697</text:p>
              </table:table-cell>
              <table:table-cell office:value-type="float" office:value="52.1973824697">
                <text:p>52.1973824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2.3971507099">
                <text:p>52.3971507099</text:p>
              </table:table-cell>
              <table:table-cell office:value-type="float" office:value="52.1973824697">
                <text:p>52.1973824697</text:p>
              </table:table-cell>
              <table:table-cell office:value-type="float" office:value="52.1973824697">
                <text:p>52.1973824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2.3971507099">
                <text:p>52.3971507099</text:p>
              </table:table-cell>
              <table:table-cell office:value-type="float" office:value="52.1973824697">
                <text:p>52.1973824697</text:p>
              </table:table-cell>
              <table:table-cell office:value-type="float" office:value="52.1973824697">
                <text:p>52.1973824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2.3971507099">
                <text:p>52.3971507099</text:p>
              </table:table-cell>
              <table:table-cell office:value-type="float" office:value="52.1973824697">
                <text:p>52.1973824697</text:p>
              </table:table-cell>
              <table:table-cell office:value-type="float" office:value="52.1973824697">
                <text:p>52.1973824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2.3971507099">
                <text:p>52.3971507099</text:p>
              </table:table-cell>
              <table:table-cell office:value-type="float" office:value="52.1973824697">
                <text:p>52.1973824697</text:p>
              </table:table-cell>
              <table:table-cell office:value-type="float" office:value="52.1973824697">
                <text:p>52.1973824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6.2328343429">
                <text:p>56.2328343429</text:p>
              </table:table-cell>
              <table:table-cell office:value-type="float" office:value="56.1460383257">
                <text:p>56.1460383257</text:p>
              </table:table-cell>
              <table:table-cell office:value-type="float" office:value="56.1460383257">
                <text:p>56.14603832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4.6167622774">
                <text:p>64.6167622774</text:p>
              </table:table-cell>
              <table:table-cell office:value-type="float" office:value="92.3065607736">
                <text:p>92.306560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.4864579599">
                <text:p>72.4864579599</text:p>
              </table:table-cell>
              <table:table-cell office:value-type="float" office:value="72.5701124479">
                <text:p>72.5701124479</text:p>
              </table:table-cell>
              <table:table-cell office:value-type="float" office:value="72.5701124479">
                <text:p>72.5701124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9.34193088">
                <text:p>79.34193088</text:p>
              </table:table-cell>
              <table:table-cell office:value-type="float" office:value="79.3751927313">
                <text:p>79.3751927313</text:p>
              </table:table-cell>
              <table:table-cell office:value-type="float" office:value="79.3751927313">
                <text:p>79.3751927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5.2019628288">
                <text:p>85.2019628288</text:p>
              </table:table-cell>
              <table:table-cell office:value-type="float" office:value="85.1730856101">
                <text:p>85.1730856101</text:p>
              </table:table-cell>
              <table:table-cell office:value-type="float" office:value="85.1730856101">
                <text:p>85.1730856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0.3798843541">
                <text:p>90.3798843541</text:p>
              </table:table-cell>
              <table:table-cell office:value-type="float" office:value="90.3120912922">
                <text:p>90.3120912922</text:p>
              </table:table-cell>
              <table:table-cell office:value-type="float" office:value="90.3120912922">
                <text:p>90.3120912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3.8203396751">
                <text:p>93.8203396751</text:p>
              </table:table-cell>
              <table:table-cell office:value-type="float" office:value="93.7402328822">
                <text:p>93.7402328822</text:p>
              </table:table-cell>
              <table:table-cell office:value-type="float" office:value="93.7402328822">
                <text:p>93.7402328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6.895928731">
                <text:p>96.895928731</text:p>
              </table:table-cell>
              <table:table-cell office:value-type="float" office:value="96.5408746271">
                <text:p>96.5408746271</text:p>
              </table:table-cell>
              <table:table-cell office:value-type="float" office:value="96.5408746271">
                <text:p>96.5408746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5.9163931042">
                <text:p>95.9163931042</text:p>
              </table:table-cell>
              <table:table-cell office:value-type="float" office:value="95.4343110609">
                <text:p>95.4343110609</text:p>
              </table:table-cell>
              <table:table-cell office:value-type="float" office:value="95.4343110609">
                <text:p>95.4343110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5.5815227458">
                <text:p>95.5815227458</text:p>
              </table:table-cell>
              <table:table-cell office:value-type="float" office:value="95.059318326">
                <text:p>95.059318326</text:p>
              </table:table-cell>
              <table:table-cell office:value-type="float" office:value="95.059318326">
                <text:p>95.059318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5.6572769061">
                <text:p>95.6572769061</text:p>
              </table:table-cell>
              <table:table-cell office:value-type="float" office:value="95.1442043542">
                <text:p>95.1442043542</text:p>
              </table:table-cell>
              <table:table-cell office:value-type="float" office:value="95.1442043542">
                <text:p>95.14420435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5.2588591146">
                <text:p>95.2588591146</text:p>
              </table:table-cell>
              <table:table-cell office:value-type="float" office:value="94.724541041">
                <text:p>94.724541041</text:p>
              </table:table-cell>
              <table:table-cell office:value-type="float" office:value="94.724541041">
                <text:p>94.7245410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3.1874782706">
                <text:p>93.1874782706</text:p>
              </table:table-cell>
              <table:table-cell office:value-type="float" office:value="92.487530705">
                <text:p>92.487530705</text:p>
              </table:table-cell>
              <table:table-cell office:value-type="float" office:value="92.487530705">
                <text:p>92.4875307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2.1946576358">
                <text:p>92.1946576358</text:p>
              </table:table-cell>
              <table:table-cell office:value-type="float" office:value="91.4115320928">
                <text:p>91.4115320928</text:p>
              </table:table-cell>
              <table:table-cell office:value-type="float" office:value="91.4115320928">
                <text:p>91.4115320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3.11456112">
                <text:p>93.11456112</text:p>
              </table:table-cell>
              <table:table-cell office:value-type="float" office:value="92.4298804086">
                <text:p>92.4298804086</text:p>
              </table:table-cell>
              <table:table-cell office:value-type="float" office:value="92.4298804086">
                <text:p>92.4298804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3.2360525283">
                <text:p>93.2360525283</text:p>
              </table:table-cell>
              <table:table-cell office:value-type="float" office:value="92.560159833">
                <text:p>92.560159833</text:p>
              </table:table-cell>
              <table:table-cell office:value-type="float" office:value="92.560159833">
                <text:p>92.560159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3.0228206501">
                <text:p>93.0228206501</text:p>
              </table:table-cell>
              <table:table-cell office:value-type="float" office:value="92.3152712096">
                <text:p>92.3152712096</text:p>
              </table:table-cell>
              <table:table-cell office:value-type="float" office:value="92.3152712096">
                <text:p>92.3152712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2.8223486832">
                <text:p>92.8223486832</text:p>
              </table:table-cell>
              <table:table-cell office:value-type="float" office:value="92.1013058426">
                <text:p>92.1013058426</text:p>
              </table:table-cell>
              <table:table-cell office:value-type="float" office:value="92.1013058426">
                <text:p>92.10130584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3.4637568857">
                <text:p>93.4637568857</text:p>
              </table:table-cell>
              <table:table-cell office:value-type="float" office:value="92.8345328162">
                <text:p>92.8345328162</text:p>
              </table:table-cell>
              <table:table-cell office:value-type="float" office:value="92.8345328162">
                <text:p>92.83453281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1.088446151">
                <text:p>91.088446151</text:p>
              </table:table-cell>
              <table:table-cell office:value-type="float" office:value="90.3464856758">
                <text:p>90.3464856758</text:p>
              </table:table-cell>
              <table:table-cell office:value-type="float" office:value="90.3464856758">
                <text:p>90.3464856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7.324319422">
                <text:p>87.324319422</text:p>
              </table:table-cell>
              <table:table-cell office:value-type="float" office:value="86.3880871638">
                <text:p>86.3880871638</text:p>
              </table:table-cell>
              <table:table-cell office:value-type="float" office:value="86.3880871638">
                <text:p>86.3880871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7.4823610801">
                <text:p>87.4823610801</text:p>
              </table:table-cell>
              <table:table-cell office:value-type="float" office:value="86.5693350268">
                <text:p>86.5693350268</text:p>
              </table:table-cell>
              <table:table-cell office:value-type="float" office:value="86.5693350268">
                <text:p>86.5693350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7.5449281617">
                <text:p>87.5449281617</text:p>
              </table:table-cell>
              <table:table-cell office:value-type="float" office:value="86.6413486358">
                <text:p>86.6413486358</text:p>
              </table:table-cell>
              <table:table-cell office:value-type="float" office:value="86.6413486358">
                <text:p>86.64134863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7.5313885812">
                <text:p>87.5313885812</text:p>
              </table:table-cell>
              <table:table-cell office:value-type="float" office:value="86.6253281139">
                <text:p>86.6253281139</text:p>
              </table:table-cell>
              <table:table-cell office:value-type="float" office:value="86.6253281139">
                <text:p>86.6253281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7.3807897317">
                <text:p>87.3807897317</text:p>
              </table:table-cell>
              <table:table-cell office:value-type="float" office:value="86.4546370054">
                <text:p>86.4546370054</text:p>
              </table:table-cell>
              <table:table-cell office:value-type="float" office:value="86.4546370054">
                <text:p>86.4546370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8.4036590562">
                <text:p>88.4036590562</text:p>
              </table:table-cell>
              <table:table-cell office:value-type="float" office:value="87.5284553674">
                <text:p>87.5284553674</text:p>
              </table:table-cell>
              <table:table-cell office:value-type="float" office:value="87.5284553674">
                <text:p>87.5284553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1.6387309778">
                <text:p>91.6387309778</text:p>
              </table:table-cell>
              <table:table-cell office:value-type="float" office:value="90.9096094607">
                <text:p>90.9096094607</text:p>
              </table:table-cell>
              <table:table-cell office:value-type="float" office:value="90.9096094607">
                <text:p>90.90960946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3.7501593191">
                <text:p>93.7501593191</text:p>
              </table:table-cell>
              <table:table-cell office:value-type="float" office:value="93.1256410312">
                <text:p>93.1256410312</text:p>
              </table:table-cell>
              <table:table-cell office:value-type="float" office:value="93.1256410312">
                <text:p>93.1256410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4.8673382923">
                <text:p>94.8673382923</text:p>
              </table:table-cell>
              <table:table-cell office:value-type="float" office:value="94.3228389798">
                <text:p>94.3228389798</text:p>
              </table:table-cell>
              <table:table-cell office:value-type="float" office:value="94.3228389798">
                <text:p>94.32283897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4.6577932731">
                <text:p>94.6577932731</text:p>
              </table:table-cell>
              <table:table-cell office:value-type="float" office:value="94.092536092">
                <text:p>94.092536092</text:p>
              </table:table-cell>
              <table:table-cell office:value-type="float" office:value="94.092536092">
                <text:p>94.092536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4.5886502552">
                <text:p>94.5886502552</text:p>
              </table:table-cell>
              <table:table-cell office:value-type="float" office:value="94.0198677135">
                <text:p>94.0198677135</text:p>
              </table:table-cell>
              <table:table-cell office:value-type="float" office:value="94.0198677135">
                <text:p>94.01986771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4.4327482597">
                <text:p>94.4327482597</text:p>
              </table:table-cell>
              <table:table-cell office:value-type="float" office:value="93.8413680701">
                <text:p>93.8413680701</text:p>
              </table:table-cell>
              <table:table-cell office:value-type="float" office:value="93.8413680701">
                <text:p>93.8413680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5.4258871776">
                <text:p>95.4258871776</text:p>
              </table:table-cell>
              <table:table-cell office:value-type="float" office:value="94.9403146726">
                <text:p>94.9403146726</text:p>
              </table:table-cell>
              <table:table-cell office:value-type="float" office:value="94.9403146726">
                <text:p>94.9403146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3.7945835186">
                <text:p>93.7945835186</text:p>
              </table:table-cell>
              <table:table-cell office:value-type="float" office:value="93.2295078673">
                <text:p>93.2295078673</text:p>
              </table:table-cell>
              <table:table-cell office:value-type="float" office:value="93.2295078673">
                <text:p>93.2295078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9.6370373717">
                <text:p>89.6370373717</text:p>
              </table:table-cell>
              <table:table-cell office:value-type="float" office:value="139.157998626">
                <text:p>139.157998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4.7611690997">
                <text:p>84.7611690997</text:p>
              </table:table-cell>
              <table:table-cell office:value-type="float" office:value="83.9324875637">
                <text:p>83.9324875637</text:p>
              </table:table-cell>
              <table:table-cell office:value-type="float" office:value="83.9324875637">
                <text:p>83.93248756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8.7509459131">
                <text:p>78.7509459131</text:p>
              </table:table-cell>
              <table:table-cell office:value-type="float" office:value="77.8735047879">
                <text:p>77.8735047879</text:p>
              </table:table-cell>
              <table:table-cell office:value-type="float" office:value="77.8735047879">
                <text:p>77.87350478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6.8061078034">
                <text:p>76.8061078034</text:p>
              </table:table-cell>
              <table:table-cell office:value-type="float" office:value="75.457062482">
                <text:p>75.457062482</text:p>
              </table:table-cell>
              <table:table-cell office:value-type="float" office:value="75.457062482">
                <text:p>75.457062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6.8168884767">
                <text:p>76.8168884767</text:p>
              </table:table-cell>
              <table:table-cell office:value-type="float" office:value="75.4702556058">
                <text:p>75.4702556058</text:p>
              </table:table-cell>
              <table:table-cell office:value-type="float" office:value="75.4702556058">
                <text:p>75.4702556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6.816973863">
                <text:p>76.816973863</text:p>
              </table:table-cell>
              <table:table-cell office:value-type="float" office:value="75.4703684223">
                <text:p>75.4703684223</text:p>
              </table:table-cell>
              <table:table-cell office:value-type="float" office:value="75.4703684223">
                <text:p>75.47036842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6.8159754616">
                <text:p>76.8159754616</text:p>
              </table:table-cell>
              <table:table-cell office:value-type="float" office:value="75.4690628295">
                <text:p>75.4690628295</text:p>
              </table:table-cell>
              <table:table-cell office:value-type="float" office:value="75.4690628295">
                <text:p>75.4690628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6.801878135">
                <text:p>76.801878135</text:p>
              </table:table-cell>
              <table:table-cell office:value-type="float" office:value="75.4526422227">
                <text:p>75.4526422227</text:p>
              </table:table-cell>
              <table:table-cell office:value-type="float" office:value="75.4526422227">
                <text:p>75.45264222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9.9131166375">
                <text:p>79.9131166375</text:p>
              </table:table-cell>
              <table:table-cell office:value-type="float" office:value="78.619869923">
                <text:p>78.619869923</text:p>
              </table:table-cell>
              <table:table-cell office:value-type="float" office:value="78.619869923">
                <text:p>78.619869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5.6282446444">
                <text:p>85.6282446444</text:p>
              </table:table-cell>
              <table:table-cell office:value-type="float" office:value="84.4498857667">
                <text:p>84.4498857667</text:p>
              </table:table-cell>
              <table:table-cell office:value-type="float" office:value="84.4498857667">
                <text:p>84.4498857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0.206868609">
                <text:p>90.206868609</text:p>
              </table:table-cell>
              <table:table-cell office:value-type="float" office:value="89.1891641971">
                <text:p>89.1891641971</text:p>
              </table:table-cell>
              <table:table-cell office:value-type="float" office:value="89.1891641971">
                <text:p>89.18916419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4.0804476313">
                <text:p>94.0804476313</text:p>
              </table:table-cell>
              <table:table-cell office:value-type="float" office:value="93.3234890349">
                <text:p>93.3234890349</text:p>
              </table:table-cell>
              <table:table-cell office:value-type="float" office:value="93.3234890349">
                <text:p>93.3234890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5.554723544">
                <text:p>95.554723544</text:p>
              </table:table-cell>
              <table:table-cell office:value-type="float" office:value="94.9123906515">
                <text:p>94.9123906515</text:p>
              </table:table-cell>
              <table:table-cell office:value-type="float" office:value="94.9123906515">
                <text:p>94.9123906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4.4706968274">
                <text:p>94.4706968274</text:p>
              </table:table-cell>
              <table:table-cell office:value-type="float" office:value="93.6872093096">
                <text:p>93.6872093096</text:p>
              </table:table-cell>
              <table:table-cell office:value-type="float" office:value="93.6872093096">
                <text:p>93.6872093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4.6300200795">
                <text:p>94.6300200795</text:p>
              </table:table-cell>
              <table:table-cell office:value-type="float" office:value="93.8739807777">
                <text:p>93.8739807777</text:p>
              </table:table-cell>
              <table:table-cell office:value-type="float" office:value="93.8739807777">
                <text:p>93.87398077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4.6758992421">
                <text:p>94.6758992421</text:p>
              </table:table-cell>
              <table:table-cell office:value-type="float" office:value="93.9231419165">
                <text:p>93.9231419165</text:p>
              </table:table-cell>
              <table:table-cell office:value-type="float" office:value="93.9231419165">
                <text:p>93.9231419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4.870667398">
                <text:p>94.870667398</text:p>
              </table:table-cell>
              <table:table-cell office:value-type="float" office:value="94.1437318165">
                <text:p>94.1437318165</text:p>
              </table:table-cell>
              <table:table-cell office:value-type="float" office:value="94.1437318165">
                <text:p>94.1437318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3.8230555403">
                <text:p>93.8230555403</text:p>
              </table:table-cell>
              <table:table-cell office:value-type="float" office:value="92.9905908145">
                <text:p>92.9905908145</text:p>
              </table:table-cell>
              <table:table-cell office:value-type="float" office:value="92.9905908145">
                <text:p>92.99059081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1.8347266656">
                <text:p>91.8347266656</text:p>
              </table:table-cell>
              <table:table-cell office:value-type="float" office:value="90.8591630462">
                <text:p>90.8591630462</text:p>
              </table:table-cell>
              <table:table-cell office:value-type="float" office:value="90.8591630462">
                <text:p>90.8591630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88.682599738">
                <text:p>88.682599738</text:p>
              </table:table-cell>
              <table:table-cell office:value-type="float" office:value="87.5108261418">
                <text:p>87.5108261418</text:p>
              </table:table-cell>
              <table:table-cell office:value-type="float" office:value="87.5108261418">
                <text:p>87.5108261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7.5815857517">
                <text:p>87.5815857517</text:p>
              </table:table-cell>
              <table:table-cell office:value-type="float" office:value="86.3414135059">
                <text:p>86.3414135059</text:p>
              </table:table-cell>
              <table:table-cell office:value-type="float" office:value="86.3414135059">
                <text:p>86.3414135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7.7519966308">
                <text:p>87.7519966308</text:p>
              </table:table-cell>
              <table:table-cell office:value-type="float" office:value="86.5339156266">
                <text:p>86.5339156266</text:p>
              </table:table-cell>
              <table:table-cell office:value-type="float" office:value="86.5339156266">
                <text:p>86.53391562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7.7725622485">
                <text:p>87.7725622485</text:p>
              </table:table-cell>
              <table:table-cell office:value-type="float" office:value="86.5580471162">
                <text:p>86.5580471162</text:p>
              </table:table-cell>
              <table:table-cell office:value-type="float" office:value="86.5580471162">
                <text:p>86.5580471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7.6900299313">
                <text:p>87.6900299313</text:p>
              </table:table-cell>
              <table:table-cell office:value-type="float" office:value="86.4630566811">
                <text:p>86.4630566811</text:p>
              </table:table-cell>
              <table:table-cell office:value-type="float" office:value="86.4630566811">
                <text:p>86.4630566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7.4719110171">
                <text:p>87.4719110171</text:p>
              </table:table-cell>
              <table:table-cell office:value-type="float" office:value="86.2176096111">
                <text:p>86.2176096111</text:p>
              </table:table-cell>
              <table:table-cell office:value-type="float" office:value="86.2176096111">
                <text:p>86.2176096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91.1216000809">
                <text:p>91.1216000809</text:p>
              </table:table-cell>
              <table:table-cell office:value-type="float" office:value="90.1101357706">
                <text:p>90.1101357706</text:p>
              </table:table-cell>
              <table:table-cell office:value-type="float" office:value="90.1101357706">
                <text:p>90.11013577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3.4176307522">
                <text:p>93.4176307522</text:p>
              </table:table-cell>
              <table:table-cell office:value-type="float" office:value="92.5678367826">
                <text:p>92.5678367826</text:p>
              </table:table-cell>
              <table:table-cell office:value-type="float" office:value="92.5678367826">
                <text:p>92.5678367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92.5318932455">
                <text:p>92.5318932455</text:p>
              </table:table-cell>
              <table:table-cell office:value-type="float" office:value="91.5607002871">
                <text:p>91.5607002871</text:p>
              </table:table-cell>
              <table:table-cell office:value-type="float" office:value="91.5607002871">
                <text:p>91.5607002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92.7354545033">
                <text:p>92.7354545033</text:p>
              </table:table-cell>
              <table:table-cell office:value-type="float" office:value="91.7889872887">
                <text:p>91.7889872887</text:p>
              </table:table-cell>
              <table:table-cell office:value-type="float" office:value="91.7889872887">
                <text:p>91.78898728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92.9481663096">
                <text:p>92.9481663096</text:p>
              </table:table-cell>
              <table:table-cell office:value-type="float" office:value="92.0284256952">
                <text:p>92.0284256952</text:p>
              </table:table-cell>
              <table:table-cell office:value-type="float" office:value="92.0284256952">
                <text:p>92.0284256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2.8634292399">
                <text:p>92.8634292399</text:p>
              </table:table-cell>
              <table:table-cell office:value-type="float" office:value="91.9372885159">
                <text:p>91.9372885159</text:p>
              </table:table-cell>
              <table:table-cell office:value-type="float" office:value="91.9372885159">
                <text:p>91.9372885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91.8336063138">
                <text:p>91.8336063138</text:p>
              </table:table-cell>
              <table:table-cell office:value-type="float" office:value="90.7893777074">
                <text:p>90.7893777074</text:p>
              </table:table-cell>
              <table:table-cell office:value-type="float" office:value="90.7893777074">
                <text:p>90.78937770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92.7588519523">
                <text:p>92.7588519523</text:p>
              </table:table-cell>
              <table:table-cell office:value-type="float" office:value="91.8094530111">
                <text:p>91.8094530111</text:p>
              </table:table-cell>
              <table:table-cell office:value-type="float" office:value="91.8094530111">
                <text:p>91.8094530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5.1558540675">
                <text:p>95.1558540675</text:p>
              </table:table-cell>
              <table:table-cell office:value-type="float" office:value="94.2306799046">
                <text:p>94.2306799046</text:p>
              </table:table-cell>
              <table:table-cell office:value-type="float" office:value="94.2306799046">
                <text:p>94.23067990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5.3869050526">
                <text:p>95.3869050526</text:p>
              </table:table-cell>
              <table:table-cell office:value-type="float" office:value="94.4699098987">
                <text:p>94.4699098987</text:p>
              </table:table-cell>
              <table:table-cell office:value-type="float" office:value="94.4699098987">
                <text:p>94.46990989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5.3362864778">
                <text:p>95.3362864778</text:p>
              </table:table-cell>
              <table:table-cell office:value-type="float" office:value="94.4079462266">
                <text:p>94.4079462266</text:p>
              </table:table-cell>
              <table:table-cell office:value-type="float" office:value="94.4079462266">
                <text:p>94.40794622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5.57008123">
                <text:p>95.57008123</text:p>
              </table:table-cell>
              <table:table-cell office:value-type="float" office:value="94.6739608496">
                <text:p>94.6739608496</text:p>
              </table:table-cell>
              <table:table-cell office:value-type="float" office:value="94.6739608496">
                <text:p>94.6739608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96.5593145475">
                <text:p>96.5593145475</text:p>
              </table:table-cell>
              <table:table-cell office:value-type="float" office:value="95.8486804341">
                <text:p>95.8486804341</text:p>
              </table:table-cell>
              <table:table-cell office:value-type="float" office:value="95.8486804341">
                <text:p>95.84868043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95.1836208881">
                <text:p>95.1836208881</text:p>
              </table:table-cell>
              <table:table-cell office:value-type="float" office:value="94.2974695878">
                <text:p>94.2974695878</text:p>
              </table:table-cell>
              <table:table-cell office:value-type="float" office:value="94.2974695878">
                <text:p>94.29746958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92.9985703624">
                <text:p>92.9985703624</text:p>
              </table:table-cell>
              <table:table-cell office:value-type="float" office:value="91.9069585378">
                <text:p>91.9069585378</text:p>
              </table:table-cell>
              <table:table-cell office:value-type="float" office:value="91.9069585378">
                <text:p>91.90695853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9.3679851963">
                <text:p>89.3679851963</text:p>
              </table:table-cell>
              <table:table-cell office:value-type="float" office:value="88.0065757669">
                <text:p>88.0065757669</text:p>
              </table:table-cell>
              <table:table-cell office:value-type="float" office:value="88.0065757669">
                <text:p>88.00657576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5.0665108719">
                <text:p>85.0665108719</text:p>
              </table:table-cell>
              <table:table-cell office:value-type="float" office:value="83.5527683171">
                <text:p>83.5527683171</text:p>
              </table:table-cell>
              <table:table-cell office:value-type="float" office:value="83.5527683171">
                <text:p>83.55276831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9.7828589781">
                <text:p>79.7828589781</text:p>
              </table:table-cell>
              <table:table-cell office:value-type="float" office:value="78.2479862808">
                <text:p>78.2479862808</text:p>
              </table:table-cell>
              <table:table-cell office:value-type="float" office:value="78.2479862808">
                <text:p>78.2479862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3.3943525044">
                <text:p>73.3943525044</text:p>
              </table:table-cell>
              <table:table-cell office:value-type="float" office:value="71.9782536852">
                <text:p>71.9782536852</text:p>
              </table:table-cell>
              <table:table-cell office:value-type="float" office:value="71.9782536852">
                <text:p>71.97825368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6.0532038562">
                <text:p>66.0532038562</text:p>
              </table:table-cell>
              <table:table-cell office:value-type="float" office:value="64.8113611378">
                <text:p>64.8113611378</text:p>
              </table:table-cell>
              <table:table-cell office:value-type="float" office:value="64.8113611378">
                <text:p>64.81136113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1.9890335626">
                <text:p>61.9890335626</text:p>
              </table:table-cell>
              <table:table-cell office:value-type="float" office:value="60.7866813918">
                <text:p>60.7866813918</text:p>
              </table:table-cell>
              <table:table-cell office:value-type="float" office:value="60.7866813918">
                <text:p>60.7866813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6.0306640946">
                <text:p>66.0306640946</text:p>
              </table:table-cell>
              <table:table-cell office:value-type="float" office:value="64.7896866832">
                <text:p>64.7896866832</text:p>
              </table:table-cell>
              <table:table-cell office:value-type="float" office:value="64.7896866832">
                <text:p>64.7896866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73.3751242053">
                <text:p>73.3751242053</text:p>
              </table:table-cell>
              <table:table-cell office:value-type="float" office:value="71.9605256195">
                <text:p>71.9605256195</text:p>
              </table:table-cell>
              <table:table-cell office:value-type="float" office:value="71.9605256195">
                <text:p>71.9605256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79.7695088807">
                <text:p>79.7695088807</text:p>
              </table:table-cell>
              <table:table-cell office:value-type="float" office:value="78.2352145073">
                <text:p>78.2352145073</text:p>
              </table:table-cell>
              <table:table-cell office:value-type="float" office:value="78.2352145073">
                <text:p>78.23521450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5.0470390324">
                <text:p>85.0470390324</text:p>
              </table:table-cell>
              <table:table-cell office:value-type="float" office:value="83.5321121387">
                <text:p>83.5321121387</text:p>
              </table:table-cell>
              <table:table-cell office:value-type="float" office:value="83.5321121387">
                <text:p>83.5321121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9.3978927189">
                <text:p>89.3978927189</text:p>
              </table:table-cell>
              <table:table-cell office:value-type="float" office:value="88.0400037233">
                <text:p>88.0400037233</text:p>
              </table:table-cell>
              <table:table-cell office:value-type="float" office:value="88.0400037233">
                <text:p>88.04000372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3.0864822112">
                <text:p>93.0864822112</text:p>
              </table:table-cell>
              <table:table-cell office:value-type="float" office:value="92.0070925434">
                <text:p>92.0070925434</text:p>
              </table:table-cell>
              <table:table-cell office:value-type="float" office:value="92.0070925434">
                <text:p>92.0070925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5.1498416731">
                <text:p>95.1498416731</text:p>
              </table:table-cell>
              <table:table-cell office:value-type="float" office:value="94.2567040394">
                <text:p>94.2567040394</text:p>
              </table:table-cell>
              <table:table-cell office:value-type="float" office:value="94.2567040394">
                <text:p>94.25670403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6.5772122697">
                <text:p>96.5772122697</text:p>
              </table:table-cell>
              <table:table-cell office:value-type="float" office:value="95.865254644">
                <text:p>95.865254644</text:p>
              </table:table-cell>
              <table:table-cell office:value-type="float" office:value="95.865254644">
                <text:p>95.865254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6.3621072417">
                <text:p>96.3621072417</text:p>
              </table:table-cell>
              <table:table-cell office:value-type="float" office:value="95.604340704">
                <text:p>95.604340704</text:p>
              </table:table-cell>
              <table:table-cell office:value-type="float" office:value="95.604340704">
                <text:p>95.6043407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4.8910642269">
                <text:p>94.8910642269</text:p>
              </table:table-cell>
              <table:table-cell office:value-type="float" office:value="93.8704852144">
                <text:p>93.8704852144</text:p>
              </table:table-cell>
              <table:table-cell office:value-type="float" office:value="93.8704852144">
                <text:p>93.8704852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5.1535982598">
                <text:p>95.1535982598</text:p>
              </table:table-cell>
              <table:table-cell office:value-type="float" office:value="94.1988108811">
                <text:p>94.1988108811</text:p>
              </table:table-cell>
              <table:table-cell office:value-type="float" office:value="94.1988108811">
                <text:p>94.1988108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5.1569054468">
                <text:p>95.1569054468</text:p>
              </table:table-cell>
              <table:table-cell office:value-type="float" office:value="94.1969606973">
                <text:p>94.1969606973</text:p>
              </table:table-cell>
              <table:table-cell office:value-type="float" office:value="94.1969606973">
                <text:p>94.1969606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.161192968">
                <text:p>95.161192968</text:p>
              </table:table-cell>
              <table:table-cell office:value-type="float" office:value="94.2368661182">
                <text:p>94.2368661182</text:p>
              </table:table-cell>
              <table:table-cell office:value-type="float" office:value="94.2368661182">
                <text:p>94.23686611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3.5599823311">
                <text:p>93.5599823311</text:p>
              </table:table-cell>
              <table:table-cell office:value-type="float" office:value="92.1294431912">
                <text:p>92.1294431912</text:p>
              </table:table-cell>
              <table:table-cell office:value-type="float" office:value="92.1294431912">
                <text:p>92.12944319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2.4789147981">
                <text:p>92.4789147981</text:p>
              </table:table-cell>
              <table:table-cell office:value-type="float" office:value="90.8604412935">
                <text:p>90.8604412935</text:p>
              </table:table-cell>
              <table:table-cell office:value-type="float" office:value="90.8604412935">
                <text:p>90.86044129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3.3055299413">
                <text:p>93.3055299413</text:p>
              </table:table-cell>
              <table:table-cell office:value-type="float" office:value="91.8491515548">
                <text:p>91.8491515548</text:p>
              </table:table-cell>
              <table:table-cell office:value-type="float" office:value="91.8491515548">
                <text:p>91.84915155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3.4018579658">
                <text:p>93.4018579658</text:p>
              </table:table-cell>
              <table:table-cell office:value-type="float" office:value="91.9667705967">
                <text:p>91.9667705967</text:p>
              </table:table-cell>
              <table:table-cell office:value-type="float" office:value="91.9667705967">
                <text:p>91.96677059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3.1395321759">
                <text:p>93.1395321759</text:p>
              </table:table-cell>
              <table:table-cell office:value-type="float" office:value="91.64552033">
                <text:p>91.64552033</text:p>
              </table:table-cell>
              <table:table-cell office:value-type="float" office:value="91.64552033">
                <text:p>91.64552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3.0305284093">
                <text:p>93.0305284093</text:p>
              </table:table-cell>
              <table:table-cell office:value-type="float" office:value="91.5087783377">
                <text:p>91.5087783377</text:p>
              </table:table-cell>
              <table:table-cell office:value-type="float" office:value="91.5087783377">
                <text:p>91.50877833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4.5500726308">
                <text:p>94.5500726308</text:p>
              </table:table-cell>
              <table:table-cell office:value-type="float" office:value="93.3043972408">
                <text:p>93.3043972408</text:p>
              </table:table-cell>
              <table:table-cell office:value-type="float" office:value="93.3043972408">
                <text:p>93.30439724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5.5050648184">
                <text:p>95.5050648184</text:p>
              </table:table-cell>
              <table:table-cell office:value-type="float" office:value="94.4654573529">
                <text:p>94.4654573529</text:p>
              </table:table-cell>
              <table:table-cell office:value-type="float" office:value="94.4654573529">
                <text:p>94.46545735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2.7662557885">
                <text:p>92.7662557885</text:p>
              </table:table-cell>
              <table:table-cell office:value-type="float" office:value="91.304199549">
                <text:p>91.304199549</text:p>
              </table:table-cell>
              <table:table-cell office:value-type="float" office:value="91.304199549">
                <text:p>91.3041995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8.8936511709">
                <text:p>88.8936511709</text:p>
              </table:table-cell>
              <table:table-cell office:value-type="float" office:value="86.9335997201">
                <text:p>86.9335997201</text:p>
              </table:table-cell>
              <table:table-cell office:value-type="float" office:value="86.9335997201">
                <text:p>86.93359972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7.9804979385">
                <text:p>87.9804979385</text:p>
              </table:table-cell>
              <table:table-cell office:value-type="float" office:value="85.930504844">
                <text:p>85.930504844</text:p>
              </table:table-cell>
              <table:table-cell office:value-type="float" office:value="85.930504844">
                <text:p>85.9305048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8.0353264551">
                <text:p>88.0353264551</text:p>
              </table:table-cell>
              <table:table-cell office:value-type="float" office:value="86.0012698148">
                <text:p>86.0012698148</text:p>
              </table:table-cell>
              <table:table-cell office:value-type="float" office:value="86.0012698148">
                <text:p>86.0012698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8.0457794675">
                <text:p>88.0457794675</text:p>
              </table:table-cell>
              <table:table-cell office:value-type="float" office:value="86.0154206394">
                <text:p>86.0154206394</text:p>
              </table:table-cell>
              <table:table-cell office:value-type="float" office:value="86.0154206394">
                <text:p>86.0154206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8.0095612448">
                <text:p>88.0095612448</text:p>
              </table:table-cell>
              <table:table-cell office:value-type="float" office:value="85.9674501364">
                <text:p>85.9674501364</text:p>
              </table:table-cell>
              <table:table-cell office:value-type="float" office:value="85.9674501364">
                <text:p>85.96745013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7.8601595138">
                <text:p>87.8601595138</text:p>
              </table:table-cell>
              <table:table-cell office:value-type="float" office:value="85.7856265232">
                <text:p>85.7856265232</text:p>
              </table:table-cell>
              <table:table-cell office:value-type="float" office:value="85.7856265232">
                <text:p>85.78562652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1.1783227597">
                <text:p>91.1783227597</text:p>
              </table:table-cell>
              <table:table-cell office:value-type="float" office:value="89.5107362758">
                <text:p>89.5107362758</text:p>
              </table:table-cell>
              <table:table-cell office:value-type="float" office:value="89.5107362758">
                <text:p>89.51073627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4.3643497916">
                <text:p>94.3643497916</text:p>
              </table:table-cell>
              <table:table-cell office:value-type="float" office:value="93.1404647233">
                <text:p>93.1404647233</text:p>
              </table:table-cell>
              <table:table-cell office:value-type="float" office:value="93.1404647233">
                <text:p>93.1404647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4.6440941722">
                <text:p>94.6440941722</text:p>
              </table:table-cell>
              <table:table-cell office:value-type="float" office:value="93.40895938">
                <text:p>93.40895938</text:p>
              </table:table-cell>
              <table:table-cell office:value-type="float" office:value="93.40895938">
                <text:p>93.40895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4.8934659302">
                <text:p>94.8934659302</text:p>
              </table:table-cell>
              <table:table-cell office:value-type="float" office:value="93.6975607279">
                <text:p>93.6975607279</text:p>
              </table:table-cell>
              <table:table-cell office:value-type="float" office:value="93.6975607279">
                <text:p>93.69756072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4.9363917941">
                <text:p>94.9363917941</text:p>
              </table:table-cell>
              <table:table-cell office:value-type="float" office:value="93.7511554565">
                <text:p>93.7511554565</text:p>
              </table:table-cell>
              <table:table-cell office:value-type="float" office:value="93.7511554565">
                <text:p>93.7511554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4.9969031967">
                <text:p>94.9969031967</text:p>
              </table:table-cell>
              <table:table-cell office:value-type="float" office:value="93.8315611501">
                <text:p>93.8315611501</text:p>
              </table:table-cell>
              <table:table-cell office:value-type="float" office:value="93.8315611501">
                <text:p>93.8315611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4.5900794525">
                <text:p>94.5900794525</text:p>
              </table:table-cell>
              <table:table-cell office:value-type="float" office:value="93.3299041662">
                <text:p>93.3299041662</text:p>
              </table:table-cell>
              <table:table-cell office:value-type="float" office:value="93.3299041662">
                <text:p>93.3299041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4.7570269254">
                <text:p>94.7570269254</text:p>
              </table:table-cell>
              <table:table-cell office:value-type="float" office:value="93.5293546811">
                <text:p>93.5293546811</text:p>
              </table:table-cell>
              <table:table-cell office:value-type="float" office:value="93.5293546811">
                <text:p>93.5293546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6.4935836152">
                <text:p>96.4935836152</text:p>
              </table:table-cell>
              <table:table-cell office:value-type="float" office:value="95.6224035133">
                <text:p>95.6224035133</text:p>
              </table:table-cell>
              <table:table-cell office:value-type="float" office:value="95.6224035133">
                <text:p>95.6224035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7.2829701871">
                <text:p>97.2829701871</text:p>
              </table:table-cell>
              <table:table-cell office:value-type="float" office:value="96.5861354074">
                <text:p>96.5861354074</text:p>
              </table:table-cell>
              <table:table-cell office:value-type="float" office:value="96.5861354074">
                <text:p>96.5861354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5.8703957874">
                <text:p>95.8703957874</text:p>
              </table:table-cell>
              <table:table-cell office:value-type="float" office:value="94.9067053514">
                <text:p>94.9067053514</text:p>
              </table:table-cell>
              <table:table-cell office:value-type="float" office:value="94.9067053514">
                <text:p>94.90670535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3.6138583696">
                <text:p>93.6138583696</text:p>
              </table:table-cell>
              <table:table-cell office:value-type="float" office:value="92.3235765699">
                <text:p>92.3235765699</text:p>
              </table:table-cell>
              <table:table-cell office:value-type="float" office:value="92.3235765699">
                <text:p>92.32357656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0.0521217724">
                <text:p>90.0521217724</text:p>
              </table:table-cell>
              <table:table-cell office:value-type="float" office:value="88.3567818145">
                <text:p>88.3567818145</text:p>
              </table:table-cell>
              <table:table-cell office:value-type="float" office:value="88.3567818145">
                <text:p>88.35678181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5.5047230824">
                <text:p>85.5047230824</text:p>
              </table:table-cell>
              <table:table-cell office:value-type="float" office:value="83.4705670388">
                <text:p>83.4705670388</text:p>
              </table:table-cell>
              <table:table-cell office:value-type="float" office:value="83.4705670388">
                <text:p>83.47056703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0.1381648833">
                <text:p>80.1381648833</text:p>
              </table:table-cell>
              <table:table-cell office:value-type="float" office:value="77.8477878467">
                <text:p>77.8477878467</text:p>
              </table:table-cell>
              <table:table-cell office:value-type="float" office:value="77.8477878467">
                <text:p>77.84778784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75.2502758644">
                <text:p>75.2502758644</text:p>
              </table:table-cell>
              <table:table-cell office:value-type="float" office:value="73.4973936324">
                <text:p>73.4973936324</text:p>
              </table:table-cell>
              <table:table-cell office:value-type="float" office:value="73.4973936324">
                <text:p>73.49739363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75.2529401836">
                <text:p>75.2529401836</text:p>
              </table:table-cell>
              <table:table-cell office:value-type="float" office:value="73.5009441468">
                <text:p>73.5009441468</text:p>
              </table:table-cell>
              <table:table-cell office:value-type="float" office:value="73.5009441468">
                <text:p>73.50094414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75.2529401836">
                <text:p>75.2529401836</text:p>
              </table:table-cell>
              <table:table-cell office:value-type="float" office:value="73.5009441468">
                <text:p>73.5009441468</text:p>
              </table:table-cell>
              <table:table-cell office:value-type="float" office:value="73.5009441468">
                <text:p>73.50094414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75.2529401836">
                <text:p>75.2529401836</text:p>
              </table:table-cell>
              <table:table-cell office:value-type="float" office:value="73.5009441468">
                <text:p>73.5009441468</text:p>
              </table:table-cell>
              <table:table-cell office:value-type="float" office:value="73.5009441468">
                <text:p>73.50094414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75.252673787">
                <text:p>75.252673787</text:p>
              </table:table-cell>
              <table:table-cell office:value-type="float" office:value="73.5005709786">
                <text:p>73.5005709786</text:p>
              </table:table-cell>
              <table:table-cell office:value-type="float" office:value="73.5005709786">
                <text:p>73.50057097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77.9832436043">
                <text:p>77.9832436043</text:p>
              </table:table-cell>
              <table:table-cell office:value-type="float" office:value="76.298878312">
                <text:p>76.298878312</text:p>
              </table:table-cell>
              <table:table-cell office:value-type="float" office:value="76.298878312">
                <text:p>76.298878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3.6955818822">
                <text:p>83.6955818822</text:p>
              </table:table-cell>
              <table:table-cell office:value-type="float" office:value="82.1503720125">
                <text:p>82.1503720125</text:p>
              </table:table-cell>
              <table:table-cell office:value-type="float" office:value="82.1503720125">
                <text:p>82.1503720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8.6770865145">
                <text:p>88.6770865145</text:p>
              </table:table-cell>
              <table:table-cell office:value-type="float" office:value="87.3334735866">
                <text:p>87.3334735866</text:p>
              </table:table-cell>
              <table:table-cell office:value-type="float" office:value="87.3334735866">
                <text:p>87.33347358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92.724923697">
                <text:p>92.724923697</text:p>
              </table:table-cell>
              <table:table-cell office:value-type="float" office:value="91.6713846063">
                <text:p>91.6713846063</text:p>
              </table:table-cell>
              <table:table-cell office:value-type="float" office:value="91.6713846063">
                <text:p>91.6713846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95.3559693606">
                <text:p>95.3559693606</text:p>
              </table:table-cell>
              <table:table-cell office:value-type="float" office:value="94.5559757021">
                <text:p>94.5559757021</text:p>
              </table:table-cell>
              <table:table-cell office:value-type="float" office:value="94.5559757021">
                <text:p>94.5559757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97.1634934132">
                <text:p>97.1634934132</text:p>
              </table:table-cell>
              <table:table-cell office:value-type="float" office:value="96.6108199185">
                <text:p>96.6108199185</text:p>
              </table:table-cell>
              <table:table-cell office:value-type="float" office:value="96.6108199185">
                <text:p>96.61081991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96.6345096798">
                <text:p>96.6345096798</text:p>
              </table:table-cell>
              <table:table-cell office:value-type="float" office:value="95.9845310544">
                <text:p>95.9845310544</text:p>
              </table:table-cell>
              <table:table-cell office:value-type="float" office:value="95.9845310544">
                <text:p>95.98453105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94.8337669458">
                <text:p>94.8337669458</text:p>
              </table:table-cell>
              <table:table-cell office:value-type="float" office:value="93.892786408">
                <text:p>93.892786408</text:p>
              </table:table-cell>
              <table:table-cell office:value-type="float" office:value="93.892786408">
                <text:p>93.892786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94.4733707642">
                <text:p>94.4733707642</text:p>
              </table:table-cell>
              <table:table-cell office:value-type="float" office:value="93.4775963197">
                <text:p>93.4775963197</text:p>
              </table:table-cell>
              <table:table-cell office:value-type="float" office:value="93.4775963197">
                <text:p>93.47759631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94.8259494012">
                <text:p>94.8259494012</text:p>
              </table:table-cell>
              <table:table-cell office:value-type="float" office:value="93.8991723341">
                <text:p>93.8991723341</text:p>
              </table:table-cell>
              <table:table-cell office:value-type="float" office:value="93.8991723341">
                <text:p>93.8991723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94.8932295047">
                <text:p>94.8932295047</text:p>
              </table:table-cell>
              <table:table-cell office:value-type="float" office:value="93.9696925336">
                <text:p>93.9696925336</text:p>
              </table:table-cell>
              <table:table-cell office:value-type="float" office:value="93.9696925336">
                <text:p>93.9696925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94.8184446203">
                <text:p>94.8184446203</text:p>
              </table:table-cell>
              <table:table-cell office:value-type="float" office:value="93.8771223781">
                <text:p>93.8771223781</text:p>
              </table:table-cell>
              <table:table-cell office:value-type="float" office:value="93.8771223781">
                <text:p>93.87712237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94.481185219">
                <text:p>94.481185219</text:p>
              </table:table-cell>
              <table:table-cell office:value-type="float" office:value="93.4975312545">
                <text:p>93.4975312545</text:p>
              </table:table-cell>
              <table:table-cell office:value-type="float" office:value="93.4975312545">
                <text:p>93.4975312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4.404401719">
                <text:p>94.404401719</text:p>
              </table:table-cell>
              <table:table-cell office:value-type="float" office:value="93.4690301214">
                <text:p>93.4690301214</text:p>
              </table:table-cell>
              <table:table-cell office:value-type="float" office:value="93.4690301214">
                <text:p>93.4690301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1.3481581545">
                <text:p>91.3481581545</text:p>
              </table:table-cell>
              <table:table-cell office:value-type="float" office:value="90.0906655034">
                <text:p>90.0906655034</text:p>
              </table:table-cell>
              <table:table-cell office:value-type="float" office:value="90.0906655034">
                <text:p>90.09066550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87.6368814159">
                <text:p>87.6368814159</text:p>
              </table:table-cell>
              <table:table-cell office:value-type="float" office:value="86.0150881518">
                <text:p>86.0150881518</text:p>
              </table:table-cell>
              <table:table-cell office:value-type="float" office:value="86.0150881518">
                <text:p>86.0150881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7.6481477669">
                <text:p>87.6481477669</text:p>
              </table:table-cell>
              <table:table-cell office:value-type="float" office:value="86.0481708987">
                <text:p>86.0481708987</text:p>
              </table:table-cell>
              <table:table-cell office:value-type="float" office:value="86.0481708987">
                <text:p>86.04817089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87.6707326815">
                <text:p>87.6707326815</text:p>
              </table:table-cell>
              <table:table-cell office:value-type="float" office:value="86.0777862087">
                <text:p>86.0777862087</text:p>
              </table:table-cell>
              <table:table-cell office:value-type="float" office:value="86.0777862087">
                <text:p>86.07778620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87.6694864586">
                <text:p>87.6694864586</text:p>
              </table:table-cell>
              <table:table-cell office:value-type="float" office:value="86.0761171813">
                <text:p>86.0761171813</text:p>
              </table:table-cell>
              <table:table-cell office:value-type="float" office:value="86.0761171813">
                <text:p>86.07611718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7.6416723239">
                <text:p>87.6416723239</text:p>
              </table:table-cell>
              <table:table-cell office:value-type="float" office:value="86.0394823267">
                <text:p>86.0394823267</text:p>
              </table:table-cell>
              <table:table-cell office:value-type="float" office:value="86.0394823267">
                <text:p>86.0394823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88.2113439142">
                <text:p>88.2113439142</text:p>
              </table:table-cell>
              <table:table-cell office:value-type="float" office:value="86.641825292">
                <text:p>86.641825292</text:p>
              </table:table-cell>
              <table:table-cell office:value-type="float" office:value="86.641825292">
                <text:p>86.641825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92.1360007943">
                <text:p>92.1360007943</text:p>
              </table:table-cell>
              <table:table-cell office:value-type="float" office:value="90.9509098741">
                <text:p>90.9509098741</text:p>
              </table:table-cell>
              <table:table-cell office:value-type="float" office:value="90.9509098741">
                <text:p>90.95090987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95.3697108336">
                <text:p>95.3697108336</text:p>
              </table:table-cell>
              <table:table-cell office:value-type="float" office:value="94.5618675724">
                <text:p>94.5618675724</text:p>
              </table:table-cell>
              <table:table-cell office:value-type="float" office:value="94.5618675724">
                <text:p>94.56186757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94.9348783879">
                <text:p>94.9348783879</text:p>
              </table:table-cell>
              <table:table-cell office:value-type="float" office:value="94.0174670085">
                <text:p>94.0174670085</text:p>
              </table:table-cell>
              <table:table-cell office:value-type="float" office:value="94.0174670085">
                <text:p>94.01746700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93.2214248435">
                <text:p>93.2214248435</text:p>
              </table:table-cell>
              <table:table-cell office:value-type="float" office:value="92.0320020459">
                <text:p>92.0320020459</text:p>
              </table:table-cell>
              <table:table-cell office:value-type="float" office:value="92.0320020459">
                <text:p>92.03200204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92.8789312329">
                <text:p>92.8789312329</text:p>
              </table:table-cell>
              <table:table-cell office:value-type="float" office:value="91.9111721524">
                <text:p>91.9111721524</text:p>
              </table:table-cell>
              <table:table-cell office:value-type="float" office:value="91.9111721524">
                <text:p>91.91117215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93.1841783238">
                <text:p>93.1841783238</text:p>
              </table:table-cell>
              <table:table-cell office:value-type="float" office:value="92.2781679122">
                <text:p>92.2781679122</text:p>
              </table:table-cell>
              <table:table-cell office:value-type="float" office:value="92.2781679122">
                <text:p>92.27816791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3.110736441">
                <text:p>93.110736441</text:p>
              </table:table-cell>
              <table:table-cell office:value-type="float" office:value="92.1923898274">
                <text:p>92.1923898274</text:p>
              </table:table-cell>
              <table:table-cell office:value-type="float" office:value="92.1923898274">
                <text:p>92.19238982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92.3840267886">
                <text:p>92.3840267886</text:p>
              </table:table-cell>
              <table:table-cell office:value-type="float" office:value="91.3609167977">
                <text:p>91.3609167977</text:p>
              </table:table-cell>
              <table:table-cell office:value-type="float" office:value="91.3609167977">
                <text:p>91.3609167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3.1737449368">
                <text:p>93.1737449368</text:p>
              </table:table-cell>
              <table:table-cell office:value-type="float" office:value="92.229830848">
                <text:p>92.229830848</text:p>
              </table:table-cell>
              <table:table-cell office:value-type="float" office:value="92.229830848">
                <text:p>92.2298308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95.3927165964">
                <text:p>95.3927165964</text:p>
              </table:table-cell>
              <table:table-cell office:value-type="float" office:value="94.7031847553">
                <text:p>94.7031847553</text:p>
              </table:table-cell>
              <table:table-cell office:value-type="float" office:value="94.7031847553">
                <text:p>94.7031847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5.761078873">
                <text:p>95.761078873</text:p>
              </table:table-cell>
              <table:table-cell office:value-type="float" office:value="95.0920855208">
                <text:p>95.0920855208</text:p>
              </table:table-cell>
              <table:table-cell office:value-type="float" office:value="95.0920855208">
                <text:p>95.09208552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95.6690292837">
                <text:p>95.6690292837</text:p>
              </table:table-cell>
              <table:table-cell office:value-type="float" office:value="94.9847005156">
                <text:p>94.9847005156</text:p>
              </table:table-cell>
              <table:table-cell office:value-type="float" office:value="94.9847005156">
                <text:p>94.9847005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95.4866320887">
                <text:p>95.4866320887</text:p>
              </table:table-cell>
              <table:table-cell office:value-type="float" office:value="94.7727569233">
                <text:p>94.7727569233</text:p>
              </table:table-cell>
              <table:table-cell office:value-type="float" office:value="94.7727569233">
                <text:p>94.77275692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96.7932206158">
                <text:p>96.7932206158</text:p>
              </table:table-cell>
              <table:table-cell office:value-type="float" office:value="96.28917227">
                <text:p>96.28917227</text:p>
              </table:table-cell>
              <table:table-cell office:value-type="float" office:value="96.28917227">
                <text:p>96.289172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97.2639858904">
                <text:p>97.2639858904</text:p>
              </table:table-cell>
              <table:table-cell office:value-type="float" office:value="96.8416562479">
                <text:p>96.8416562479</text:p>
              </table:table-cell>
              <table:table-cell office:value-type="float" office:value="96.8416562479">
                <text:p>96.84165624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95.6333527546">
                <text:p>95.6333527546</text:p>
              </table:table-cell>
              <table:table-cell office:value-type="float" office:value="95.0082094365">
                <text:p>95.0082094365</text:p>
              </table:table-cell>
              <table:table-cell office:value-type="float" office:value="95.0082094365">
                <text:p>95.00820943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93.3308640313">
                <text:p>93.3308640313</text:p>
              </table:table-cell>
              <table:table-cell office:value-type="float" office:value="92.4562203165">
                <text:p>92.4562203165</text:p>
              </table:table-cell>
              <table:table-cell office:value-type="float" office:value="92.4562203165">
                <text:p>92.45622031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89.3917599566">
                <text:p>89.3917599566</text:p>
              </table:table-cell>
              <table:table-cell office:value-type="float" office:value="88.0410515353">
                <text:p>88.0410515353</text:p>
              </table:table-cell>
              <table:table-cell office:value-type="float" office:value="88.0410515353">
                <text:p>88.04105153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84.8421879301">
                <text:p>84.8421879301</text:p>
              </table:table-cell>
              <table:table-cell office:value-type="float" office:value="70.3057087471">
                <text:p>70.3057087471</text:p>
              </table:table-cell>
              <table:table-cell office:value-type="float" office:value="69.4715994295">
                <text:p>69.47159942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9.4240360881">
                <text:p>79.4240360881</text:p>
              </table:table-cell>
              <table:table-cell office:value-type="float" office:value="73.4277060643">
                <text:p>73.4277060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.9874112326">
                <text:p>72.9874112326</text:p>
              </table:table-cell>
              <table:table-cell office:value-type="float" office:value="52.9482617469">
                <text:p>52.9482617469</text:p>
              </table:table-cell>
              <table:table-cell office:value-type="float" office:value="53.004358749">
                <text:p>53.004358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65.7504414983">
                <text:p>65.7504414983</text:p>
              </table:table-cell>
              <table:table-cell office:value-type="float" office:value="64.823693928">
                <text:p>64.823693928</text:p>
              </table:table-cell>
              <table:table-cell office:value-type="float" office:value="64.823693928">
                <text:p>64.8236939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61.4654057976">
                <text:p>61.4654057976</text:p>
              </table:table-cell>
              <table:table-cell office:value-type="float" office:value="60.5041658139">
                <text:p>60.5041658139</text:p>
              </table:table-cell>
              <table:table-cell office:value-type="float" office:value="60.5041658139">
                <text:p>60.50416581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61.4654057976">
                <text:p>61.4654057976</text:p>
              </table:table-cell>
              <table:table-cell office:value-type="float" office:value="60.5041658139">
                <text:p>60.5041658139</text:p>
              </table:table-cell>
              <table:table-cell office:value-type="float" office:value="60.5041658139">
                <text:p>60.5041658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61.4654057976">
                <text:p>61.4654057976</text:p>
              </table:table-cell>
              <table:table-cell office:value-type="float" office:value="60.5041658139">
                <text:p>60.5041658139</text:p>
              </table:table-cell>
              <table:table-cell office:value-type="float" office:value="60.5041658139">
                <text:p>60.5041658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61.4654057976">
                <text:p>61.4654057976</text:p>
              </table:table-cell>
              <table:table-cell office:value-type="float" office:value="60.5041658139">
                <text:p>60.5041658139</text:p>
              </table:table-cell>
              <table:table-cell office:value-type="float" office:value="60.5041658139">
                <text:p>60.5041658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61.4654057976">
                <text:p>61.4654057976</text:p>
              </table:table-cell>
              <table:table-cell office:value-type="float" office:value="60.5041658139">
                <text:p>60.5041658139</text:p>
              </table:table-cell>
              <table:table-cell office:value-type="float" office:value="60.5041658139">
                <text:p>60.5041658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64.8850128471">
                <text:p>64.8850128471</text:p>
              </table:table-cell>
              <table:table-cell office:value-type="float" office:value="63.9571235445">
                <text:p>63.9571235445</text:p>
              </table:table-cell>
              <table:table-cell office:value-type="float" office:value="63.9571235445">
                <text:p>63.95712354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72.1358804419">
                <text:p>72.1358804419</text:p>
              </table:table-cell>
              <table:table-cell office:value-type="float" office:value="77.6927531653">
                <text:p>77.692753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78.6949723896">
                <text:p>78.6949723896</text:p>
              </table:table-cell>
              <table:table-cell office:value-type="float" office:value="58.9343109109">
                <text:p>58.9343109109</text:p>
              </table:table-cell>
              <table:table-cell office:value-type="float" office:value="58.7336002801">
                <text:p>58.73360028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4.2319507971">
                <text:p>84.2319507971</text:p>
              </table:table-cell>
              <table:table-cell office:value-type="float" office:value="69.3610839678">
                <text:p>69.3610839678</text:p>
              </table:table-cell>
              <table:table-cell office:value-type="float" office:value="68.4853462291">
                <text:p>68.48534622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8.8417073076">
                <text:p>88.8417073076</text:p>
              </table:table-cell>
              <table:table-cell office:value-type="float" office:value="87.435982905">
                <text:p>87.435982905</text:p>
              </table:table-cell>
              <table:table-cell office:value-type="float" office:value="87.435982905">
                <text:p>87.4359829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92.822124094">
                <text:p>92.822124094</text:p>
              </table:table-cell>
              <table:table-cell office:value-type="float" office:value="91.8951530905">
                <text:p>91.8951530905</text:p>
              </table:table-cell>
              <table:table-cell office:value-type="float" office:value="91.8951530905">
                <text:p>91.89515309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95.4107076635">
                <text:p>95.4107076635</text:p>
              </table:table-cell>
              <table:table-cell office:value-type="float" office:value="94.7612051699">
                <text:p>94.7612051699</text:p>
              </table:table-cell>
              <table:table-cell office:value-type="float" office:value="94.7612051699">
                <text:p>94.76120516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97.5743643649">
                <text:p>97.5743643649</text:p>
              </table:table-cell>
              <table:table-cell office:value-type="float" office:value="96.8713891018">
                <text:p>96.8713891018</text:p>
              </table:table-cell>
              <table:table-cell office:value-type="float" office:value="96.8713891018">
                <text:p>96.87138910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96.7940302168">
                <text:p>96.7940302168</text:p>
              </table:table-cell>
              <table:table-cell office:value-type="float" office:value="95.8350610954">
                <text:p>95.8350610954</text:p>
              </table:table-cell>
              <table:table-cell office:value-type="float" office:value="95.8350610954">
                <text:p>95.83506109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96.5262048013">
                <text:p>96.5262048013</text:p>
              </table:table-cell>
              <table:table-cell office:value-type="float" office:value="95.4842236795">
                <text:p>95.4842236795</text:p>
              </table:table-cell>
              <table:table-cell office:value-type="float" office:value="95.4842236795">
                <text:p>95.48422367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96.587204583">
                <text:p>96.587204583</text:p>
              </table:table-cell>
              <table:table-cell office:value-type="float" office:value="95.5643416656">
                <text:p>95.5643416656</text:p>
              </table:table-cell>
              <table:table-cell office:value-type="float" office:value="95.5643416656">
                <text:p>95.56434166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6.2809142716">
                <text:p>96.2809142716</text:p>
              </table:table-cell>
              <table:table-cell office:value-type="float" office:value="95.2082844469">
                <text:p>95.2082844469</text:p>
              </table:table-cell>
              <table:table-cell office:value-type="float" office:value="95.2082844469">
                <text:p>95.20828444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4.6196349593">
                <text:p>94.6196349593</text:p>
              </table:table-cell>
              <table:table-cell office:value-type="float" office:value="93.1647688952">
                <text:p>93.1647688952</text:p>
              </table:table-cell>
              <table:table-cell office:value-type="float" office:value="93.1647688952">
                <text:p>93.16476889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3.8129220234">
                <text:p>93.8129220234</text:p>
              </table:table-cell>
              <table:table-cell office:value-type="float" office:value="92.1647687391">
                <text:p>92.1647687391</text:p>
              </table:table-cell>
              <table:table-cell office:value-type="float" office:value="92.1647687391">
                <text:p>92.16476873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4.5608177642">
                <text:p>94.5608177642</text:p>
              </table:table-cell>
              <table:table-cell office:value-type="float" office:value="93.1273038156">
                <text:p>93.1273038156</text:p>
              </table:table-cell>
              <table:table-cell office:value-type="float" office:value="93.1273038156">
                <text:p>93.1273038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.659172569">
                <text:p>94.659172569</text:p>
              </table:table-cell>
              <table:table-cell office:value-type="float" office:value="93.2469613543">
                <text:p>93.2469613543</text:p>
              </table:table-cell>
              <table:table-cell office:value-type="float" office:value="93.2469613543">
                <text:p>93.24696135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4.4862591625">
                <text:p>94.4862591625</text:p>
              </table:table-cell>
              <table:table-cell office:value-type="float" office:value="93.0099289971">
                <text:p>93.0099289971</text:p>
              </table:table-cell>
              <table:table-cell office:value-type="float" office:value="93.0099289971">
                <text:p>93.00992899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4.3299893129">
                <text:p>94.3299893129</text:p>
              </table:table-cell>
              <table:table-cell office:value-type="float" office:value="92.8228476495">
                <text:p>92.8228476495</text:p>
              </table:table-cell>
              <table:table-cell office:value-type="float" office:value="92.8228476495">
                <text:p>92.8228476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4.8611432587">
                <text:p>94.8611432587</text:p>
              </table:table-cell>
              <table:table-cell office:value-type="float" office:value="93.5446201057">
                <text:p>93.5446201057</text:p>
              </table:table-cell>
              <table:table-cell office:value-type="float" office:value="93.5446201057">
                <text:p>93.54462010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2.948149027">
                <text:p>92.948149027</text:p>
              </table:table-cell>
              <table:table-cell office:value-type="float" office:value="91.315123871">
                <text:p>91.315123871</text:p>
              </table:table-cell>
              <table:table-cell office:value-type="float" office:value="91.315123871">
                <text:p>91.3151238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89.8563254699">
                <text:p>89.8563254699</text:p>
              </table:table-cell>
              <table:table-cell office:value-type="float" office:value="87.6937610703">
                <text:p>87.6937610703</text:p>
              </table:table-cell>
              <table:table-cell office:value-type="float" office:value="87.6937610703">
                <text:p>87.69376107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89.987481792">
                <text:p>89.987481792</text:p>
              </table:table-cell>
              <table:table-cell office:value-type="float" office:value="87.8718331877">
                <text:p>87.8718331877</text:p>
              </table:table-cell>
              <table:table-cell office:value-type="float" office:value="87.8718331877">
                <text:p>87.87183318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0.0394818928">
                <text:p>90.0394818928</text:p>
              </table:table-cell>
              <table:table-cell office:value-type="float" office:value="87.9431431867">
                <text:p>87.9431431867</text:p>
              </table:table-cell>
              <table:table-cell office:value-type="float" office:value="87.9431431867">
                <text:p>87.94314318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90.0282339114">
                <text:p>90.0282339114</text:p>
              </table:table-cell>
              <table:table-cell office:value-type="float" office:value="87.926945155">
                <text:p>87.926945155</text:p>
              </table:table-cell>
              <table:table-cell office:value-type="float" office:value="87.926945155">
                <text:p>87.9269451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89.9029933745">
                <text:p>89.9029933745</text:p>
              </table:table-cell>
              <table:table-cell office:value-type="float" office:value="87.7600843519">
                <text:p>87.7600843519</text:p>
              </table:table-cell>
              <table:table-cell office:value-type="float" office:value="87.7600843519">
                <text:p>87.7600843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90.7477089021">
                <text:p>90.7477089021</text:p>
              </table:table-cell>
              <table:table-cell office:value-type="float" office:value="88.7443510292">
                <text:p>88.7443510292</text:p>
              </table:table-cell>
              <table:table-cell office:value-type="float" office:value="88.7443510292">
                <text:p>88.74435102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3.387767706">
                <text:p>93.387767706</text:p>
              </table:table-cell>
              <table:table-cell office:value-type="float" office:value="91.806976297">
                <text:p>91.806976297</text:p>
              </table:table-cell>
              <table:table-cell office:value-type="float" office:value="91.806976297">
                <text:p>91.8069762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95.0746872358">
                <text:p>95.0746872358</text:p>
              </table:table-cell>
              <table:table-cell office:value-type="float" office:value="93.7768958277">
                <text:p>93.7768958277</text:p>
              </table:table-cell>
              <table:table-cell office:value-type="float" office:value="93.7768958277">
                <text:p>93.77689582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95.9579988374">
                <text:p>95.9579988374</text:p>
              </table:table-cell>
              <table:table-cell office:value-type="float" office:value="94.8432525221">
                <text:p>94.8432525221</text:p>
              </table:table-cell>
              <table:table-cell office:value-type="float" office:value="94.8432525221">
                <text:p>94.84325252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95.792958352">
                <text:p>95.792958352</text:p>
              </table:table-cell>
              <table:table-cell office:value-type="float" office:value="94.6334340102">
                <text:p>94.6334340102</text:p>
              </table:table-cell>
              <table:table-cell office:value-type="float" office:value="94.6334340102">
                <text:p>94.63343401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95.7371889603">
                <text:p>95.7371889603</text:p>
              </table:table-cell>
              <table:table-cell office:value-type="float" office:value="94.5678381117">
                <text:p>94.5678381117</text:p>
              </table:table-cell>
              <table:table-cell office:value-type="float" office:value="94.5678381117">
                <text:p>94.56783811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95.6111870034">
                <text:p>95.6111870034</text:p>
              </table:table-cell>
              <table:table-cell office:value-type="float" office:value="94.3961881967">
                <text:p>94.3961881967</text:p>
              </table:table-cell>
              <table:table-cell office:value-type="float" office:value="94.3961881967">
                <text:p>94.39618819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96.4250062084">
                <text:p>96.4250062084</text:p>
              </table:table-cell>
              <table:table-cell office:value-type="float" office:value="95.4437049328">
                <text:p>95.4437049328</text:p>
              </table:table-cell>
              <table:table-cell office:value-type="float" office:value="95.4437049328">
                <text:p>95.44370493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95.14862426">
                <text:p>95.14862426</text:p>
              </table:table-cell>
              <table:table-cell office:value-type="float" office:value="93.9581902015">
                <text:p>93.9581902015</text:p>
              </table:table-cell>
              <table:table-cell office:value-type="float" office:value="93.9581902015">
                <text:p>93.95819020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91.8028436166">
                <text:p>91.8028436166</text:p>
              </table:table-cell>
              <table:table-cell office:value-type="float" office:value="119.28187175">
                <text:p>119.28187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87.7940454331">
                <text:p>87.7940454331</text:p>
              </table:table-cell>
              <table:table-cell office:value-type="float" office:value="85.6676035589">
                <text:p>85.6676035589</text:p>
              </table:table-cell>
              <table:table-cell office:value-type="float" office:value="85.6676035589">
                <text:p>85.66760355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82.7299051315">
                <text:p>82.7299051315</text:p>
              </table:table-cell>
              <table:table-cell office:value-type="float" office:value="80.2420048025">
                <text:p>80.2420048025</text:p>
              </table:table-cell>
              <table:table-cell office:value-type="float" office:value="80.2420048025">
                <text:p>80.2420048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81.9944501916">
                <text:p>81.9944501916</text:p>
              </table:table-cell>
              <table:table-cell office:value-type="float" office:value="78.292272454">
                <text:p>78.292272454</text:p>
              </table:table-cell>
              <table:table-cell office:value-type="float" office:value="78.292272454">
                <text:p>78.2922724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82.0035046862">
                <text:p>82.0035046862</text:p>
              </table:table-cell>
              <table:table-cell office:value-type="float" office:value="78.3063032096">
                <text:p>78.3063032096</text:p>
              </table:table-cell>
              <table:table-cell office:value-type="float" office:value="78.3063032096">
                <text:p>78.30630320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82.0035763968">
                <text:p>82.0035763968</text:p>
              </table:table-cell>
              <table:table-cell office:value-type="float" office:value="78.3064319078">
                <text:p>78.3064319078</text:p>
              </table:table-cell>
              <table:table-cell office:value-type="float" office:value="78.3064319078">
                <text:p>78.30643190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82.0027379004">
                <text:p>82.0027379004</text:p>
              </table:table-cell>
              <table:table-cell office:value-type="float" office:value="78.3049580451">
                <text:p>78.3049580451</text:p>
              </table:table-cell>
              <table:table-cell office:value-type="float" office:value="78.3049580451">
                <text:p>78.3049580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81.9908967424">
                <text:p>81.9908967424</text:p>
              </table:table-cell>
              <table:table-cell office:value-type="float" office:value="78.2883488247">
                <text:p>78.2883488247</text:p>
              </table:table-cell>
              <table:table-cell office:value-type="float" office:value="78.2883488247">
                <text:p>78.28834882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84.563480171">
                <text:p>84.563480171</text:p>
              </table:table-cell>
              <table:table-cell office:value-type="float" office:value="81.1334396594">
                <text:p>81.1334396594</text:p>
              </table:table-cell>
              <table:table-cell office:value-type="float" office:value="81.1334396594">
                <text:p>81.13343965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89.1672041127">
                <text:p>89.1672041127</text:p>
              </table:table-cell>
              <table:table-cell office:value-type="float" office:value="86.3349192772">
                <text:p>86.3349192772</text:p>
              </table:table-cell>
              <table:table-cell office:value-type="float" office:value="86.3349192772">
                <text:p>86.33491927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92.7337093839">
                <text:p>92.7337093839</text:p>
              </table:table-cell>
              <table:table-cell office:value-type="float" office:value="90.5020333392">
                <text:p>90.5020333392</text:p>
              </table:table-cell>
              <table:table-cell office:value-type="float" office:value="90.5020267725">
                <text:p>90.50202677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95.6633916397">
                <text:p>95.6633916397</text:p>
              </table:table-cell>
              <table:table-cell office:value-type="float" office:value="94.1521958757">
                <text:p>94.1521958757</text:p>
              </table:table-cell>
              <table:table-cell office:value-type="float" office:value="94.1521958757">
                <text:p>94.1521958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96.7430484888">
                <text:p>96.7430484888</text:p>
              </table:table-cell>
              <table:table-cell office:value-type="float" office:value="95.5035169857">
                <text:p>95.5035169857</text:p>
              </table:table-cell>
              <table:table-cell office:value-type="float" office:value="95.5035169857">
                <text:p>95.50351698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95.9206791594">
                <text:p>95.9206791594</text:p>
              </table:table-cell>
              <table:table-cell office:value-type="float" office:value="94.3702929249">
                <text:p>94.3702929249</text:p>
              </table:table-cell>
              <table:table-cell office:value-type="float" office:value="94.3702929249">
                <text:p>94.37029292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96.0422196759">
                <text:p>96.0422196759</text:p>
              </table:table-cell>
              <table:table-cell office:value-type="float" office:value="94.5473705185">
                <text:p>94.5473705185</text:p>
              </table:table-cell>
              <table:table-cell office:value-type="float" office:value="94.5473705185">
                <text:p>94.54737051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96.0768966296">
                <text:p>96.0768966296</text:p>
              </table:table-cell>
              <table:table-cell office:value-type="float" office:value="94.5905600002">
                <text:p>94.5905600002</text:p>
              </table:table-cell>
              <table:table-cell office:value-type="float" office:value="94.5905600002">
                <text:p>94.5905600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96.2299733647">
                <text:p>96.2299733647</text:p>
              </table:table-cell>
              <table:table-cell office:value-type="float" office:value="94.8009173042">
                <text:p>94.8009173042</text:p>
              </table:table-cell>
              <table:table-cell office:value-type="float" office:value="94.8009173042">
                <text:p>94.80091730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95.4617101546">
                <text:p>95.4617101546</text:p>
              </table:table-cell>
              <table:table-cell office:value-type="float" office:value="93.8067308109">
                <text:p>93.8067308109</text:p>
              </table:table-cell>
              <table:table-cell office:value-type="float" office:value="93.8067308109">
                <text:p>93.80673081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93.9588475047">
                <text:p>93.9588475047</text:p>
              </table:table-cell>
              <table:table-cell office:value-type="float" office:value="91.9333759287">
                <text:p>91.9333759287</text:p>
              </table:table-cell>
              <table:table-cell office:value-type="float" office:value="91.9333759287">
                <text:p>91.93337592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91.5194644827">
                <text:p>91.5194644827</text:p>
              </table:table-cell>
              <table:table-cell office:value-type="float" office:value="88.9333731616">
                <text:p>88.9333731616</text:p>
              </table:table-cell>
              <table:table-cell office:value-type="float" office:value="88.9333731616">
                <text:p>88.9333731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90.6527035915">
                <text:p>90.6527035915</text:p>
              </table:table-cell>
              <table:table-cell office:value-type="float" office:value="87.8698336579">
                <text:p>87.8698336579</text:p>
              </table:table-cell>
              <table:table-cell office:value-type="float" office:value="87.8698336579">
                <text:p>87.86983365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90.7876371537">
                <text:p>90.7876371537</text:p>
              </table:table-cell>
              <table:table-cell office:value-type="float" office:value="88.0526205174">
                <text:p>88.0526205174</text:p>
              </table:table-cell>
              <table:table-cell office:value-type="float" office:value="88.0526205174">
                <text:p>88.05262051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90.8039107642">
                <text:p>90.8039107642</text:p>
              </table:table-cell>
              <table:table-cell office:value-type="float" office:value="88.0762260085">
                <text:p>88.0762260085</text:p>
              </table:table-cell>
              <table:table-cell office:value-type="float" office:value="88.0762260085">
                <text:p>88.0762260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90.7386324723">
                <text:p>90.7386324723</text:p>
              </table:table-cell>
              <table:table-cell office:value-type="float" office:value="87.9848545052">
                <text:p>87.9848545052</text:p>
              </table:table-cell>
              <table:table-cell office:value-type="float" office:value="87.9848545052">
                <text:p>87.98485450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90.5654381177">
                <text:p>90.5654381177</text:p>
              </table:table-cell>
              <table:table-cell office:value-type="float" office:value="87.7515029372">
                <text:p>87.7515029372</text:p>
              </table:table-cell>
              <table:table-cell office:value-type="float" office:value="87.7515029372">
                <text:p>87.75150293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93.4095839584">
                <text:p>93.4095839584</text:p>
              </table:table-cell>
              <table:table-cell office:value-type="float" office:value="91.2684021511">
                <text:p>91.2684021511</text:p>
              </table:table-cell>
              <table:table-cell office:value-type="float" office:value="91.2684021511">
                <text:p>91.26840215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95.1557186945">
                <text:p>95.1557186945</text:p>
              </table:table-cell>
              <table:table-cell office:value-type="float" office:value="93.4462494644">
                <text:p>93.4462494644</text:p>
              </table:table-cell>
              <table:table-cell office:value-type="float" office:value="93.4462494644">
                <text:p>93.44624946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94.466925176">
                <text:p>94.466925176</text:p>
              </table:table-cell>
              <table:table-cell office:value-type="float" office:value="92.4914135042">
                <text:p>92.4914135042</text:p>
              </table:table-cell>
              <table:table-cell office:value-type="float" office:value="92.4914135042">
                <text:p>92.49141350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94.6209219754">
                <text:p>94.6209219754</text:p>
              </table:table-cell>
              <table:table-cell office:value-type="float" office:value="92.6976639492">
                <text:p>92.6976639492</text:p>
              </table:table-cell>
              <table:table-cell office:value-type="float" office:value="92.6976639492">
                <text:p>92.69766394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94.7839765338">
                <text:p>94.7839765338</text:p>
              </table:table-cell>
              <table:table-cell office:value-type="float" office:value="92.9189310114">
                <text:p>92.9189310114</text:p>
              </table:table-cell>
              <table:table-cell office:value-type="float" office:value="92.9189310114">
                <text:p>92.91893101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94.7193555454">
                <text:p>94.7193555454</text:p>
              </table:table-cell>
              <table:table-cell office:value-type="float" office:value="92.8377943961">
                <text:p>92.8377943961</text:p>
              </table:table-cell>
              <table:table-cell office:value-type="float" office:value="92.8377943961">
                <text:p>92.83779439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93.9272690098">
                <text:p>93.9272690098</text:p>
              </table:table-cell>
              <table:table-cell office:value-type="float" office:value="91.7791012174">
                <text:p>91.7791012174</text:p>
              </table:table-cell>
              <table:table-cell office:value-type="float" office:value="91.7791012174">
                <text:p>91.77910121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94.6378772433">
                <text:p>94.6378772433</text:p>
              </table:table-cell>
              <table:table-cell office:value-type="float" office:value="92.7120340345">
                <text:p>92.7120340345</text:p>
              </table:table-cell>
              <table:table-cell office:value-type="float" office:value="92.7120340345">
                <text:p>92.7120340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94.1198313747">
                <text:p>94.1198313747</text:p>
              </table:table-cell>
              <table:table-cell office:value-type="float" office:value="93.6830049428">
                <text:p>93.6830049428</text:p>
              </table:table-cell>
              <table:table-cell office:value-type="float" office:value="93.6830049428">
                <text:p>93.68300494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94.4057198797">
                <text:p>94.4057198797</text:p>
              </table:table-cell>
              <table:table-cell office:value-type="float" office:value="93.9680677829">
                <text:p>93.9680677829</text:p>
              </table:table-cell>
              <table:table-cell office:value-type="float" office:value="93.9680677829">
                <text:p>93.96806778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94.3453232325">
                <text:p>94.3453232325</text:p>
              </table:table-cell>
              <table:table-cell office:value-type="float" office:value="93.9022938397">
                <text:p>93.9022938397</text:p>
              </table:table-cell>
              <table:table-cell office:value-type="float" office:value="93.9022938397">
                <text:p>93.90229383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94.6251171159">
                <text:p>94.6251171159</text:p>
              </table:table-cell>
              <table:table-cell office:value-type="float" office:value="94.194659696">
                <text:p>94.194659696</text:p>
              </table:table-cell>
              <table:table-cell office:value-type="float" office:value="94.194659696">
                <text:p>94.1946596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95.8078315157">
                <text:p>95.8078315157</text:p>
              </table:table-cell>
              <table:table-cell office:value-type="float" office:value="94.9828879976">
                <text:p>94.9828879976</text:p>
              </table:table-cell>
              <table:table-cell office:value-type="float" office:value="94.9698262116">
                <text:p>94.96982621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94.1308645603">
                <text:p>94.1308645603</text:p>
              </table:table-cell>
              <table:table-cell office:value-type="float" office:value="93.6981065137">
                <text:p>93.6981065137</text:p>
              </table:table-cell>
              <table:table-cell office:value-type="float" office:value="93.6981065137">
                <text:p>93.69810651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91.4941569999">
                <text:p>91.4941569999</text:p>
              </table:table-cell>
              <table:table-cell office:value-type="float" office:value="90.9465689908">
                <text:p>90.9465689908</text:p>
              </table:table-cell>
              <table:table-cell office:value-type="float" office:value="90.9465689908">
                <text:p>90.94656899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87.1737717126">
                <text:p>87.1737717126</text:p>
              </table:table-cell>
              <table:table-cell office:value-type="float" office:value="86.4047589222">
                <text:p>86.4047589222</text:p>
              </table:table-cell>
              <table:table-cell office:value-type="float" office:value="86.4047589222">
                <text:p>86.40475892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82.131395431">
                <text:p>82.131395431</text:p>
              </table:table-cell>
              <table:table-cell office:value-type="float" office:value="68.9395913848">
                <text:p>68.9395913848</text:p>
              </table:table-cell>
              <table:table-cell office:value-type="float" office:value="68.2194550289">
                <text:p>68.21945502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76.0435748742">
                <text:p>76.0435748742</text:p>
              </table:table-cell>
              <table:table-cell office:value-type="float" office:value="58.0491743054">
                <text:p>58.0491743054</text:p>
              </table:table-cell>
              <table:table-cell office:value-type="float" office:value="57.9478085398">
                <text:p>57.94780853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68.8304858434">
                <text:p>68.8304858434</text:p>
              </table:table-cell>
              <table:table-cell office:value-type="float" office:value="53.5324123711">
                <text:p>53.5324123711</text:p>
              </table:table-cell>
              <table:table-cell office:value-type="float" office:value="54.6322771411">
                <text:p>54.6322771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0.7359380445">
                <text:p>60.7359380445</text:p>
              </table:table-cell>
              <table:table-cell office:value-type="float" office:value="60.5239500152">
                <text:p>60.5239500152</text:p>
              </table:table-cell>
              <table:table-cell office:value-type="float" office:value="60.5239500152">
                <text:p>60.52395001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56.3451012823">
                <text:p>56.3451012823</text:p>
              </table:table-cell>
              <table:table-cell office:value-type="float" office:value="56.0786020828">
                <text:p>56.0786020828</text:p>
              </table:table-cell>
              <table:table-cell office:value-type="float" office:value="56.0786020828">
                <text:p>56.07860208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56.3451012823">
                <text:p>56.3451012823</text:p>
              </table:table-cell>
              <table:table-cell office:value-type="float" office:value="56.0786020828">
                <text:p>56.0786020828</text:p>
              </table:table-cell>
              <table:table-cell office:value-type="float" office:value="56.0786020828">
                <text:p>56.07860208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